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3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0.141cm solid #000000" fo:border-right="none" fo:border-top="0.141cm solid #000000"/>
    </style:style>
    <style:style style:name="ce3" style:family="table-cell" style:parent-style-name="Default">
      <style:table-cell-properties fo:border-bottom="none" fo:background-color="#e6e6ff" fo:border-left="0.141cm solid #000000" fo:border-right="none" fo:border-top="none"/>
    </style:style>
    <style:style style:name="ce4" style:family="table-cell" style:parent-style-name="Default">
      <style:table-cell-properties fo:border-bottom="0.141cm solid #000000" fo:background-color="#e6e6ff" fo:border-left="0.141cm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141cm solid #000000"/>
    </style:style>
    <style:style style:name="ce11" style:family="table-cell" style:parent-style-name="Default">
      <style:table-cell-properties fo:border-bottom="0.141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0.141cm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141cm solid #000000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3])" style:apply-style-name="active" style:base-cell-address="HumanInput.I3"/>
    </style:style>
    <style:style style:name="ce37" style:family="table-cell" style:parent-style-name="active">
      <style:table-cell-properties fo:border-bottom="none" fo:background-color="transparent" fo:border-left="none" fo:border-right="0.002cm solid #000000" fo:border-top="none"/>
      <style:text-properties fo:color="#cccccc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9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40])" style:apply-style-name="active" style:base-cell-address="HumanInput.K3"/>
    </style:style>
    <style:style style:name="ce40" style:family="table-cell" style:parent-style-name="Default">
      <style:text-properties fo:color="#cccccc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42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43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44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45" style:family="table-cell" style:parent-style-name="Default" style:data-style-name="N0">
      <style:table-cell-properties fo:background-color="#99ccff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8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9" style:family="table-cell" style:parent-style-name="Default">
      <style:table-cell-properties fo:background-color="#cccccc"/>
    </style:style>
    <style:style style:name="T1" style:family="text">
      <style:text-properties style:font-size-asian="20pt" style:font-size-complex="20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HumanInput" table:style-name="ta1" table:print="false"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1" table:number-columns-repeated="7" table:default-cell-style-name="ce40"/>
        <table:table-column table:style-name="co1" table:default-cell-style-name="Default"/>
        <table:table-row table:style-name="ro1">
          <table:table-cell table:style-name="ce1"/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2"/>
          <table:table-cell table:style-name="ce32"/>
          <table:table-cell table:style-name="ce35" office:value-type="string" table:number-columns-spanned="3" table:number-rows-spanned="1">
            <text:p>transportable stuff is printed <text:span text:style-name="T2">bold</text:span></text:p>
          </table:table-cell>
          <table:covered-table-cell table:number-columns-repeated="2"/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office:value-type="string">
            <text:p>Allow by</text:p>
          </table:table-cell>
          <table:table-cell office:value-type="string">
            <text:p>Allowed by</text:p>
          </table:table-cell>
          <table:table-cell office:value-type="string">
            <text:p>Disallowed by</text:p>
          </table:table-cell>
          <table:table-cell table:style-name="ce41" table:number-columns-repeated="3"/>
          <table:table-cell table:number-columns-repeated="2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3" office:value-type="string">
            <text:p>xor value</text:p>
          </table:table-cell>
          <table:table-cell table:style-name="ce21"/>
          <table:table-cell/>
          <table:table-cell office:value-type="string">
            <text:p>Allow (28)</text:p>
          </table:table-cell>
          <table:table-cell table:style-name="ce13" office:value-type="string">
            <text:p>Disallow (29)</text:p>
          </table:table-cell>
          <table:table-cell table:style-name="ce28"/>
          <table:table-cell table:number-columns-repeated="3"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office:value-type="string">
            <text:p>classes</text:p>
          </table:table-cell>
          <table:table-cell office:value-type="string">
            <text:p>A class</text:p>
          </table:table-cell>
          <table:table-cell office:value-type="string">
            <text:p>All classes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style-name="ce10" table:formula="of:=LOOKUP([.A3];[DefineCargoClasses.A$4:.A$78];[DefineCargoClasses.B$4:.B$78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Passenger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4]" office:value-type="string" office:string-value="ALUM">
            <text:p>ALUM</text:p>
          </table:table-cell>
          <table:table-cell table:style-name="ce36" table:formula="of:=[DefineCargoClasses.B4]" office:value-type="string" office:string-value="Aluminum">
            <text:p>Aluminum</text:p>
          </table:table-cell>
          <table:table-cell table:style-name="ce33" table:formula="of:=[DefineCargoClasses.$A41]" office:value-type="string" office:string-value="MAIL">
            <text:p>MAIL</text:p>
          </table:table-cell>
          <table:table-cell table:style-name="ce39" table:formula="of:=[DefineCargoClasses.$B41]" office:value-type="string" office:string-value="Mail">
            <text:p>Mail</text:p>
          </table:table-cell>
          <table:table-cell table:formula="of:=[.M3]&lt;&gt;[.P3]" office:value-type="boolean" office:boolean-value="false">
            <text:p>FALSE</text:p>
          </table:table-cell>
          <table:table-cell table:formula="of:=IF([.N3];[.O3];0)" office:value-type="float" office:value="0">
            <text:p>0</text:p>
          </table:table-cell>
          <table:table-cell table:formula="of:=NOT(ISNA([.O3]))" office:value-type="boolean" office:boolean-value="false">
            <text:p>FALSE</text:p>
          </table:table-cell>
          <table:table-cell table:formula="of:=VLOOKUP([.H3];[.A$3:.C$35];3;0)" office:value-type="float" office:value="0">
            <text:p>#N/A</text:p>
          </table:table-cell>
          <table:table-cell table:formula="of:=AND([.Q3];NOT([.R3]))" office:value-type="boolean" office:boolean-value="false">
            <text:p>FALSE</text:p>
          </table:table-cell>
          <table:table-cell table:formula="of:=([.F$3]*[DefineCargoClasses.$C4]+[.F$4]*[DefineCargoClasses.$D4]+[.F$5]*[DefineCargoClasses.$E4]+[.F$6]*[DefineCargoClasses.$F4]+[.F$7]*[DefineCargoClasses.$G4]+[.F$8]*[DefineCargoClasses.$H4]+[.F$9]*[DefineCargoClasses.$I4]+[.F$10]*[DefineCargoClasses.$J4]+[.F$11]*[DefineCargoClasses.$K4]+[.F$12]*[DefineCargoClasses.$L4])&gt;0" office:value-type="boolean" office:boolean-value="false">
            <text:p>FALSE</text:p>
          </table:table-cell>
          <table:table-cell table:formula="of:=([.G$3]*[DefineCargoClasses.$C4]+[.G$4]*[DefineCargoClasses.$D4]+[.G$5]*[DefineCargoClasses.$E4]+[.G$6]*[DefineCargoClasses.$F4]+[.G$7]*[DefineCargoClasses.$G4]+[.G$8]*[DefineCargoClasses.$H4]+[.G$9]*[DefineCargoClasses.$I4]+[.G$10]*[DefineCargoClasses.$J4]+[.G$11]*[DefineCargoClasses.$K4]+[.G$12]*[DefineCargoClasses.$L4])=SUM([DefineCargoClasses.C4:.M4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S3]*[.C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U3]*[.F3]" office:value-type="float" office:value="0">
            <text:p>0</text:p>
          </table:table-cell>
          <table:table-cell table:style-name="ce40" table:formula="of:=[.$U3]*[.G3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ATR</text:p>
          </table:table-cell>
          <table:table-cell table:formula="of:=LOOKUP([.A4];[DefineCargoClasses.A$4:.A$78];[DefineCargoClasses.B$4:.B$78])" office:value-type="string" office:string-value="Water">
            <text:p>Water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Mail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5]" office:value-type="string" office:string-value="AORE">
            <text:p>AORE</text:p>
          </table:table-cell>
          <table:table-cell table:style-name="ce36" table:formula="of:=[DefineCargoClasses.B5]" office:value-type="string" office:string-value="Bauxite">
            <text:p>Bauxite</text:p>
          </table:table-cell>
          <table:table-cell table:style-name="ce33" table:formula="of:=[DefineCargoClasses.$A42]" office:value-type="string" office:string-value="MAIZ">
            <text:p>MAIZ</text:p>
          </table:table-cell>
          <table:table-cell table:style-name="ce39" table:formula="of:=[DefineCargoClasses.$B42]" office:value-type="string" office:string-value="Maize">
            <text:p>Maize</text:p>
          </table:table-cell>
          <table:table-cell table:formula="of:=[.M4]&lt;&gt;[.P4]" office:value-type="boolean" office:boolean-value="false">
            <text:p>FALSE</text:p>
          </table:table-cell>
          <table:table-cell table:formula="of:=IF([.N4];[.O4];0)" office:value-type="float" office:value="0">
            <text:p>0</text:p>
          </table:table-cell>
          <table:table-cell table:formula="of:=NOT(ISNA([.O4]))" office:value-type="boolean" office:boolean-value="false">
            <text:p>FALSE</text:p>
          </table:table-cell>
          <table:table-cell table:formula="of:=VLOOKUP([.H4];[.A$3:.C$35];3;0)" office:value-type="float" office:value="0">
            <text:p>#N/A</text:p>
          </table:table-cell>
          <table:table-cell table:formula="of:=AND([.Q4];NOT([.R4]))" office:value-type="boolean" office:boolean-value="false">
            <text:p>FALSE</text:p>
          </table:table-cell>
          <table:table-cell table:formula="of:=([.F$3]*[DefineCargoClasses.C5]+[.F$4]*[DefineCargoClasses.D5]+[.F$5]*[DefineCargoClasses.E5]+[.F$6]*[DefineCargoClasses.F5]+[.F$7]*[DefineCargoClasses.G5]+[.F$8]*[DefineCargoClasses.H5]+[.F$9]*[DefineCargoClasses.I5]+[.F$10]*[DefineCargoClasses.J5]+[.F$11]*[DefineCargoClasses.K5]+[.F$12]*[DefineCargoClasses.L5])&gt;0" office:value-type="boolean" office:boolean-value="false">
            <text:p>FALSE</text:p>
          </table:table-cell>
          <table:table-cell table:formula="of:=([.G$3]*[DefineCargoClasses.$C5]+[.G$4]*[DefineCargoClasses.$D5]+[.G$5]*[DefineCargoClasses.$E5]+[.G$6]*[DefineCargoClasses.$F5]+[.G$7]*[DefineCargoClasses.$G5]+[.G$8]*[DefineCargoClasses.$H5]+[.G$9]*[DefineCargoClasses.$I5]+[.G$10]*[DefineCargoClasses.$J5]+[.G$11]*[DefineCargoClasses.$K5]+[.G$12]*[DefineCargoClasses.$L5])=SUM([DefineCargoClasses.C5:.M5]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S4]*[.C4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$U4]*[.F4]" office:value-type="float" office:value="0">
            <text:p>0</text:p>
          </table:table-cell>
          <table:table-cell table:style-name="ce40" table:formula="of:=[.$U4]*[.G4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RUBB</text:p>
          </table:table-cell>
          <table:table-cell table:formula="of:=LOOKUP([.A5];[DefineCargoClasses.A$4:.A$78];[DefineCargoClasses.B$4:.B$78])" office:value-type="string" office:string-value="Refinery Products (ECS) / Chemicals (FIRS)">
            <text:p>Refinery Products (ECS) / Chemical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Express (Goods,Food,Candy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6]" office:value-type="string" office:string-value="BATT">
            <text:p>BATT</text:p>
          </table:table-cell>
          <table:table-cell table:style-name="ce36" table:formula="of:=[DefineCargoClasses.B6]" office:value-type="string" office:string-value="Batteries">
            <text:p>Batteries</text:p>
          </table:table-cell>
          <table:table-cell table:style-name="ce33" table:formula="of:=[DefineCargoClasses.$A43]" office:value-type="string" office:string-value="MILK">
            <text:p>MILK</text:p>
          </table:table-cell>
          <table:table-cell table:style-name="ce39" table:formula="of:=[DefineCargoClasses.$B43]" office:value-type="string" office:string-value="Milk">
            <text:p>Milk</text:p>
          </table:table-cell>
          <table:table-cell table:formula="of:=[.M5]&lt;&gt;[.P5]" office:value-type="boolean" office:boolean-value="false">
            <text:p>FALSE</text:p>
          </table:table-cell>
          <table:table-cell table:formula="of:=IF([.N5];[.O5];0)" office:value-type="float" office:value="0">
            <text:p>0</text:p>
          </table:table-cell>
          <table:table-cell table:formula="of:=NOT(ISNA([.O5]))" office:value-type="boolean" office:boolean-value="false">
            <text:p>FALSE</text:p>
          </table:table-cell>
          <table:table-cell table:formula="of:=VLOOKUP([.H5];[.A$3:.C$35];3;0)" office:value-type="float" office:value="0">
            <text:p>#N/A</text:p>
          </table:table-cell>
          <table:table-cell table:formula="of:=AND([.Q5];NOT([.R5]))" office:value-type="boolean" office:boolean-value="false">
            <text:p>FALSE</text:p>
          </table:table-cell>
          <table:table-cell table:formula="of:=([.F$3]*[DefineCargoClasses.C6]+[.F$4]*[DefineCargoClasses.D6]+[.F$5]*[DefineCargoClasses.E6]+[.F$6]*[DefineCargoClasses.F6]+[.F$7]*[DefineCargoClasses.G6]+[.F$8]*[DefineCargoClasses.H6]+[.F$9]*[DefineCargoClasses.I6]+[.F$10]*[DefineCargoClasses.J6]+[.F$11]*[DefineCargoClasses.K6]+[.F$12]*[DefineCargoClasses.L6])&gt;0" office:value-type="boolean" office:boolean-value="false">
            <text:p>FALSE</text:p>
          </table:table-cell>
          <table:table-cell table:formula="of:=([.G$3]*[DefineCargoClasses.$C6]+[.G$4]*[DefineCargoClasses.$D6]+[.G$5]*[DefineCargoClasses.$E6]+[.G$6]*[DefineCargoClasses.$F6]+[.G$7]*[DefineCargoClasses.$G6]+[.G$8]*[DefineCargoClasses.$H6]+[.G$9]*[DefineCargoClasses.$I6]+[.G$10]*[DefineCargoClasses.$J6]+[.G$11]*[DefineCargoClasses.$K6]+[.G$12]*[DefineCargoClasses.$L6])=SUM([DefineCargoClasses.C6:.M6]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formula="of:=[.S5]*[.C5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$U5]*[.F5]" office:value-type="float" office:value="0">
            <text:p>0</text:p>
          </table:table-cell>
          <table:table-cell table:style-name="ce40" table:formula="of:=[.$U5]*[.G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IL</text:p>
          </table:table-cell>
          <table:table-cell table:formula="of:=LOOKUP([.A6];[DefineCargoClasses.A$4:.A$78];[DefineCargoClasses.B$4:.B$78])" office:value-type="string" office:string-value="Mail">
            <text:p>Ma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Armored cargo (Valuables,Gold,Diamonds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7]" office:value-type="string" office:string-value="BRCK">
            <text:p>BRCK</text:p>
          </table:table-cell>
          <table:table-cell table:style-name="ce36" table:formula="of:=[DefineCargoClasses.B7]" office:value-type="string" office:string-value="Bricks">
            <text:p>Bricks</text:p>
          </table:table-cell>
          <table:table-cell table:style-name="ce33" table:formula="of:=[DefineCargoClasses.$A44]" office:value-type="string" office:string-value="OIL_">
            <text:p>OIL_</text:p>
          </table:table-cell>
          <table:table-cell table:style-name="ce39" table:formula="of:=[DefineCargoClasses.$B44]" office:value-type="string" office:string-value="Oil">
            <text:p>Oil</text:p>
          </table:table-cell>
          <table:table-cell table:formula="of:=[.M6]&lt;&gt;[.P6]" office:value-type="boolean" office:boolean-value="false">
            <text:p>FALSE</text:p>
          </table:table-cell>
          <table:table-cell table:formula="of:=IF([.N6];[.O6];0)" office:value-type="float" office:value="0">
            <text:p>0</text:p>
          </table:table-cell>
          <table:table-cell table:formula="of:=NOT(ISNA([.O6]))" office:value-type="boolean" office:boolean-value="false">
            <text:p>FALSE</text:p>
          </table:table-cell>
          <table:table-cell table:formula="of:=VLOOKUP([.H6];[.A$3:.C$35];3;0)" office:value-type="float" office:value="0">
            <text:p>#N/A</text:p>
          </table:table-cell>
          <table:table-cell table:formula="of:=AND([.Q6];NOT([.R6]))" office:value-type="boolean" office:boolean-value="false">
            <text:p>FALSE</text:p>
          </table:table-cell>
          <table:table-cell table:formula="of:=([.F$3]*[DefineCargoClasses.C7]+[.F$4]*[DefineCargoClasses.D7]+[.F$5]*[DefineCargoClasses.E7]+[.F$6]*[DefineCargoClasses.F7]+[.F$7]*[DefineCargoClasses.G7]+[.F$8]*[DefineCargoClasses.H7]+[.F$9]*[DefineCargoClasses.I7]+[.F$10]*[DefineCargoClasses.J7]+[.F$11]*[DefineCargoClasses.K7]+[.F$12]*[DefineCargoClasses.L7])&gt;0" office:value-type="boolean" office:boolean-value="false">
            <text:p>FALSE</text:p>
          </table:table-cell>
          <table:table-cell table:formula="of:=([.G$3]*[DefineCargoClasses.$C7]+[.G$4]*[DefineCargoClasses.$D7]+[.G$5]*[DefineCargoClasses.$E7]+[.G$6]*[DefineCargoClasses.$F7]+[.G$7]*[DefineCargoClasses.$G7]+[.G$8]*[DefineCargoClasses.$H7]+[.G$9]*[DefineCargoClasses.$I7]+[.G$10]*[DefineCargoClasses.$J7]+[.G$11]*[DefineCargoClasses.$K7]+[.G$12]*[DefineCargoClasses.$L7])=SUM([DefineCargoClasses.C7:.M7])"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formula="of:=[.S6]*[.C6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$U6]*[.F6]" office:value-type="float" office:value="0">
            <text:p>0</text:p>
          </table:table-cell>
          <table:table-cell table:style-name="ce40" table:formula="of:=[.$U6]*[.G6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OIL_</text:p>
          </table:table-cell>
          <table:table-cell table:formula="of:=LOOKUP([.A7];[DefineCargoClasses.A$4:.A$78];[DefineCargoClasses.B$4:.B$78])" office:value-type="string" office:string-value="Oil">
            <text:p>O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Bulk freight (Coal, Grain, etc, Ore, Fruit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8]" office:value-type="string" office:string-value="BUBL">
            <text:p>BUBL</text:p>
          </table:table-cell>
          <table:table-cell table:style-name="ce36" table:formula="of:=[DefineCargoClasses.B8]" office:value-type="string" office:string-value="Bubbles">
            <text:p>Bubbles</text:p>
          </table:table-cell>
          <table:table-cell table:style-name="ce33" table:formula="of:=[DefineCargoClasses.$A45]" office:value-type="string" office:string-value="OLSD">
            <text:p>OLSD</text:p>
          </table:table-cell>
          <table:table-cell table:style-name="ce39" table:formula="of:=[DefineCargoClasses.$B45]" office:value-type="string" office:string-value="Oil seeds">
            <text:p>Oil seeds</text:p>
          </table:table-cell>
          <table:table-cell table:formula="of:=[.M7]&lt;&gt;[.P7]" office:value-type="boolean" office:boolean-value="false">
            <text:p>FALSE</text:p>
          </table:table-cell>
          <table:table-cell table:formula="of:=IF([.N7];[.O7];0)" office:value-type="float" office:value="0">
            <text:p>0</text:p>
          </table:table-cell>
          <table:table-cell table:formula="of:=NOT(ISNA([.O7]))" office:value-type="boolean" office:boolean-value="false">
            <text:p>FALSE</text:p>
          </table:table-cell>
          <table:table-cell table:formula="of:=VLOOKUP([.H7];[.A$3:.C$35];3;0)" office:value-type="float" office:value="0">
            <text:p>#N/A</text:p>
          </table:table-cell>
          <table:table-cell table:formula="of:=AND([.Q7];NOT([.R7]))" office:value-type="boolean" office:boolean-value="false">
            <text:p>FALSE</text:p>
          </table:table-cell>
          <table:table-cell table:formula="of:=([.F$3]*[DefineCargoClasses.C8]+[.F$4]*[DefineCargoClasses.D8]+[.F$5]*[DefineCargoClasses.E8]+[.F$6]*[DefineCargoClasses.F8]+[.F$7]*[DefineCargoClasses.G8]+[.F$8]*[DefineCargoClasses.H8]+[.F$9]*[DefineCargoClasses.I8]+[.F$10]*[DefineCargoClasses.J8]+[.F$11]*[DefineCargoClasses.K8]+[.F$12]*[DefineCargoClasses.L8])&gt;0" office:value-type="boolean" office:boolean-value="false">
            <text:p>FALSE</text:p>
          </table:table-cell>
          <table:table-cell table:formula="of:=([.G$3]*[DefineCargoClasses.$C8]+[.G$4]*[DefineCargoClasses.$D8]+[.G$5]*[DefineCargoClasses.$E8]+[.G$6]*[DefineCargoClasses.$F8]+[.G$7]*[DefineCargoClasses.$G8]+[.G$8]*[DefineCargoClasses.$H8]+[.G$9]*[DefineCargoClasses.$I8]+[.G$10]*[DefineCargoClasses.$J8]+[.G$11]*[DefineCargoClasses.$K8]+[.G$12]*[DefineCargoClasses.$L8])=SUM([DefineCargoClasses.C8:.M8])" office:value-type="boolean" office:boolean-value="false">
            <text:p>FALSE</text:p>
          </table:table-cell>
          <table:table-cell office:value-type="float" office:value="16">
            <text:p>16</text:p>
          </table:table-cell>
          <table:table-cell table:formula="of:=[.S7]*[.C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$U7]*[.F7]" office:value-type="float" office:value="0">
            <text:p>0</text:p>
          </table:table-cell>
          <table:table-cell table:style-name="ce40" table:formula="of:=[.$U7]*[.G7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LVST</text:p>
          </table:table-cell>
          <table:table-cell table:formula="of:=LOOKUP([.A8];[DefineCargoClasses.A$4:.A$78];[DefineCargoClasses.B$4:.B$78])" office:value-type="string" office:string-value="Livestock">
            <text:p>Livestock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Piece goods (Livestock, Wood, Steel, Paper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9]" office:value-type="string" office:string-value="CERA">
            <text:p>CERA</text:p>
          </table:table-cell>
          <table:table-cell table:style-name="ce36" table:formula="of:=[DefineCargoClasses.B9]" office:value-type="string" office:string-value="Ceramics">
            <text:p>Ceramics</text:p>
          </table:table-cell>
          <table:table-cell table:style-name="ce33" table:formula="of:=[DefineCargoClasses.$A46]" office:value-type="string" office:string-value="PAPR">
            <text:p>PAPR</text:p>
          </table:table-cell>
          <table:table-cell table:style-name="ce39" table:formula="of:=[DefineCargoClasses.$B46]" office:value-type="string" office:string-value="Paper">
            <text:p>Paper</text:p>
          </table:table-cell>
          <table:table-cell table:formula="of:=[.M8]&lt;&gt;[.P8]" office:value-type="boolean" office:boolean-value="false">
            <text:p>FALSE</text:p>
          </table:table-cell>
          <table:table-cell table:formula="of:=IF([.N8];[.O8];0)" office:value-type="float" office:value="0">
            <text:p>0</text:p>
          </table:table-cell>
          <table:table-cell table:formula="of:=NOT(ISNA([.O8]))" office:value-type="boolean" office:boolean-value="false">
            <text:p>FALSE</text:p>
          </table:table-cell>
          <table:table-cell table:formula="of:=VLOOKUP([.H8];[.A$3:.C$35];3;0)" office:value-type="float" office:value="0">
            <text:p>#N/A</text:p>
          </table:table-cell>
          <table:table-cell table:formula="of:=AND([.Q8];NOT([.R8]))" office:value-type="boolean" office:boolean-value="false">
            <text:p>FALSE</text:p>
          </table:table-cell>
          <table:table-cell table:formula="of:=([.F$3]*[DefineCargoClasses.C9]+[.F$4]*[DefineCargoClasses.D9]+[.F$5]*[DefineCargoClasses.E9]+[.F$6]*[DefineCargoClasses.F9]+[.F$7]*[DefineCargoClasses.G9]+[.F$8]*[DefineCargoClasses.H9]+[.F$9]*[DefineCargoClasses.I9]+[.F$10]*[DefineCargoClasses.J9]+[.F$11]*[DefineCargoClasses.K9]+[.F$12]*[DefineCargoClasses.L9])&gt;0" office:value-type="boolean" office:boolean-value="false">
            <text:p>FALSE</text:p>
          </table:table-cell>
          <table:table-cell table:formula="of:=([.G$3]*[DefineCargoClasses.$C9]+[.G$4]*[DefineCargoClasses.$D9]+[.G$5]*[DefineCargoClasses.$E9]+[.G$6]*[DefineCargoClasses.$F9]+[.G$7]*[DefineCargoClasses.$G9]+[.G$8]*[DefineCargoClasses.$H9]+[.G$9]*[DefineCargoClasses.$I9]+[.G$10]*[DefineCargoClasses.$J9]+[.G$11]*[DefineCargoClasses.$K9]+[.G$12]*[DefineCargoClasses.$L9])=SUM([DefineCargoClasses.C9:.M9])" office:value-type="boolean" office:boolean-value="false">
            <text:p>FALSE</text:p>
          </table:table-cell>
          <table:table-cell office:value-type="float" office:value="32">
            <text:p>32</text:p>
          </table:table-cell>
          <table:table-cell table:formula="of:=[.S8]*[.C8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$U8]*[.F8]" office:value-type="float" office:value="0">
            <text:p>0</text:p>
          </table:table-cell>
          <table:table-cell table:style-name="ce40" table:formula="of:=[.$U8]*[.G8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OOD</text:p>
          </table:table-cell>
          <table:table-cell table:formula="of:=LOOKUP([.A9];[DefineCargoClasses.A$4:.A$78];[DefineCargoClasses.B$4:.B$78])" office:value-type="string" office:string-value="Goods (FIRS)">
            <text:p>Good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Liquids (Oil, Water, Rubber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0]" office:value-type="string" office:string-value="CERE">
            <text:p>CERE</text:p>
          </table:table-cell>
          <table:table-cell table:style-name="ce36" table:formula="of:=[DefineCargoClasses.B10]" office:value-type="string" office:string-value="Cereals">
            <text:p>Cereals</text:p>
          </table:table-cell>
          <table:table-cell table:style-name="ce33" table:formula="of:=[DefineCargoClasses.$A47]" office:value-type="string" office:string-value="PART">
            <text:p>PART</text:p>
          </table:table-cell>
          <table:table-cell table:style-name="ce39" table:formula="of:=[DefineCargoClasses.$B47]" office:value-type="string" office:string-value="Parts (FIRS)">
            <text:p>Parts (FIRS)</text:p>
          </table:table-cell>
          <table:table-cell table:formula="of:=[.M9]&lt;&gt;[.P9]" office:value-type="boolean" office:boolean-value="false">
            <text:p>FALSE</text:p>
          </table:table-cell>
          <table:table-cell table:formula="of:=IF([.N9];[.O9];0)" office:value-type="float" office:value="0">
            <text:p>0</text:p>
          </table:table-cell>
          <table:table-cell table:formula="of:=NOT(ISNA([.O9]))" office:value-type="boolean" office:boolean-value="true">
            <text:p>TRUE</text:p>
          </table:table-cell>
          <table:table-cell table:formula="of:=VLOOKUP([.H9];[.A$3:.C$35];3;0)" office:value-type="float" office:value="0">
            <text:p>0</text:p>
          </table:table-cell>
          <table:table-cell table:formula="of:=AND([.Q9];NOT([.R9]))" office:value-type="boolean" office:boolean-value="false">
            <text:p>FALSE</text:p>
          </table:table-cell>
          <table:table-cell table:formula="of:=([.F$3]*[DefineCargoClasses.C10]+[.F$4]*[DefineCargoClasses.D10]+[.F$5]*[DefineCargoClasses.E10]+[.F$6]*[DefineCargoClasses.F10]+[.F$7]*[DefineCargoClasses.G10]+[.F$8]*[DefineCargoClasses.H10]+[.F$9]*[DefineCargoClasses.I10]+[.F$10]*[DefineCargoClasses.J10]+[.F$11]*[DefineCargoClasses.K10]+[.F$12]*[DefineCargoClasses.L10])&gt;0" office:value-type="boolean" office:boolean-value="false">
            <text:p>FALSE</text:p>
          </table:table-cell>
          <table:table-cell table:formula="of:=([.G$3]*[DefineCargoClasses.$C10]+[.G$4]*[DefineCargoClasses.$D10]+[.G$5]*[DefineCargoClasses.$E10]+[.G$6]*[DefineCargoClasses.$F10]+[.G$7]*[DefineCargoClasses.$G10]+[.G$8]*[DefineCargoClasses.$H10]+[.G$9]*[DefineCargoClasses.$I10]+[.G$10]*[DefineCargoClasses.$J10]+[.G$11]*[DefineCargoClasses.$K10]+[.G$12]*[DefineCargoClasses.$L10])=SUM([DefineCargoClasses.C10:.M10])" office:value-type="boolean" office:boolean-value="false">
            <text:p>FALSE</text:p>
          </table:table-cell>
          <table:table-cell office:value-type="float" office:value="64">
            <text:p>64</text:p>
          </table:table-cell>
          <table:table-cell table:formula="of:=[.S9]*[.C9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.$U9]*[.F9]" office:value-type="float" office:value="0">
            <text:p>0</text:p>
          </table:table-cell>
          <table:table-cell table:style-name="ce40" table:formula="of:=[.$U9]*[.G9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CERE</text:p>
          </table:table-cell>
          <table:table-cell table:formula="of:=LOOKUP([.A10];[DefineCargoClasses.A$4:.A$78];[DefineCargoClasses.B$4:.B$78])" office:value-type="string" office:string-value="Cereals">
            <text:p>Cereals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Refrigerated goods (Food, Fruit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1]" office:value-type="string" office:string-value="CLAY">
            <text:p>CLAY</text:p>
          </table:table-cell>
          <table:table-cell table:style-name="ce36" table:formula="of:=[DefineCargoClasses.B11]" office:value-type="string" office:string-value="Clay">
            <text:p>Clay</text:p>
          </table:table-cell>
          <table:table-cell table:style-name="ce33" table:formula="of:=[DefineCargoClasses.$A48]" office:value-type="string" office:string-value="PASS">
            <text:p>PASS</text:p>
          </table:table-cell>
          <table:table-cell table:style-name="ce39" table:formula="of:=[DefineCargoClasses.$B48]" office:value-type="string" office:string-value="Passengers">
            <text:p>Passengers</text:p>
          </table:table-cell>
          <table:table-cell table:formula="of:=[.M10]&lt;&gt;[.P10]" office:value-type="boolean" office:boolean-value="false">
            <text:p>FALSE</text:p>
          </table:table-cell>
          <table:table-cell table:formula="of:=IF([.N10];[.O10];0)" office:value-type="float" office:value="0">
            <text:p>0</text:p>
          </table:table-cell>
          <table:table-cell table:formula="of:=NOT(ISNA([.O10]))" office:value-type="boolean" office:boolean-value="false">
            <text:p>FALSE</text:p>
          </table:table-cell>
          <table:table-cell table:formula="of:=VLOOKUP([.H10];[.A$3:.C$35];3;0)" office:value-type="float" office:value="0">
            <text:p>#N/A</text:p>
          </table:table-cell>
          <table:table-cell table:formula="of:=AND([.Q10];NOT([.R10]))" office:value-type="boolean" office:boolean-value="false">
            <text:p>FALSE</text:p>
          </table:table-cell>
          <table:table-cell table:formula="of:=([.F$3]*[DefineCargoClasses.C11]+[.F$4]*[DefineCargoClasses.D11]+[.F$5]*[DefineCargoClasses.E11]+[.F$6]*[DefineCargoClasses.F11]+[.F$7]*[DefineCargoClasses.G11]+[.F$8]*[DefineCargoClasses.H11]+[.F$9]*[DefineCargoClasses.I11]+[.F$10]*[DefineCargoClasses.J11]+[.F$11]*[DefineCargoClasses.K11]+[.F$12]*[DefineCargoClasses.L11])&gt;0" office:value-type="boolean" office:boolean-value="false">
            <text:p>FALSE</text:p>
          </table:table-cell>
          <table:table-cell table:formula="of:=([.G$3]*[DefineCargoClasses.$C11]+[.G$4]*[DefineCargoClasses.$D11]+[.G$5]*[DefineCargoClasses.$E11]+[.G$6]*[DefineCargoClasses.$F11]+[.G$7]*[DefineCargoClasses.$G11]+[.G$8]*[DefineCargoClasses.$H11]+[.G$9]*[DefineCargoClasses.$I11]+[.G$10]*[DefineCargoClasses.$J11]+[.G$11]*[DefineCargoClasses.$K11]+[.G$12]*[DefineCargoClasses.$L11])=SUM([DefineCargoClasses.C11:.M11])"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table:formula="of:=[.S10]*[.C10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$U10]*[.F10]" office:value-type="float" office:value="0">
            <text:p>0</text:p>
          </table:table-cell>
          <table:table-cell table:style-name="ce40" table:formula="of:=[.$U10]*[.G10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RAN</text:p>
          </table:table-cell>
          <table:table-cell table:formula="of:=LOOKUP([.A11];[DefineCargoClasses.A$4:.A$78];[DefineCargoClasses.B$4:.B$78])" office:value-type="string" office:string-value="Grain">
            <text:p>Grain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Hazardous cargo (radioactives, explosives etc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2]" office:value-type="string" office:string-value="CMNT">
            <text:p>CMNT</text:p>
          </table:table-cell>
          <table:table-cell table:style-name="ce36" table:formula="of:=[DefineCargoClasses.B12]" office:value-type="string" office:string-value="Cement">
            <text:p>Cement</text:p>
          </table:table-cell>
          <table:table-cell table:style-name="ce33" table:formula="of:=[DefineCargoClasses.$A49]" office:value-type="string" office:string-value="PETR">
            <text:p>PETR</text:p>
          </table:table-cell>
          <table:table-cell table:style-name="ce39" table:formula="of:=[DefineCargoClasses.$B49]" office:value-type="string" office:string-value="Petrol (ECS) / Fuel Oil (FIRS)">
            <text:p>Petrol (ECS) / Fuel Oil (FIRS)</text:p>
          </table:table-cell>
          <table:table-cell table:formula="of:=[.M11]&lt;&gt;[.P11]" office:value-type="boolean" office:boolean-value="false">
            <text:p>FALSE</text:p>
          </table:table-cell>
          <table:table-cell table:formula="of:=IF([.N11];[.O11];0)" office:value-type="float" office:value="0">
            <text:p>0</text:p>
          </table:table-cell>
          <table:table-cell table:formula="of:=NOT(ISNA([.O11]))" office:value-type="boolean" office:boolean-value="false">
            <text:p>FALSE</text:p>
          </table:table-cell>
          <table:table-cell table:formula="of:=VLOOKUP([.H11];[.A$3:.C$35];3;0)" office:value-type="float" office:value="0">
            <text:p>#N/A</text:p>
          </table:table-cell>
          <table:table-cell table:formula="of:=AND([.Q11];NOT([.R11]))" office:value-type="boolean" office:boolean-value="false">
            <text:p>FALSE</text:p>
          </table:table-cell>
          <table:table-cell table:formula="of:=([.F$3]*[DefineCargoClasses.C12]+[.F$4]*[DefineCargoClasses.D12]+[.F$5]*[DefineCargoClasses.E12]+[.F$6]*[DefineCargoClasses.F12]+[.F$7]*[DefineCargoClasses.G12]+[.F$8]*[DefineCargoClasses.H12]+[.F$9]*[DefineCargoClasses.I12]+[.F$10]*[DefineCargoClasses.J12]+[.F$11]*[DefineCargoClasses.K12]+[.F$12]*[DefineCargoClasses.L12])&gt;0" office:value-type="boolean" office:boolean-value="false">
            <text:p>FALSE</text:p>
          </table:table-cell>
          <table:table-cell table:formula="of:=([.G$3]*[DefineCargoClasses.$C12]+[.G$4]*[DefineCargoClasses.$D12]+[.G$5]*[DefineCargoClasses.$E12]+[.G$6]*[DefineCargoClasses.$F12]+[.G$7]*[DefineCargoClasses.$G12]+[.G$8]*[DefineCargoClasses.$H12]+[.G$9]*[DefineCargoClasses.$I12]+[.G$10]*[DefineCargoClasses.$J12]+[.G$11]*[DefineCargoClasses.$K12]+[.G$12]*[DefineCargoClasses.$L12])=SUM([DefineCargoClasses.C12:.M12])" office:value-type="boolean" office:boolean-value="false">
            <text:p>FALSE</text:p>
          </table:table-cell>
          <table:table-cell office:value-type="float" office:value="256">
            <text:p>256</text:p>
          </table:table-cell>
          <table:table-cell table:formula="of:=[.S11]*[.C11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$U11]*[.F11]" office:value-type="float" office:value="0">
            <text:p>0</text:p>
          </table:table-cell>
          <table:table-cell table:style-name="ce40" table:formula="of:=[.$U11]*[.G11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HET</text:p>
          </table:table-cell>
          <table:table-cell table:formula="of:=LOOKUP([.A12];[DefineCargoClasses.A$4:.A$78];[DefineCargoClasses.B$4:.B$78])" office:value-type="string" office:string-value="Wheat">
            <text:p>Wheat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covered freight (box vans, silo wagons...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3]" office:value-type="string" office:string-value="COAL">
            <text:p>COAL</text:p>
          </table:table-cell>
          <table:table-cell table:style-name="ce36" table:formula="of:=[DefineCargoClasses.B13]" office:value-type="string" office:string-value="Coal">
            <text:p>Coal</text:p>
          </table:table-cell>
          <table:table-cell table:style-name="ce33" table:formula="of:=[DefineCargoClasses.$A50]" office:value-type="string" office:string-value="PLAS">
            <text:p>PLAS</text:p>
          </table:table-cell>
          <table:table-cell table:style-name="ce39" table:formula="of:=[DefineCargoClasses.$B50]" office:value-type="string" office:string-value="Plastic (ECS)">
            <text:p>Plastic (ECS)</text:p>
          </table:table-cell>
          <table:table-cell table:formula="of:=[.M12]&lt;&gt;[.P12]" office:value-type="boolean" office:boolean-value="false">
            <text:p>FALSE</text:p>
          </table:table-cell>
          <table:table-cell table:formula="of:=IF([.N12];[.O12];0)" office:value-type="float" office:value="0">
            <text:p>0</text:p>
          </table:table-cell>
          <table:table-cell table:formula="of:=NOT(ISNA([.O12]))" office:value-type="boolean" office:boolean-value="true">
            <text:p>TRUE</text:p>
          </table:table-cell>
          <table:table-cell table:formula="of:=VLOOKUP([.H12];[.A$3:.C$35];3;0)" office:value-type="float" office:value="0">
            <text:p>0</text:p>
          </table:table-cell>
          <table:table-cell table:formula="of:=AND([.Q12];NOT([.R12]))" office:value-type="boolean" office:boolean-value="false">
            <text:p>FALSE</text:p>
          </table:table-cell>
          <table:table-cell table:formula="of:=([.F$3]*[DefineCargoClasses.C13]+[.F$4]*[DefineCargoClasses.D13]+[.F$5]*[DefineCargoClasses.E13]+[.F$6]*[DefineCargoClasses.F13]+[.F$7]*[DefineCargoClasses.G13]+[.F$8]*[DefineCargoClasses.H13]+[.F$9]*[DefineCargoClasses.I13]+[.F$10]*[DefineCargoClasses.J13]+[.F$11]*[DefineCargoClasses.K13]+[.F$12]*[DefineCargoClasses.L13])&gt;0" office:value-type="boolean" office:boolean-value="false">
            <text:p>FALSE</text:p>
          </table:table-cell>
          <table:table-cell table:formula="of:=([.G$3]*[DefineCargoClasses.$C13]+[.G$4]*[DefineCargoClasses.$D13]+[.G$5]*[DefineCargoClasses.$E13]+[.G$6]*[DefineCargoClasses.$F13]+[.G$7]*[DefineCargoClasses.$G13]+[.G$8]*[DefineCargoClasses.$H13]+[.G$9]*[DefineCargoClasses.$I13]+[.G$10]*[DefineCargoClasses.$J13]+[.G$11]*[DefineCargoClasses.$K13]+[.G$12]*[DefineCargoClasses.$L13])=SUM([DefineCargoClasses.C13:.M13])" office:value-type="boolean" office:boolean-value="false">
            <text:p>FALSE</text:p>
          </table:table-cell>
          <table:table-cell office:value-type="float" office:value="512">
            <text:p>512</text:p>
          </table:table-cell>
          <table:table-cell table:formula="of:=[.S12]*[.C12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.$U12]*[.F12]" office:value-type="float" office:value="0">
            <text:p>0</text:p>
          </table:table-cell>
          <table:table-cell table:style-name="ce40" table:formula="of:=[.$U12]*[.G12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IZ</text:p>
          </table:table-cell>
          <table:table-cell table:formula="of:=LOOKUP([.A13];[DefineCargoClasses.A$4:.A$78];[DefineCargoClasses.B$4:.B$78])" office:value-type="string" office:string-value="Maize">
            <text:p>Maiz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4]" office:value-type="string" office:string-value="COLA">
            <text:p>COLA</text:p>
          </table:table-cell>
          <table:table-cell table:style-name="ce36" table:formula="of:=[DefineCargoClasses.B14]" office:value-type="string" office:string-value="Cola">
            <text:p>Cola</text:p>
          </table:table-cell>
          <table:table-cell table:style-name="ce33" table:formula="of:=[DefineCargoClasses.$A51]" office:value-type="string" office:string-value="PLST">
            <text:p>PLST</text:p>
          </table:table-cell>
          <table:table-cell table:style-name="ce39" table:formula="of:=[DefineCargoClasses.$B51]" office:value-type="string" office:string-value="Plastic">
            <text:p>Plastic</text:p>
          </table:table-cell>
          <table:table-cell table:formula="of:=[.M13]&lt;&gt;[.P13]" office:value-type="boolean" office:boolean-value="false">
            <text:p>FALSE</text:p>
          </table:table-cell>
          <table:table-cell table:formula="of:=IF([.N13];[.O13];0)" office:value-type="float" office:value="0">
            <text:p>0</text:p>
          </table:table-cell>
          <table:table-cell table:formula="of:=NOT(ISNA([.O13]))" office:value-type="boolean" office:boolean-value="false">
            <text:p>FALSE</text:p>
          </table:table-cell>
          <table:table-cell table:formula="of:=VLOOKUP([.H13];[.A$3:.C$35];3;0)" office:value-type="float" office:value="0">
            <text:p>#N/A</text:p>
          </table:table-cell>
          <table:table-cell table:formula="of:=AND([.Q13];NOT([.R13]))" office:value-type="boolean" office:boolean-value="false">
            <text:p>FALSE</text:p>
          </table:table-cell>
          <table:table-cell table:formula="of:=([.F$3]*[DefineCargoClasses.C14]+[.F$4]*[DefineCargoClasses.D14]+[.F$5]*[DefineCargoClasses.E14]+[.F$6]*[DefineCargoClasses.F14]+[.F$7]*[DefineCargoClasses.G14]+[.F$8]*[DefineCargoClasses.H14]+[.F$9]*[DefineCargoClasses.I14]+[.F$10]*[DefineCargoClasses.J14]+[.F$11]*[DefineCargoClasses.K14]+[.F$12]*[DefineCargoClasses.L14])&gt;0" office:value-type="boolean" office:boolean-value="false">
            <text:p>FALSE</text:p>
          </table:table-cell>
          <table:table-cell table:formula="of:=([.G$3]*[DefineCargoClasses.$C14]+[.G$4]*[DefineCargoClasses.$D14]+[.G$5]*[DefineCargoClasses.$E14]+[.G$6]*[DefineCargoClasses.$F14]+[.G$7]*[DefineCargoClasses.$G14]+[.G$8]*[DefineCargoClasses.$H14]+[.G$9]*[DefineCargoClasses.$I14]+[.G$10]*[DefineCargoClasses.$J14]+[.G$11]*[DefineCargoClasses.$K14]+[.G$12]*[DefineCargoClasses.$L14])=SUM([DefineCargoClasses.C14:.M14])" office:value-type="boolean" office:boolean-value="false">
            <text:p>FALSE</text:p>
          </table:table-cell>
          <table:table-cell table:formula="of:=[.S12]*2" office:value-type="float" office:value="1024">
            <text:p>1024</text:p>
          </table:table-cell>
          <table:table-cell table:formula="of:=[.S13]*[.C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D</text:p>
          </table:table-cell>
          <table:table-cell table:formula="of:=LOOKUP([.A14];[DefineCargoClasses.A$4:.A$78];[DefineCargoClasses.B$4:.B$78])" office:value-type="string" office:string-value="Wood">
            <text:p>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5]" office:value-type="string" office:string-value="COPR">
            <text:p>COPR</text:p>
          </table:table-cell>
          <table:table-cell table:style-name="ce36" table:formula="of:=[DefineCargoClasses.B15]" office:value-type="string" office:string-value="Copper">
            <text:p>Copper</text:p>
          </table:table-cell>
          <table:table-cell table:style-name="ce33" table:formula="of:=[DefineCargoClasses.$A52]" office:value-type="string" office:string-value="POTA">
            <text:p>POTA</text:p>
          </table:table-cell>
          <table:table-cell table:style-name="ce39" table:formula="of:=[DefineCargoClasses.$B52]" office:value-type="string" office:string-value="Potash (ECS)">
            <text:p>Potash (ECS)</text:p>
          </table:table-cell>
          <table:table-cell table:formula="of:=[.M14]&lt;&gt;[.P14]" office:value-type="boolean" office:boolean-value="false">
            <text:p>FALSE</text:p>
          </table:table-cell>
          <table:table-cell table:formula="of:=IF([.N14];[.O14];0)" office:value-type="float" office:value="0">
            <text:p>0</text:p>
          </table:table-cell>
          <table:table-cell table:formula="of:=NOT(ISNA([.O14]))" office:value-type="boolean" office:boolean-value="false">
            <text:p>FALSE</text:p>
          </table:table-cell>
          <table:table-cell table:formula="of:=VLOOKUP([.H14];[.A$3:.C$35];3;0)" office:value-type="float" office:value="0">
            <text:p>#N/A</text:p>
          </table:table-cell>
          <table:table-cell table:formula="of:=AND([.Q14];NOT([.R14]))" office:value-type="boolean" office:boolean-value="false">
            <text:p>FALSE</text:p>
          </table:table-cell>
          <table:table-cell table:formula="of:=([.F$3]*[DefineCargoClasses.C15]+[.F$4]*[DefineCargoClasses.D15]+[.F$5]*[DefineCargoClasses.E15]+[.F$6]*[DefineCargoClasses.F15]+[.F$7]*[DefineCargoClasses.G15]+[.F$8]*[DefineCargoClasses.H15]+[.F$9]*[DefineCargoClasses.I15]+[.F$10]*[DefineCargoClasses.J15]+[.F$11]*[DefineCargoClasses.K15]+[.F$12]*[DefineCargoClasses.L15])&gt;0" office:value-type="boolean" office:boolean-value="false">
            <text:p>FALSE</text:p>
          </table:table-cell>
          <table:table-cell table:formula="of:=([.G$3]*[DefineCargoClasses.$C15]+[.G$4]*[DefineCargoClasses.$D15]+[.G$5]*[DefineCargoClasses.$E15]+[.G$6]*[DefineCargoClasses.$F15]+[.G$7]*[DefineCargoClasses.$G15]+[.G$8]*[DefineCargoClasses.$H15]+[.G$9]*[DefineCargoClasses.$I15]+[.G$10]*[DefineCargoClasses.$J15]+[.G$11]*[DefineCargoClasses.$K15]+[.G$12]*[DefineCargoClasses.$L15])=SUM([DefineCargoClasses.C15:.M15])" office:value-type="boolean" office:boolean-value="false">
            <text:p>FALSE</text:p>
          </table:table-cell>
          <table:table-cell table:formula="of:=[.S13]*2" office:value-type="float" office:value="2048">
            <text:p>2048</text:p>
          </table:table-cell>
          <table:table-cell table:formula="of:=[.S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15];[DefineCargoClasses.A$4:.A$78];[DefineCargoClasses.B$4:.B$78])" office:value-type="string" office:string-value="Tropic Wood">
            <text:p>Tropic 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18" table:number-columns-repeated="2"/>
          <table:table-cell table:style-name="ce28"/>
          <table:table-cell table:style-name="ce33" table:formula="of:=[DefineCargoClasses.A16]" office:value-type="string" office:string-value="CORE">
            <text:p>CORE</text:p>
          </table:table-cell>
          <table:table-cell table:style-name="ce36" table:formula="of:=[DefineCargoClasses.B16]" office:value-type="string" office:string-value="Copper Ore">
            <text:p>Copper Ore</text:p>
          </table:table-cell>
          <table:table-cell table:style-name="ce33" table:formula="of:=[DefineCargoClasses.$A53]" office:value-type="string" office:string-value="RFPR">
            <text:p>RFPR</text:p>
          </table:table-cell>
          <table:table-cell table:style-name="ce39" table:formula="of:=[DefineCargoClasses.$B53]" office:value-type="string" office:string-value="Refinery Products (ECS) / Chemicals (FIRS)">
            <text:p>Refinery Products (ECS) / Chemicals (FIRS)</text:p>
          </table:table-cell>
          <table:table-cell table:formula="of:=[.M15]&lt;&gt;[.P15]" office:value-type="boolean" office:boolean-value="false">
            <text:p>FALSE</text:p>
          </table:table-cell>
          <table:table-cell table:formula="of:=IF([.N15];[.O15];0)" office:value-type="float" office:value="0">
            <text:p>0</text:p>
          </table:table-cell>
          <table:table-cell table:formula="of:=NOT(ISNA([.O15]))" office:value-type="boolean" office:boolean-value="true">
            <text:p>TRUE</text:p>
          </table:table-cell>
          <table:table-cell table:formula="of:=VLOOKUP([.H15];[.A$3:.C$35];3;0)" office:value-type="float" office:value="0">
            <text:p>0</text:p>
          </table:table-cell>
          <table:table-cell table:formula="of:=AND([.Q15];NOT([.R15]))" office:value-type="boolean" office:boolean-value="false">
            <text:p>FALSE</text:p>
          </table:table-cell>
          <table:table-cell table:formula="of:=([.F$3]*[DefineCargoClasses.C16]+[.F$4]*[DefineCargoClasses.D16]+[.F$5]*[DefineCargoClasses.E16]+[.F$6]*[DefineCargoClasses.F16]+[.F$7]*[DefineCargoClasses.G16]+[.F$8]*[DefineCargoClasses.H16]+[.F$9]*[DefineCargoClasses.I16]+[.F$10]*[DefineCargoClasses.J16]+[.F$11]*[DefineCargoClasses.K16]+[.F$12]*[DefineCargoClasses.L16])&gt;0" office:value-type="boolean" office:boolean-value="false">
            <text:p>FALSE</text:p>
          </table:table-cell>
          <table:table-cell table:formula="of:=([.G$3]*[DefineCargoClasses.$C16]+[.G$4]*[DefineCargoClasses.$D16]+[.G$5]*[DefineCargoClasses.$E16]+[.G$6]*[DefineCargoClasses.$F16]+[.G$7]*[DefineCargoClasses.$G16]+[.G$8]*[DefineCargoClasses.$H16]+[.G$9]*[DefineCargoClasses.$I16]+[.G$10]*[DefineCargoClasses.$J16]+[.G$11]*[DefineCargoClasses.$K16]+[.G$12]*[DefineCargoClasses.$L16])=SUM([DefineCargoClasses.C16:.M16])" office:value-type="boolean" office:boolean-value="false">
            <text:p>FALSE</text:p>
          </table:table-cell>
          <table:table-cell table:formula="of:=[.S14]*2" office:value-type="float" office:value="4096">
            <text:p>4096</text:p>
          </table:table-cell>
          <table:table-cell table:formula="of:=[.S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6];[DefineCargoClasses.A$4:.A$78];[DefineCargoClasses.B$4:.B$78])" office:value-type="string" office:string-value="Iron Ore">
            <text:p>Iron Or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3"/>
          <table:table-cell table:style-name="ce25" office:value-type="string">
            <text:p>Decimal</text:p>
          </table:table-cell>
          <table:table-cell table:style-name="ce29" office:value-type="string">
            <text:p>Hexadecimal</text:p>
          </table:table-cell>
          <table:table-cell table:style-name="ce33" table:formula="of:=[DefineCargoClasses.A17]" office:value-type="string" office:string-value="CTCD">
            <text:p>CTCD</text:p>
          </table:table-cell>
          <table:table-cell table:style-name="ce36" table:formula="of:=[DefineCargoClasses.B17]" office:value-type="string" office:string-value="Cotton Candy (Candyfloss)">
            <text:p>Cotton Candy (Candyfloss)</text:p>
          </table:table-cell>
          <table:table-cell table:style-name="ce33" table:formula="of:=[DefineCargoClasses.$A54]" office:value-type="string" office:string-value="RUBR">
            <text:p>RUBR</text:p>
          </table:table-cell>
          <table:table-cell table:style-name="ce39" table:formula="of:=[DefineCargoClasses.$B54]" office:value-type="string" office:string-value="Rubber">
            <text:p>Rubber</text:p>
          </table:table-cell>
          <table:table-cell table:formula="of:=[.M16]&lt;&gt;[.P16]" office:value-type="boolean" office:boolean-value="false">
            <text:p>FALSE</text:p>
          </table:table-cell>
          <table:table-cell table:formula="of:=IF([.N16];[.O16];0)" office:value-type="float" office:value="0">
            <text:p>0</text:p>
          </table:table-cell>
          <table:table-cell table:formula="of:=NOT(ISNA([.O16]))" office:value-type="boolean" office:boolean-value="false">
            <text:p>FALSE</text:p>
          </table:table-cell>
          <table:table-cell table:formula="of:=VLOOKUP([.H16];[.A$3:.C$35];3;0)" office:value-type="float" office:value="0">
            <text:p>#N/A</text:p>
          </table:table-cell>
          <table:table-cell table:formula="of:=AND([.Q16];NOT([.R16]))" office:value-type="boolean" office:boolean-value="false">
            <text:p>FALSE</text:p>
          </table:table-cell>
          <table:table-cell table:formula="of:=([.F$3]*[DefineCargoClasses.C17]+[.F$4]*[DefineCargoClasses.D17]+[.F$5]*[DefineCargoClasses.E17]+[.F$6]*[DefineCargoClasses.F17]+[.F$7]*[DefineCargoClasses.G17]+[.F$8]*[DefineCargoClasses.H17]+[.F$9]*[DefineCargoClasses.I17]+[.F$10]*[DefineCargoClasses.J17]+[.F$11]*[DefineCargoClasses.K17]+[.F$12]*[DefineCargoClasses.L17])&gt;0" office:value-type="boolean" office:boolean-value="false">
            <text:p>FALSE</text:p>
          </table:table-cell>
          <table:table-cell table:formula="of:=([.G$3]*[DefineCargoClasses.$C17]+[.G$4]*[DefineCargoClasses.$D17]+[.G$5]*[DefineCargoClasses.$E17]+[.G$6]*[DefineCargoClasses.$F17]+[.G$7]*[DefineCargoClasses.$G17]+[.G$8]*[DefineCargoClasses.$H17]+[.G$9]*[DefineCargoClasses.$I17]+[.G$10]*[DefineCargoClasses.$J17]+[.G$11]*[DefineCargoClasses.$K17]+[.G$12]*[DefineCargoClasses.$L17])=SUM([DefineCargoClasses.C17:.M17])" office:value-type="boolean" office:boolean-value="false">
            <text:p>FALSE</text:p>
          </table:table-cell>
          <table:table-cell table:formula="of:=[.S15]*2" office:value-type="float" office:value="8192">
            <text:p>8192</text:p>
          </table:table-cell>
          <table:table-cell table:formula="of:=[.S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</text:p>
          </table:table-cell>
          <table:table-cell table:formula="of:=LOOKUP([.A17];[DefineCargoClasses.A$4:.A$78];[DefineCargoClasses.B$4:.B$78])" office:value-type="string" office:string-value="Copper Ore">
            <text:p>Copper Ore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8:</text:p>
          </table:table-cell>
          <table:table-cell table:style-name="ce26" table:formula="of:=SUM([.V3:.V12])" office:value-type="float" office:value="0">
            <text:p>0</text:p>
          </table:table-cell>
          <table:table-cell table:style-name="ce30" table:formula="of:=DEC2HEX([.F17])" office:value-type="string" office:string-value="0">
            <text:p>0</text:p>
          </table:table-cell>
          <table:table-cell table:style-name="ce33" table:formula="of:=[DefineCargoClasses.A18]" office:value-type="string" office:string-value="CTTN">
            <text:p>CTTN</text:p>
          </table:table-cell>
          <table:table-cell table:style-name="ce36" table:formula="of:=[DefineCargoClasses.B18]" office:value-type="string" office:string-value="Cotton">
            <text:p>Cotton</text:p>
          </table:table-cell>
          <table:table-cell table:style-name="ce33" table:formula="of:=[DefineCargoClasses.$A55]" office:value-type="string" office:string-value="SAND">
            <text:p>SAND</text:p>
          </table:table-cell>
          <table:table-cell table:style-name="ce39" table:formula="of:=[DefineCargoClasses.$B55]" office:value-type="string" office:string-value="Sand">
            <text:p>Sand</text:p>
          </table:table-cell>
          <table:table-cell table:formula="of:=[.M17]&lt;&gt;[.P17]" office:value-type="boolean" office:boolean-value="false">
            <text:p>FALSE</text:p>
          </table:table-cell>
          <table:table-cell table:formula="of:=IF([.N17];[.O17];0)" office:value-type="float" office:value="0">
            <text:p>0</text:p>
          </table:table-cell>
          <table:table-cell table:formula="of:=NOT(ISNA([.O17]))" office:value-type="boolean" office:boolean-value="false">
            <text:p>FALSE</text:p>
          </table:table-cell>
          <table:table-cell table:formula="of:=VLOOKUP([.H17];[.A$3:.C$35];3;0)" office:value-type="float" office:value="0">
            <text:p>#N/A</text:p>
          </table:table-cell>
          <table:table-cell table:formula="of:=AND([.Q17];NOT([.R17]))" office:value-type="boolean" office:boolean-value="false">
            <text:p>FALSE</text:p>
          </table:table-cell>
          <table:table-cell table:formula="of:=([.F$3]*[DefineCargoClasses.C18]+[.F$4]*[DefineCargoClasses.D18]+[.F$5]*[DefineCargoClasses.E18]+[.F$6]*[DefineCargoClasses.F18]+[.F$7]*[DefineCargoClasses.G18]+[.F$8]*[DefineCargoClasses.H18]+[.F$9]*[DefineCargoClasses.I18]+[.F$10]*[DefineCargoClasses.J18]+[.F$11]*[DefineCargoClasses.K18]+[.F$12]*[DefineCargoClasses.L18])&gt;0" office:value-type="boolean" office:boolean-value="false">
            <text:p>FALSE</text:p>
          </table:table-cell>
          <table:table-cell table:formula="of:=([.G$3]*[DefineCargoClasses.$C18]+[.G$4]*[DefineCargoClasses.$D18]+[.G$5]*[DefineCargoClasses.$E18]+[.G$6]*[DefineCargoClasses.$F18]+[.G$7]*[DefineCargoClasses.$G18]+[.G$8]*[DefineCargoClasses.$H18]+[.G$9]*[DefineCargoClasses.$I18]+[.G$10]*[DefineCargoClasses.$J18]+[.G$11]*[DefineCargoClasses.$K18]+[.G$12]*[DefineCargoClasses.$L18])=SUM([DefineCargoClasses.C18:.M18])" office:value-type="boolean" office:boolean-value="false">
            <text:p>FALSE</text:p>
          </table:table-cell>
          <table:table-cell table:formula="of:=[.S16]*2" office:value-type="float" office:value="16384">
            <text:p>16384</text:p>
          </table:table-cell>
          <table:table-cell table:formula="of:=[.S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18];[DefineCargoClasses.A$4:.A$78];[DefineCargoClasses.B$4:.B$78])" office:value-type="string" office:string-value="Steel">
            <text:p>Steel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9:</text:p>
          </table:table-cell>
          <table:table-cell table:style-name="ce26" table:formula="of:=SUM([.W3:.W12])" office:value-type="float" office:value="0">
            <text:p>0</text:p>
          </table:table-cell>
          <table:table-cell table:style-name="ce30" table:formula="of:=DEC2HEX([.F18])" office:value-type="string" office:string-value="0">
            <text:p>0</text:p>
          </table:table-cell>
          <table:table-cell table:style-name="ce33" table:formula="of:=[DefineCargoClasses.A19]" office:value-type="string" office:string-value="DIAM">
            <text:p>DIAM</text:p>
          </table:table-cell>
          <table:table-cell table:style-name="ce36" table:formula="of:=[DefineCargoClasses.B19]" office:value-type="string" office:string-value="Diamonds">
            <text:p>Diamonds</text:p>
          </table:table-cell>
          <table:table-cell table:style-name="ce33" table:formula="of:=[DefineCargoClasses.$A56]" office:value-type="string" office:string-value="SCRP">
            <text:p>SCRP</text:p>
          </table:table-cell>
          <table:table-cell table:style-name="ce39" table:formula="of:=[DefineCargoClasses.$B56]" office:value-type="string" office:string-value="Scrap Metal (FIRS)">
            <text:p>Scrap Metal (FIRS)</text:p>
          </table:table-cell>
          <table:table-cell table:formula="of:=[.M18]&lt;&gt;[.P18]" office:value-type="boolean" office:boolean-value="false">
            <text:p>FALSE</text:p>
          </table:table-cell>
          <table:table-cell table:formula="of:=IF([.N18];[.O18];0)" office:value-type="float" office:value="0">
            <text:p>0</text:p>
          </table:table-cell>
          <table:table-cell table:formula="of:=NOT(ISNA([.O18]))" office:value-type="boolean" office:boolean-value="true">
            <text:p>TRUE</text:p>
          </table:table-cell>
          <table:table-cell table:formula="of:=VLOOKUP([.H18];[.A$3:.C$35];3;0)" office:value-type="float" office:value="0">
            <text:p>0</text:p>
          </table:table-cell>
          <table:table-cell table:formula="of:=AND([.Q18];NOT([.R18]))" office:value-type="boolean" office:boolean-value="false">
            <text:p>FALSE</text:p>
          </table:table-cell>
          <table:table-cell table:formula="of:=([.F$3]*[DefineCargoClasses.C19]+[.F$4]*[DefineCargoClasses.D19]+[.F$5]*[DefineCargoClasses.E19]+[.F$6]*[DefineCargoClasses.F19]+[.F$7]*[DefineCargoClasses.G19]+[.F$8]*[DefineCargoClasses.H19]+[.F$9]*[DefineCargoClasses.I19]+[.F$10]*[DefineCargoClasses.J19]+[.F$11]*[DefineCargoClasses.K19]+[.F$12]*[DefineCargoClasses.L19])&gt;0" office:value-type="boolean" office:boolean-value="false">
            <text:p>FALSE</text:p>
          </table:table-cell>
          <table:table-cell table:formula="of:=([.G$3]*[DefineCargoClasses.$C19]+[.G$4]*[DefineCargoClasses.$D19]+[.G$5]*[DefineCargoClasses.$E19]+[.G$6]*[DefineCargoClasses.$F19]+[.G$7]*[DefineCargoClasses.$G19]+[.G$8]*[DefineCargoClasses.$H19]+[.G$9]*[DefineCargoClasses.$I19]+[.G$10]*[DefineCargoClasses.$J19]+[.G$11]*[DefineCargoClasses.$K19]+[.G$12]*[DefineCargoClasses.$L19])=SUM([DefineCargoClasses.C19:.M19])" office:value-type="boolean" office:boolean-value="false">
            <text:p>FALSE</text:p>
          </table:table-cell>
          <table:table-cell table:formula="of:=[.S17]*2" office:value-type="float" office:value="32768">
            <text:p>32768</text:p>
          </table:table-cell>
          <table:table-cell table:formula="of:=[.S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19];[DefineCargoClasses.A$4:.A$78];[DefineCargoClasses.B$4:.B$78])" office:value-type="string" office:string-value="Plastic (ECS)">
            <text:p>Plastic (ECS)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1D:</text:p>
          </table:table-cell>
          <table:table-cell table:style-name="ce26" table:formula="of:=SUM([.T3:.T35])" office:value-type="float" office:value="0">
            <text:p>0</text:p>
          </table:table-cell>
          <table:table-cell table:style-name="ce30" table:formula="of:=DEC2HEX([.F19])" office:value-type="string" office:string-value="0">
            <text:p>0</text:p>
          </table:table-cell>
          <table:table-cell table:style-name="ce33" table:formula="of:=[DefineCargoClasses.A20]" office:value-type="string" office:string-value="DURA">
            <text:p>DURA</text:p>
          </table:table-cell>
          <table:table-cell table:style-name="ce36" table:formula="of:=[DefineCargoClasses.B20]" office:value-type="string" office:string-value="Depeleted Uranium">
            <text:p>Depeleted Uranium</text:p>
          </table:table-cell>
          <table:table-cell table:style-name="ce33" table:formula="of:=[DefineCargoClasses.$A57]" office:value-type="string" office:string-value="SGCN">
            <text:p>SGCN</text:p>
          </table:table-cell>
          <table:table-cell table:style-name="ce39" table:formula="of:=[DefineCargoClasses.$B57]" office:value-type="string" office:string-value="Sugar Cane">
            <text:p>Sugar Cane</text:p>
          </table:table-cell>
          <table:table-cell table:formula="of:=[.M19]&lt;&gt;[.P19]" office:value-type="boolean" office:boolean-value="false">
            <text:p>FALSE</text:p>
          </table:table-cell>
          <table:table-cell table:formula="of:=IF([.N19];[.O19];0)" office:value-type="float" office:value="0">
            <text:p>0</text:p>
          </table:table-cell>
          <table:table-cell table:formula="of:=NOT(ISNA([.O19]))" office:value-type="boolean" office:boolean-value="false">
            <text:p>FALSE</text:p>
          </table:table-cell>
          <table:table-cell table:formula="of:=VLOOKUP([.H19];[.A$3:.C$35];3;0)" office:value-type="float" office:value="0">
            <text:p>#N/A</text:p>
          </table:table-cell>
          <table:table-cell table:formula="of:=AND([.Q19];NOT([.R19]))" office:value-type="boolean" office:boolean-value="false">
            <text:p>FALSE</text:p>
          </table:table-cell>
          <table:table-cell table:formula="of:=([.F$3]*[DefineCargoClasses.C20]+[.F$4]*[DefineCargoClasses.D20]+[.F$5]*[DefineCargoClasses.E20]+[.F$6]*[DefineCargoClasses.F20]+[.F$7]*[DefineCargoClasses.G20]+[.F$8]*[DefineCargoClasses.H20]+[.F$9]*[DefineCargoClasses.I20]+[.F$10]*[DefineCargoClasses.J20]+[.F$11]*[DefineCargoClasses.K20]+[.F$12]*[DefineCargoClasses.L20])&gt;0" office:value-type="boolean" office:boolean-value="false">
            <text:p>FALSE</text:p>
          </table:table-cell>
          <table:table-cell table:formula="of:=([.G$3]*[DefineCargoClasses.$C20]+[.G$4]*[DefineCargoClasses.$D20]+[.G$5]*[DefineCargoClasses.$E20]+[.G$6]*[DefineCargoClasses.$F20]+[.G$7]*[DefineCargoClasses.$G20]+[.G$8]*[DefineCargoClasses.$H20]+[.G$9]*[DefineCargoClasses.$I20]+[.G$10]*[DefineCargoClasses.$J20]+[.G$11]*[DefineCargoClasses.$K20]+[.G$12]*[DefineCargoClasses.$L20])=SUM([DefineCargoClasses.C20:.M20])" office:value-type="boolean" office:boolean-value="false">
            <text:p>FALSE</text:p>
          </table:table-cell>
          <table:table-cell table:formula="of:=[.S18]*2" office:value-type="float" office:value="65536">
            <text:p>65536</text:p>
          </table:table-cell>
          <table:table-cell table:formula="of:=[.S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0];[DefineCargoClasses.A$4:.A$78];[DefineCargoClasses.B$4:.B$78])" office:value-type="string" office:string-value="Valuables">
            <text:p>Valuabl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1]" office:value-type="string" office:string-value="DYES">
            <text:p>DYES</text:p>
          </table:table-cell>
          <table:table-cell table:style-name="ce36" table:formula="of:=[DefineCargoClasses.B21]" office:value-type="string" office:string-value="Dyes">
            <text:p>Dyes</text:p>
          </table:table-cell>
          <table:table-cell table:style-name="ce33" table:formula="of:=[DefineCargoClasses.$A58]" office:value-type="string" office:string-value="STEL">
            <text:p>STEL</text:p>
          </table:table-cell>
          <table:table-cell table:style-name="ce39" table:formula="of:=[DefineCargoClasses.$B58]" office:value-type="string" office:string-value="Steel">
            <text:p>Steel</text:p>
          </table:table-cell>
          <table:table-cell table:formula="of:=[.M20]&lt;&gt;[.P20]" office:value-type="boolean" office:boolean-value="false">
            <text:p>FALSE</text:p>
          </table:table-cell>
          <table:table-cell table:formula="of:=IF([.N20];[.O20];0)" office:value-type="float" office:value="0">
            <text:p>0</text:p>
          </table:table-cell>
          <table:table-cell table:formula="of:=NOT(ISNA([.O20]))" office:value-type="boolean" office:boolean-value="true">
            <text:p>TRUE</text:p>
          </table:table-cell>
          <table:table-cell table:formula="of:=VLOOKUP([.H20];[.A$3:.C$35];3;0)" office:value-type="float" office:value="0">
            <text:p>0</text:p>
          </table:table-cell>
          <table:table-cell table:formula="of:=AND([.Q20];NOT([.R20]))" office:value-type="boolean" office:boolean-value="false">
            <text:p>FALSE</text:p>
          </table:table-cell>
          <table:table-cell table:formula="of:=([.F$3]*[DefineCargoClasses.C21]+[.F$4]*[DefineCargoClasses.D21]+[.F$5]*[DefineCargoClasses.E21]+[.F$6]*[DefineCargoClasses.F21]+[.F$7]*[DefineCargoClasses.G21]+[.F$8]*[DefineCargoClasses.H21]+[.F$9]*[DefineCargoClasses.I21]+[.F$10]*[DefineCargoClasses.J21]+[.F$11]*[DefineCargoClasses.K21]+[.F$12]*[DefineCargoClasses.L21])&gt;0" office:value-type="boolean" office:boolean-value="false">
            <text:p>FALSE</text:p>
          </table:table-cell>
          <table:table-cell table:formula="of:=([.G$3]*[DefineCargoClasses.$C21]+[.G$4]*[DefineCargoClasses.$D21]+[.G$5]*[DefineCargoClasses.$E21]+[.G$6]*[DefineCargoClasses.$F21]+[.G$7]*[DefineCargoClasses.$G21]+[.G$8]*[DefineCargoClasses.$H21]+[.G$9]*[DefineCargoClasses.$I21]+[.G$10]*[DefineCargoClasses.$J21]+[.G$11]*[DefineCargoClasses.$K21]+[.G$12]*[DefineCargoClasses.$L21])=SUM([DefineCargoClasses.C21:.M21])" office:value-type="boolean" office:boolean-value="false">
            <text:p>FALSE</text:p>
          </table:table-cell>
          <table:table-cell table:formula="of:=[.S19]*2" office:value-type="float" office:value="131072">
            <text:p>131072</text:p>
          </table:table-cell>
          <table:table-cell table:formula="of:=[.S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OLD</text:p>
          </table:table-cell>
          <table:table-cell table:formula="of:=LOOKUP([.A21];[DefineCargoClasses.A$4:.A$78];[DefineCargoClasses.B$4:.B$78])" office:value-type="string" office:string-value="Gold">
            <text:p>Gol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2]" office:value-type="string" office:string-value="ENSP">
            <text:p>ENSP</text:p>
          </table:table-cell>
          <table:table-cell table:style-name="ce36" table:formula="of:=[DefineCargoClasses.B22]" office:value-type="string" office:string-value="Engineering Supplies">
            <text:p>Engineering Supplies</text:p>
          </table:table-cell>
          <table:table-cell table:style-name="ce33" table:formula="of:=[DefineCargoClasses.$A59]" office:value-type="string" office:string-value="SUGR">
            <text:p>SUGR</text:p>
          </table:table-cell>
          <table:table-cell table:style-name="ce39" table:formula="of:=[DefineCargoClasses.$B59]" office:value-type="string" office:string-value="Sugar">
            <text:p>Sugar</text:p>
          </table:table-cell>
          <table:table-cell table:formula="of:=[.M21]&lt;&gt;[.P21]" office:value-type="boolean" office:boolean-value="false">
            <text:p>FALSE</text:p>
          </table:table-cell>
          <table:table-cell table:formula="of:=IF([.N21];[.O21];0)" office:value-type="float" office:value="0">
            <text:p>0</text:p>
          </table:table-cell>
          <table:table-cell table:formula="of:=NOT(ISNA([.O21]))" office:value-type="boolean" office:boolean-value="false">
            <text:p>FALSE</text:p>
          </table:table-cell>
          <table:table-cell table:formula="of:=VLOOKUP([.H21];[.A$3:.C$35];3;0)" office:value-type="float" office:value="0">
            <text:p>#N/A</text:p>
          </table:table-cell>
          <table:table-cell table:formula="of:=AND([.Q21];NOT([.R21]))" office:value-type="boolean" office:boolean-value="false">
            <text:p>FALSE</text:p>
          </table:table-cell>
          <table:table-cell table:formula="of:=([.F$3]*[DefineCargoClasses.C22]+[.F$4]*[DefineCargoClasses.D22]+[.F$5]*[DefineCargoClasses.E22]+[.F$6]*[DefineCargoClasses.F22]+[.F$7]*[DefineCargoClasses.G22]+[.F$8]*[DefineCargoClasses.H22]+[.F$9]*[DefineCargoClasses.I22]+[.F$10]*[DefineCargoClasses.J22]+[.F$11]*[DefineCargoClasses.K22]+[.F$12]*[DefineCargoClasses.L22])&gt;0" office:value-type="boolean" office:boolean-value="false">
            <text:p>FALSE</text:p>
          </table:table-cell>
          <table:table-cell table:formula="of:=([.G$3]*[DefineCargoClasses.$C22]+[.G$4]*[DefineCargoClasses.$D22]+[.G$5]*[DefineCargoClasses.$E22]+[.G$6]*[DefineCargoClasses.$F22]+[.G$7]*[DefineCargoClasses.$G22]+[.G$8]*[DefineCargoClasses.$H22]+[.G$9]*[DefineCargoClasses.$I22]+[.G$10]*[DefineCargoClasses.$J22]+[.G$11]*[DefineCargoClasses.$K22]+[.G$12]*[DefineCargoClasses.$L22])=SUM([DefineCargoClasses.C22:.M22])" office:value-type="boolean" office:boolean-value="false">
            <text:p>FALSE</text:p>
          </table:table-cell>
          <table:table-cell table:formula="of:=[.S20]*2" office:value-type="float" office:value="262144">
            <text:p>262144</text:p>
          </table:table-cell>
          <table:table-cell table:formula="of:=[.S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IAM</text:p>
          </table:table-cell>
          <table:table-cell table:formula="of:=LOOKUP([.A22];[DefineCargoClasses.A$4:.A$78];[DefineCargoClasses.B$4:.B$78])" office:value-type="string" office:string-value="Diamonds">
            <text:p>Diamond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3]" office:value-type="string" office:string-value="FERT">
            <text:p>FERT</text:p>
          </table:table-cell>
          <table:table-cell table:style-name="ce36" table:formula="of:=[DefineCargoClasses.B23]" office:value-type="string" office:string-value="Fertiliser">
            <text:p>Fertiliser</text:p>
          </table:table-cell>
          <table:table-cell table:style-name="ce33" table:formula="of:=[DefineCargoClasses.$A60]" office:value-type="string" office:string-value="SULP">
            <text:p>SULP</text:p>
          </table:table-cell>
          <table:table-cell table:style-name="ce39" table:formula="of:=[DefineCargoClasses.$B60]" office:value-type="string" office:string-value="Sulphur">
            <text:p>Sulphur</text:p>
          </table:table-cell>
          <table:table-cell table:formula="of:=[.M22]&lt;&gt;[.P22]" office:value-type="boolean" office:boolean-value="false">
            <text:p>FALSE</text:p>
          </table:table-cell>
          <table:table-cell table:formula="of:=IF([.N22];[.O22];0)" office:value-type="float" office:value="0">
            <text:p>0</text:p>
          </table:table-cell>
          <table:table-cell table:formula="of:=NOT(ISNA([.O22]))" office:value-type="boolean" office:boolean-value="true">
            <text:p>TRUE</text:p>
          </table:table-cell>
          <table:table-cell table:formula="of:=VLOOKUP([.H22];[.A$3:.C$35];3;0)" office:value-type="float" office:value="0">
            <text:p>0</text:p>
          </table:table-cell>
          <table:table-cell table:formula="of:=AND([.Q22];NOT([.R22]))" office:value-type="boolean" office:boolean-value="false">
            <text:p>FALSE</text:p>
          </table:table-cell>
          <table:table-cell table:formula="of:=([.F$3]*[DefineCargoClasses.C23]+[.F$4]*[DefineCargoClasses.D23]+[.F$5]*[DefineCargoClasses.E23]+[.F$6]*[DefineCargoClasses.F23]+[.F$7]*[DefineCargoClasses.G23]+[.F$8]*[DefineCargoClasses.H23]+[.F$9]*[DefineCargoClasses.I23]+[.F$10]*[DefineCargoClasses.J23]+[.F$11]*[DefineCargoClasses.K23]+[.F$12]*[DefineCargoClasses.L23])&gt;0" office:value-type="boolean" office:boolean-value="false">
            <text:p>FALSE</text:p>
          </table:table-cell>
          <table:table-cell table:formula="of:=([.G$3]*[DefineCargoClasses.$C23]+[.G$4]*[DefineCargoClasses.$D23]+[.G$5]*[DefineCargoClasses.$E23]+[.G$6]*[DefineCargoClasses.$F23]+[.G$7]*[DefineCargoClasses.$G23]+[.G$8]*[DefineCargoClasses.$H23]+[.G$9]*[DefineCargoClasses.$I23]+[.G$10]*[DefineCargoClasses.$J23]+[.G$11]*[DefineCargoClasses.$K23]+[.G$12]*[DefineCargoClasses.$L23])=SUM([DefineCargoClasses.C23:.M23])" office:value-type="boolean" office:boolean-value="false">
            <text:p>FALSE</text:p>
          </table:table-cell>
          <table:table-cell table:formula="of:=[.S21]*2" office:value-type="float" office:value="524288">
            <text:p>524288</text:p>
          </table:table-cell>
          <table:table-cell table:formula="of:=[.S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23];[DefineCargoClasses.A$4:.A$78];[DefineCargoClasses.B$4:.B$78])" office:value-type="string" office:string-value="Paper">
            <text:p>Pap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4]" office:value-type="string" office:string-value="FICR">
            <text:p>FICR</text:p>
          </table:table-cell>
          <table:table-cell table:style-name="ce36" table:formula="of:=[DefineCargoClasses.B24]" office:value-type="string" office:string-value="Fibre crops">
            <text:p>Fibre crops</text:p>
          </table:table-cell>
          <table:table-cell table:style-name="ce33" table:formula="of:=[DefineCargoClasses.$A61]" office:value-type="string" office:string-value="SVSP">
            <text:p>SVSP</text:p>
          </table:table-cell>
          <table:table-cell table:style-name="ce39" table:formula="of:=[DefineCargoClasses.$B61]" office:value-type="string" office:string-value="Survey Supplies (FIRS)">
            <text:p>Survey Supplies (FIRS)</text:p>
          </table:table-cell>
          <table:table-cell table:formula="of:=[.M23]&lt;&gt;[.P23]" office:value-type="boolean" office:boolean-value="false">
            <text:p>FALSE</text:p>
          </table:table-cell>
          <table:table-cell table:formula="of:=IF([.N23];[.O23];0)" office:value-type="float" office:value="0">
            <text:p>0</text:p>
          </table:table-cell>
          <table:table-cell table:formula="of:=NOT(ISNA([.O23]))" office:value-type="boolean" office:boolean-value="false">
            <text:p>FALSE</text:p>
          </table:table-cell>
          <table:table-cell table:formula="of:=VLOOKUP([.H23];[.A$3:.C$35];3;0)" office:value-type="float" office:value="0">
            <text:p>#N/A</text:p>
          </table:table-cell>
          <table:table-cell table:formula="of:=AND([.Q23];NOT([.R23]))" office:value-type="boolean" office:boolean-value="false">
            <text:p>FALSE</text:p>
          </table:table-cell>
          <table:table-cell table:formula="of:=([.F$3]*[DefineCargoClasses.C24]+[.F$4]*[DefineCargoClasses.D24]+[.F$5]*[DefineCargoClasses.E24]+[.F$6]*[DefineCargoClasses.F24]+[.F$7]*[DefineCargoClasses.G24]+[.F$8]*[DefineCargoClasses.H24]+[.F$9]*[DefineCargoClasses.I24]+[.F$10]*[DefineCargoClasses.J24]+[.F$11]*[DefineCargoClasses.K24]+[.F$12]*[DefineCargoClasses.L24])&gt;0" office:value-type="boolean" office:boolean-value="false">
            <text:p>FALSE</text:p>
          </table:table-cell>
          <table:table-cell table:formula="of:=([.G$3]*[DefineCargoClasses.$C24]+[.G$4]*[DefineCargoClasses.$D24]+[.G$5]*[DefineCargoClasses.$E24]+[.G$6]*[DefineCargoClasses.$F24]+[.G$7]*[DefineCargoClasses.$G24]+[.G$8]*[DefineCargoClasses.$H24]+[.G$9]*[DefineCargoClasses.$I24]+[.G$10]*[DefineCargoClasses.$J24]+[.G$11]*[DefineCargoClasses.$K24]+[.G$12]*[DefineCargoClasses.$L24])=SUM([DefineCargoClasses.C24:.M24])" office:value-type="boolean" office:boolean-value="false">
            <text:p>FALSE</text:p>
          </table:table-cell>
          <table:table-cell table:formula="of:=[.S22]*2" office:value-type="float" office:value="1048576">
            <text:p>1048576</text:p>
          </table:table-cell>
          <table:table-cell table:formula="of:=[.S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formula="of:=LOOKUP([.A24];[DefineCargoClasses.A$4:.A$78];[DefineCargoClasses.B$4:.B$78])" office:value-type="string" office:string-value="Food">
            <text:p>Foo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5]" office:value-type="string" office:string-value="FISH">
            <text:p>FISH</text:p>
          </table:table-cell>
          <table:table-cell table:style-name="ce36" table:formula="of:=[DefineCargoClasses.B25]" office:value-type="string" office:string-value="Fish">
            <text:p>Fish</text:p>
          </table:table-cell>
          <table:table-cell table:style-name="ce33" table:formula="of:=[DefineCargoClasses.$A62]" office:value-type="string" office:string-value="SWET">
            <text:p>SWET</text:p>
          </table:table-cell>
          <table:table-cell table:style-name="ce39" table:formula="of:=[DefineCargoClasses.$B62]" office:value-type="string" office:string-value="Sweets (Candy)">
            <text:p>Sweets (Candy)</text:p>
          </table:table-cell>
          <table:table-cell table:formula="of:=[.M24]&lt;&gt;[.P24]" office:value-type="boolean" office:boolean-value="false">
            <text:p>FALSE</text:p>
          </table:table-cell>
          <table:table-cell table:formula="of:=IF([.N24];[.O24];0)" office:value-type="float" office:value="0">
            <text:p>0</text:p>
          </table:table-cell>
          <table:table-cell table:formula="of:=NOT(ISNA([.O24]))" office:value-type="boolean" office:boolean-value="true">
            <text:p>TRUE</text:p>
          </table:table-cell>
          <table:table-cell table:formula="of:=VLOOKUP([.H24];[.A$3:.C$35];3;0)" office:value-type="float" office:value="0">
            <text:p>0</text:p>
          </table:table-cell>
          <table:table-cell table:formula="of:=AND([.Q24];NOT([.R24]))" office:value-type="boolean" office:boolean-value="false">
            <text:p>FALSE</text:p>
          </table:table-cell>
          <table:table-cell table:formula="of:=([.F$3]*[DefineCargoClasses.C25]+[.F$4]*[DefineCargoClasses.D25]+[.F$5]*[DefineCargoClasses.E25]+[.F$6]*[DefineCargoClasses.F25]+[.F$7]*[DefineCargoClasses.G25]+[.F$8]*[DefineCargoClasses.H25]+[.F$9]*[DefineCargoClasses.I25]+[.F$10]*[DefineCargoClasses.J25]+[.F$11]*[DefineCargoClasses.K25]+[.F$12]*[DefineCargoClasses.L25])&gt;0" office:value-type="boolean" office:boolean-value="false">
            <text:p>FALSE</text:p>
          </table:table-cell>
          <table:table-cell table:formula="of:=([.G$3]*[DefineCargoClasses.$C25]+[.G$4]*[DefineCargoClasses.$D25]+[.G$5]*[DefineCargoClasses.$E25]+[.G$6]*[DefineCargoClasses.$F25]+[.G$7]*[DefineCargoClasses.$G25]+[.G$8]*[DefineCargoClasses.$H25]+[.G$9]*[DefineCargoClasses.$I25]+[.G$10]*[DefineCargoClasses.$J25]+[.G$11]*[DefineCargoClasses.$K25]+[.G$12]*[DefineCargoClasses.$L25])=SUM([DefineCargoClasses.C25:.M25])" office:value-type="boolean" office:boolean-value="false">
            <text:p>FALSE</text:p>
          </table:table-cell>
          <table:table-cell table:formula="of:=[.S23]*2" office:value-type="float" office:value="2097152">
            <text:p>2097152</text:p>
          </table:table-cell>
          <table:table-cell table:formula="of:=[.S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RUT</text:p>
          </table:table-cell>
          <table:table-cell table:formula="of:=LOOKUP([.A25];[DefineCargoClasses.A$4:.A$78];[DefineCargoClasses.B$4:.B$78])" office:value-type="string" office:string-value="Fruit (FIRS)">
            <text:p>Fruit (FIR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6]" office:value-type="string" office:string-value="FMSP">
            <text:p>FMSP</text:p>
          </table:table-cell>
          <table:table-cell table:style-name="ce36" table:formula="of:=[DefineCargoClasses.B26]" office:value-type="string" office:string-value="Farm Supplies">
            <text:p>Farm Supplies</text:p>
          </table:table-cell>
          <table:table-cell table:style-name="ce33" table:formula="of:=[DefineCargoClasses.$A63]" office:value-type="string" office:string-value="TOFF">
            <text:p>TOFF</text:p>
          </table:table-cell>
          <table:table-cell table:style-name="ce39" table:formula="of:=[DefineCargoClasses.$B63]" office:value-type="string" office:string-value="Toffee">
            <text:p>Toffee</text:p>
          </table:table-cell>
          <table:table-cell table:formula="of:=[.M25]&lt;&gt;[.P25]" office:value-type="boolean" office:boolean-value="false">
            <text:p>FALSE</text:p>
          </table:table-cell>
          <table:table-cell table:formula="of:=IF([.N25];[.O25];0)" office:value-type="float" office:value="0">
            <text:p>0</text:p>
          </table:table-cell>
          <table:table-cell table:formula="of:=NOT(ISNA([.O25]))" office:value-type="boolean" office:boolean-value="false">
            <text:p>FALSE</text:p>
          </table:table-cell>
          <table:table-cell table:formula="of:=VLOOKUP([.H25];[.A$3:.C$35];3;0)" office:value-type="float" office:value="0">
            <text:p>#N/A</text:p>
          </table:table-cell>
          <table:table-cell table:formula="of:=AND([.Q25];NOT([.R25]))" office:value-type="boolean" office:boolean-value="false">
            <text:p>FALSE</text:p>
          </table:table-cell>
          <table:table-cell table:formula="of:=([.F$3]*[DefineCargoClasses.C26]+[.F$4]*[DefineCargoClasses.D26]+[.F$5]*[DefineCargoClasses.E26]+[.F$6]*[DefineCargoClasses.F26]+[.F$7]*[DefineCargoClasses.G26]+[.F$8]*[DefineCargoClasses.H26]+[.F$9]*[DefineCargoClasses.I26]+[.F$10]*[DefineCargoClasses.J26]+[.F$11]*[DefineCargoClasses.K26]+[.F$12]*[DefineCargoClasses.L26])&gt;0" office:value-type="boolean" office:boolean-value="false">
            <text:p>FALSE</text:p>
          </table:table-cell>
          <table:table-cell table:formula="of:=([.G$3]*[DefineCargoClasses.$C26]+[.G$4]*[DefineCargoClasses.$D26]+[.G$5]*[DefineCargoClasses.$E26]+[.G$6]*[DefineCargoClasses.$F26]+[.G$7]*[DefineCargoClasses.$G26]+[.G$8]*[DefineCargoClasses.$H26]+[.G$9]*[DefineCargoClasses.$I26]+[.G$10]*[DefineCargoClasses.$J26]+[.G$11]*[DefineCargoClasses.$K26]+[.G$12]*[DefineCargoClasses.$L26])=SUM([DefineCargoClasses.C26:.M26])" office:value-type="boolean" office:boolean-value="false">
            <text:p>FALSE</text:p>
          </table:table-cell>
          <table:table-cell table:formula="of:=[.S24]*2" office:value-type="float" office:value="4194304">
            <text:p>4194304</text:p>
          </table:table-cell>
          <table:table-cell table:formula="of:=[.S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ISH</text:p>
          </table:table-cell>
          <table:table-cell table:formula="of:=LOOKUP([.A26];[DefineCargoClasses.A$4:.A$78];[DefineCargoClasses.B$4:.B$78])" office:value-type="string" office:string-value="Fish">
            <text:p>Fish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7]" office:value-type="string" office:string-value="FOOD">
            <text:p>FOOD</text:p>
          </table:table-cell>
          <table:table-cell table:style-name="ce36" table:formula="of:=[DefineCargoClasses.B27]" office:value-type="string" office:string-value="Food">
            <text:p>Food</text:p>
          </table:table-cell>
          <table:table-cell table:style-name="ce33" table:formula="of:=[DefineCargoClasses.$A64]" office:value-type="string" office:string-value="TOUR">
            <text:p>TOUR</text:p>
          </table:table-cell>
          <table:table-cell table:style-name="ce39" table:formula="of:=[DefineCargoClasses.$B64]" office:value-type="string" office:string-value="Tourists">
            <text:p>Tourists</text:p>
          </table:table-cell>
          <table:table-cell table:formula="of:=[.M26]&lt;&gt;[.P26]" office:value-type="boolean" office:boolean-value="false">
            <text:p>FALSE</text:p>
          </table:table-cell>
          <table:table-cell table:formula="of:=IF([.N26];[.O26];0)" office:value-type="float" office:value="0">
            <text:p>0</text:p>
          </table:table-cell>
          <table:table-cell table:formula="of:=NOT(ISNA([.O26]))" office:value-type="boolean" office:boolean-value="true">
            <text:p>TRUE</text:p>
          </table:table-cell>
          <table:table-cell table:formula="of:=VLOOKUP([.H26];[.A$3:.C$35];3;0)" office:value-type="float" office:value="0">
            <text:p>0</text:p>
          </table:table-cell>
          <table:table-cell table:formula="of:=AND([.Q26];NOT([.R26]))" office:value-type="boolean" office:boolean-value="false">
            <text:p>FALSE</text:p>
          </table:table-cell>
          <table:table-cell table:formula="of:=([.F$3]*[DefineCargoClasses.C27]+[.F$4]*[DefineCargoClasses.D27]+[.F$5]*[DefineCargoClasses.E27]+[.F$6]*[DefineCargoClasses.F27]+[.F$7]*[DefineCargoClasses.G27]+[.F$8]*[DefineCargoClasses.H27]+[.F$9]*[DefineCargoClasses.I27]+[.F$10]*[DefineCargoClasses.J27]+[.F$11]*[DefineCargoClasses.K27]+[.F$12]*[DefineCargoClasses.L27])&gt;0" office:value-type="boolean" office:boolean-value="false">
            <text:p>FALSE</text:p>
          </table:table-cell>
          <table:table-cell table:formula="of:=([.G$3]*[DefineCargoClasses.$C27]+[.G$4]*[DefineCargoClasses.$D27]+[.G$5]*[DefineCargoClasses.$E27]+[.G$6]*[DefineCargoClasses.$F27]+[.G$7]*[DefineCargoClasses.$G27]+[.G$8]*[DefineCargoClasses.$H27]+[.G$9]*[DefineCargoClasses.$I27]+[.G$10]*[DefineCargoClasses.$J27]+[.G$11]*[DefineCargoClasses.$K27]+[.G$12]*[DefineCargoClasses.$L27])=SUM([DefineCargoClasses.C27:.M27])" office:value-type="boolean" office:boolean-value="false">
            <text:p>FALSE</text:p>
          </table:table-cell>
          <table:table-cell table:formula="of:=[.S25]*2" office:value-type="float" office:value="8388608">
            <text:p>8388608</text:p>
          </table:table-cell>
          <table:table-cell table:formula="of:=[.S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L</text:p>
          </table:table-cell>
          <table:table-cell table:formula="of:=LOOKUP([.A27];[DefineCargoClasses.A$4:.A$78];[DefineCargoClasses.B$4:.B$78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8]" office:value-type="string" office:string-value="FRUT">
            <text:p>FRUT</text:p>
          </table:table-cell>
          <table:table-cell table:style-name="ce36" table:formula="of:=[DefineCargoClasses.B28]" office:value-type="string" office:string-value="Fruit (standard)">
            <text:p>Fruit (standard)</text:p>
          </table:table-cell>
          <table:table-cell table:style-name="ce33" table:formula="of:=[DefineCargoClasses.$A65]" office:value-type="string" office:string-value="TOYS">
            <text:p>TOYS</text:p>
          </table:table-cell>
          <table:table-cell table:style-name="ce39" table:formula="of:=[DefineCargoClasses.$B65]" office:value-type="string" office:string-value="Toys">
            <text:p>Toys</text:p>
          </table:table-cell>
          <table:table-cell table:formula="of:=[.M27]&lt;&gt;[.P27]" office:value-type="boolean" office:boolean-value="false">
            <text:p>FALSE</text:p>
          </table:table-cell>
          <table:table-cell table:formula="of:=IF([.N27];[.O27];0)" office:value-type="float" office:value="0">
            <text:p>0</text:p>
          </table:table-cell>
          <table:table-cell table:formula="of:=NOT(ISNA([.O27]))" office:value-type="boolean" office:boolean-value="true">
            <text:p>TRUE</text:p>
          </table:table-cell>
          <table:table-cell table:formula="of:=VLOOKUP([.H27];[.A$3:.C$35];3;0)" office:value-type="float" office:value="0">
            <text:p>0</text:p>
          </table:table-cell>
          <table:table-cell table:formula="of:=AND([.Q27];NOT([.R27]))" office:value-type="boolean" office:boolean-value="false">
            <text:p>FALSE</text:p>
          </table:table-cell>
          <table:table-cell table:formula="of:=([.F$3]*[DefineCargoClasses.C28]+[.F$4]*[DefineCargoClasses.D28]+[.F$5]*[DefineCargoClasses.E28]+[.F$6]*[DefineCargoClasses.F28]+[.F$7]*[DefineCargoClasses.G28]+[.F$8]*[DefineCargoClasses.H28]+[.F$9]*[DefineCargoClasses.I28]+[.F$10]*[DefineCargoClasses.J28]+[.F$11]*[DefineCargoClasses.K28]+[.F$12]*[DefineCargoClasses.L28])&gt;0" office:value-type="boolean" office:boolean-value="false">
            <text:p>FALSE</text:p>
          </table:table-cell>
          <table:table-cell table:formula="of:=([.G$3]*[DefineCargoClasses.$C28]+[.G$4]*[DefineCargoClasses.$D28]+[.G$5]*[DefineCargoClasses.$E28]+[.G$6]*[DefineCargoClasses.$F28]+[.G$7]*[DefineCargoClasses.$G28]+[.G$8]*[DefineCargoClasses.$H28]+[.G$9]*[DefineCargoClasses.$I28]+[.G$10]*[DefineCargoClasses.$J28]+[.G$11]*[DefineCargoClasses.$K28]+[.G$12]*[DefineCargoClasses.$L28])=SUM([DefineCargoClasses.C28:.M28])" office:value-type="boolean" office:boolean-value="false">
            <text:p>FALSE</text:p>
          </table:table-cell>
          <table:table-cell table:formula="of:=[.S26]*2" office:value-type="float" office:value="16777216">
            <text:p>16777216</text:p>
          </table:table-cell>
          <table:table-cell table:formula="of:=[.S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8];[DefineCargoClasses.A$4:.A$78];[DefineCargoClasses.B$4:.B$78])" office:value-type="string" office:string-value="Potash (ECS)">
            <text:p>Potash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9]" office:value-type="string" office:string-value="FRUT">
            <text:p>FRUT</text:p>
          </table:table-cell>
          <table:table-cell table:style-name="ce36" table:formula="of:=[DefineCargoClasses.B29]" office:value-type="string" office:string-value="Fruit (FIRS)">
            <text:p>Fruit (FIRS)</text:p>
          </table:table-cell>
          <table:table-cell table:style-name="ce33" table:formula="of:=[DefineCargoClasses.$A66]" office:value-type="string" office:string-value="TWOD">
            <text:p>TWOD</text:p>
          </table:table-cell>
          <table:table-cell table:style-name="ce39" table:formula="of:=[DefineCargoClasses.$B66]" office:value-type="string" office:string-value="Tropic Wood">
            <text:p>Tropic Wood</text:p>
          </table:table-cell>
          <table:table-cell table:formula="of:=[.M28]&lt;&gt;[.P28]" office:value-type="boolean" office:boolean-value="false">
            <text:p>FALSE</text:p>
          </table:table-cell>
          <table:table-cell table:formula="of:=IF([.N28];[.O28];0)" office:value-type="float" office:value="0">
            <text:p>0</text:p>
          </table:table-cell>
          <table:table-cell table:formula="of:=NOT(ISNA([.O28]))" office:value-type="boolean" office:boolean-value="true">
            <text:p>TRUE</text:p>
          </table:table-cell>
          <table:table-cell table:formula="of:=VLOOKUP([.H28];[.A$3:.C$35];3;0)" office:value-type="float" office:value="0">
            <text:p>0</text:p>
          </table:table-cell>
          <table:table-cell table:formula="of:=AND([.Q28];NOT([.R28]))" office:value-type="boolean" office:boolean-value="false">
            <text:p>FALSE</text:p>
          </table:table-cell>
          <table:table-cell table:formula="of:=([.F$3]*[DefineCargoClasses.C29]+[.F$4]*[DefineCargoClasses.D29]+[.F$5]*[DefineCargoClasses.E29]+[.F$6]*[DefineCargoClasses.F29]+[.F$7]*[DefineCargoClasses.G29]+[.F$8]*[DefineCargoClasses.H29]+[.F$9]*[DefineCargoClasses.I29]+[.F$10]*[DefineCargoClasses.J29]+[.F$11]*[DefineCargoClasses.K29]+[.F$12]*[DefineCargoClasses.L29])&gt;0" office:value-type="boolean" office:boolean-value="false">
            <text:p>FALSE</text:p>
          </table:table-cell>
          <table:table-cell table:formula="of:=([.G$3]*[DefineCargoClasses.$C29]+[.G$4]*[DefineCargoClasses.$D29]+[.G$5]*[DefineCargoClasses.$E29]+[.G$6]*[DefineCargoClasses.$F29]+[.G$7]*[DefineCargoClasses.$G29]+[.G$8]*[DefineCargoClasses.$H29]+[.G$9]*[DefineCargoClasses.$I29]+[.G$10]*[DefineCargoClasses.$J29]+[.G$11]*[DefineCargoClasses.$K29]+[.G$12]*[DefineCargoClasses.$L29])=SUM([DefineCargoClasses.C29:.M29])" office:value-type="boolean" office:boolean-value="false">
            <text:p>FALSE</text:p>
          </table:table-cell>
          <table:table-cell table:formula="of:=[.S27]*2" office:value-type="float" office:value="33554432">
            <text:p>33554432</text:p>
          </table:table-cell>
          <table:table-cell table:formula="of:=[.S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9];[DefineCargoClasses.A$4:.A$78];[DefineCargoClasses.B$4:.B$78])" office:value-type="string" office:string-value="Sand">
            <text:p>San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0]" office:value-type="string" office:string-value="FZDR">
            <text:p>FZDR</text:p>
          </table:table-cell>
          <table:table-cell table:style-name="ce36" table:formula="of:=[DefineCargoClasses.B30]" office:value-type="string" office:string-value="Fizzy Drinks">
            <text:p>Fizzy Drinks</text:p>
          </table:table-cell>
          <table:table-cell table:style-name="ce33" table:formula="of:=[DefineCargoClasses.$A67]" office:value-type="string" office:string-value="UORE">
            <text:p>UORE</text:p>
          </table:table-cell>
          <table:table-cell table:style-name="ce39" table:formula="of:=[DefineCargoClasses.$B67]" office:value-type="string" office:string-value="Uranium Ore">
            <text:p>Uranium Ore</text:p>
          </table:table-cell>
          <table:table-cell table:formula="of:=[.M29]&lt;&gt;[.P29]" office:value-type="boolean" office:boolean-value="false">
            <text:p>FALSE</text:p>
          </table:table-cell>
          <table:table-cell table:formula="of:=IF([.N29];[.O29];0)" office:value-type="float" office:value="0">
            <text:p>0</text:p>
          </table:table-cell>
          <table:table-cell table:formula="of:=NOT(ISNA([.O29]))" office:value-type="boolean" office:boolean-value="false">
            <text:p>FALSE</text:p>
          </table:table-cell>
          <table:table-cell table:formula="of:=VLOOKUP([.H29];[.A$3:.C$35];3;0)" office:value-type="float" office:value="0">
            <text:p>#N/A</text:p>
          </table:table-cell>
          <table:table-cell table:formula="of:=AND([.Q29];NOT([.R29]))" office:value-type="boolean" office:boolean-value="false">
            <text:p>FALSE</text:p>
          </table:table-cell>
          <table:table-cell table:formula="of:=([.F$3]*[DefineCargoClasses.C30]+[.F$4]*[DefineCargoClasses.D30]+[.F$5]*[DefineCargoClasses.E30]+[.F$6]*[DefineCargoClasses.F30]+[.F$7]*[DefineCargoClasses.G30]+[.F$8]*[DefineCargoClasses.H30]+[.F$9]*[DefineCargoClasses.I30]+[.F$10]*[DefineCargoClasses.J30]+[.F$11]*[DefineCargoClasses.K30]+[.F$12]*[DefineCargoClasses.L30])&gt;0" office:value-type="boolean" office:boolean-value="false">
            <text:p>FALSE</text:p>
          </table:table-cell>
          <table:table-cell table:formula="of:=([.G$3]*[DefineCargoClasses.$C30]+[.G$4]*[DefineCargoClasses.$D30]+[.G$5]*[DefineCargoClasses.$E30]+[.G$6]*[DefineCargoClasses.$F30]+[.G$7]*[DefineCargoClasses.$G30]+[.G$8]*[DefineCargoClasses.$H30]+[.G$9]*[DefineCargoClasses.$I30]+[.G$10]*[DefineCargoClasses.$J30]+[.G$11]*[DefineCargoClasses.$K30]+[.G$12]*[DefineCargoClasses.$L30])=SUM([DefineCargoClasses.C30:.M30])" office:value-type="boolean" office:boolean-value="false">
            <text:p>FALSE</text:p>
          </table:table-cell>
          <table:table-cell table:formula="of:=[.S28]*2" office:value-type="float" office:value="67108864">
            <text:p>67108864</text:p>
          </table:table-cell>
          <table:table-cell table:formula="of:=[.S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LAS</text:p>
          </table:table-cell>
          <table:table-cell table:formula="of:=LOOKUP([.A30];[DefineCargoClasses.A$4:.A$78];[DefineCargoClasses.B$4:.B$78])" office:value-type="string" office:string-value="Glass">
            <text:p>Glas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1]" office:value-type="string" office:string-value="GEAR">
            <text:p>GEAR</text:p>
          </table:table-cell>
          <table:table-cell table:style-name="ce36" table:formula="of:=[DefineCargoClasses.B31]" office:value-type="string" office:string-value="Locomotive regearing">
            <text:p>Locomotive regearing</text:p>
          </table:table-cell>
          <table:table-cell table:style-name="ce33" table:formula="of:=[DefineCargoClasses.$A68]" office:value-type="string" office:string-value="URAN">
            <text:p>URAN</text:p>
          </table:table-cell>
          <table:table-cell table:style-name="ce39" table:formula="of:=[DefineCargoClasses.$B68]" office:value-type="string" office:string-value="Uranium">
            <text:p>Uranium</text:p>
          </table:table-cell>
          <table:table-cell table:formula="of:=[.M30]&lt;&gt;[.P30]" office:value-type="boolean" office:boolean-value="false">
            <text:p>FALSE</text:p>
          </table:table-cell>
          <table:table-cell table:formula="of:=IF([.N30];[.O30];0)" office:value-type="float" office:value="0">
            <text:p>0</text:p>
          </table:table-cell>
          <table:table-cell table:formula="of:=NOT(ISNA([.O30]))" office:value-type="boolean" office:boolean-value="false">
            <text:p>FALSE</text:p>
          </table:table-cell>
          <table:table-cell table:formula="of:=VLOOKUP([.H30];[.A$3:.C$35];3;0)" office:value-type="float" office:value="0">
            <text:p>#N/A</text:p>
          </table:table-cell>
          <table:table-cell table:formula="of:=AND([.Q30];NOT([.R30]))" office:value-type="boolean" office:boolean-value="false">
            <text:p>FALSE</text:p>
          </table:table-cell>
          <table:table-cell table:formula="of:=([.F$3]*[DefineCargoClasses.C31]+[.F$4]*[DefineCargoClasses.D31]+[.F$5]*[DefineCargoClasses.E31]+[.F$6]*[DefineCargoClasses.F31]+[.F$7]*[DefineCargoClasses.G31]+[.F$8]*[DefineCargoClasses.H31]+[.F$9]*[DefineCargoClasses.I31]+[.F$10]*[DefineCargoClasses.J31]+[.F$11]*[DefineCargoClasses.K31]+[.F$12]*[DefineCargoClasses.L31])&gt;0" office:value-type="boolean" office:boolean-value="false">
            <text:p>FALSE</text:p>
          </table:table-cell>
          <table:table-cell table:formula="of:=([.G$3]*[DefineCargoClasses.$C31]+[.G$4]*[DefineCargoClasses.$D31]+[.G$5]*[DefineCargoClasses.$E31]+[.G$6]*[DefineCargoClasses.$F31]+[.G$7]*[DefineCargoClasses.$G31]+[.G$8]*[DefineCargoClasses.$H31]+[.G$9]*[DefineCargoClasses.$I31]+[.G$10]*[DefineCargoClasses.$J31]+[.G$11]*[DefineCargoClasses.$K31]+[.G$12]*[DefineCargoClasses.$L31])=SUM([DefineCargoClasses.C31:.M31])" office:value-type="boolean" office:boolean-value="false">
            <text:p>FALSE</text:p>
          </table:table-cell>
          <table:table-cell table:formula="of:=[.S29]*2" office:value-type="float" office:value="134217728">
            <text:p>134217728</text:p>
          </table:table-cell>
          <table:table-cell table:formula="of:=[.S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DPR</text:p>
          </table:table-cell>
          <table:table-cell table:formula="of:=LOOKUP([.A31];[DefineCargoClasses.A$4:.A$78];[DefineCargoClasses.B$4:.B$78])" office:value-type="string" office:string-value="Wood Products (ECS)">
            <text:p>Wood Products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2]" office:value-type="string" office:string-value="GLAS">
            <text:p>GLAS</text:p>
          </table:table-cell>
          <table:table-cell table:style-name="ce36" table:formula="of:=[DefineCargoClasses.B32]" office:value-type="string" office:string-value="Glass">
            <text:p>Glass</text:p>
          </table:table-cell>
          <table:table-cell table:style-name="ce33" table:formula="of:=[DefineCargoClasses.$A69]" office:value-type="string" office:string-value="VALU">
            <text:p>VALU</text:p>
          </table:table-cell>
          <table:table-cell table:style-name="ce39" table:formula="of:=[DefineCargoClasses.$B69]" office:value-type="string" office:string-value="Valuables">
            <text:p>Valuables</text:p>
          </table:table-cell>
          <table:table-cell table:formula="of:=[.M31]&lt;&gt;[.P31]" office:value-type="boolean" office:boolean-value="false">
            <text:p>FALSE</text:p>
          </table:table-cell>
          <table:table-cell table:formula="of:=IF([.N31];[.O31];0)" office:value-type="float" office:value="0">
            <text:p>0</text:p>
          </table:table-cell>
          <table:table-cell table:formula="of:=NOT(ISNA([.O31]))" office:value-type="boolean" office:boolean-value="true">
            <text:p>TRUE</text:p>
          </table:table-cell>
          <table:table-cell table:formula="of:=VLOOKUP([.H31];[.A$3:.C$35];3;0)" office:value-type="float" office:value="0">
            <text:p>0</text:p>
          </table:table-cell>
          <table:table-cell table:formula="of:=AND([.Q31];NOT([.R31]))" office:value-type="boolean" office:boolean-value="false">
            <text:p>FALSE</text:p>
          </table:table-cell>
          <table:table-cell table:formula="of:=([.F$3]*[DefineCargoClasses.C32]+[.F$4]*[DefineCargoClasses.D32]+[.F$5]*[DefineCargoClasses.E32]+[.F$6]*[DefineCargoClasses.F32]+[.F$7]*[DefineCargoClasses.G32]+[.F$8]*[DefineCargoClasses.H32]+[.F$9]*[DefineCargoClasses.I32]+[.F$10]*[DefineCargoClasses.J32]+[.F$11]*[DefineCargoClasses.K32]+[.F$12]*[DefineCargoClasses.L32])&gt;0" office:value-type="boolean" office:boolean-value="false">
            <text:p>FALSE</text:p>
          </table:table-cell>
          <table:table-cell table:formula="of:=([.G$3]*[DefineCargoClasses.$C32]+[.G$4]*[DefineCargoClasses.$D32]+[.G$5]*[DefineCargoClasses.$E32]+[.G$6]*[DefineCargoClasses.$F32]+[.G$7]*[DefineCargoClasses.$G32]+[.G$8]*[DefineCargoClasses.$H32]+[.G$9]*[DefineCargoClasses.$I32]+[.G$10]*[DefineCargoClasses.$J32]+[.G$11]*[DefineCargoClasses.$K32]+[.G$12]*[DefineCargoClasses.$L32])=SUM([DefineCargoClasses.C32:.M32])" office:value-type="boolean" office:boolean-value="false">
            <text:p>FALSE</text:p>
          </table:table-cell>
          <table:table-cell table:formula="of:=[.S30]*2" office:value-type="float" office:value="268435456">
            <text:p>268435456</text:p>
          </table:table-cell>
          <table:table-cell table:formula="of:=[.S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YES</text:p>
          </table:table-cell>
          <table:table-cell table:formula="of:=LOOKUP([.A32];[DefineCargoClasses.A$4:.A$78];[DefineCargoClasses.B$4:.B$78])" office:value-type="string" office:string-value="Dyes">
            <text:p>Dy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3]" office:value-type="string" office:string-value="GOLD">
            <text:p>GOLD</text:p>
          </table:table-cell>
          <table:table-cell table:style-name="ce36" table:formula="of:=[DefineCargoClasses.B33]" office:value-type="string" office:string-value="Gold">
            <text:p>Gold</text:p>
          </table:table-cell>
          <table:table-cell table:style-name="ce33" table:formula="of:=[DefineCargoClasses.$A70]" office:value-type="string" office:string-value="VEHI">
            <text:p>VEHI</text:p>
          </table:table-cell>
          <table:table-cell table:style-name="ce39" table:formula="of:=[DefineCargoClasses.$B70]" office:value-type="string" office:string-value="Vehicles">
            <text:p>Vehicles</text:p>
          </table:table-cell>
          <table:table-cell table:formula="of:=[.M32]&lt;&gt;[.P32]" office:value-type="boolean" office:boolean-value="false">
            <text:p>FALSE</text:p>
          </table:table-cell>
          <table:table-cell table:formula="of:=IF([.N32];[.O32];0)" office:value-type="float" office:value="0">
            <text:p>0</text:p>
          </table:table-cell>
          <table:table-cell table:formula="of:=NOT(ISNA([.O32]))" office:value-type="boolean" office:boolean-value="true">
            <text:p>TRUE</text:p>
          </table:table-cell>
          <table:table-cell table:formula="of:=VLOOKUP([.H32];[.A$3:.C$35];3;0)" office:value-type="float" office:value="0">
            <text:p>0</text:p>
          </table:table-cell>
          <table:table-cell table:formula="of:=AND([.Q32];NOT([.R32]))" office:value-type="boolean" office:boolean-value="false">
            <text:p>FALSE</text:p>
          </table:table-cell>
          <table:table-cell table:formula="of:=([.F$3]*[DefineCargoClasses.C33]+[.F$4]*[DefineCargoClasses.D33]+[.F$5]*[DefineCargoClasses.E33]+[.F$6]*[DefineCargoClasses.F33]+[.F$7]*[DefineCargoClasses.G33]+[.F$8]*[DefineCargoClasses.H33]+[.F$9]*[DefineCargoClasses.I33]+[.F$10]*[DefineCargoClasses.J33]+[.F$11]*[DefineCargoClasses.K33]+[.F$12]*[DefineCargoClasses.L33])&gt;0" office:value-type="boolean" office:boolean-value="false">
            <text:p>FALSE</text:p>
          </table:table-cell>
          <table:table-cell table:formula="of:=([.G$3]*[DefineCargoClasses.$C33]+[.G$4]*[DefineCargoClasses.$D33]+[.G$5]*[DefineCargoClasses.$E33]+[.G$6]*[DefineCargoClasses.$F33]+[.G$7]*[DefineCargoClasses.$G33]+[.G$8]*[DefineCargoClasses.$H33]+[.G$9]*[DefineCargoClasses.$I33]+[.G$10]*[DefineCargoClasses.$J33]+[.G$11]*[DefineCargoClasses.$K33]+[.G$12]*[DefineCargoClasses.$L33])=SUM([DefineCargoClasses.C33:.M33])" office:value-type="boolean" office:boolean-value="false">
            <text:p>FALSE</text:p>
          </table:table-cell>
          <table:table-cell table:formula="of:=[.S31]*2" office:value-type="float" office:value="536870912">
            <text:p>536870912</text:p>
          </table:table-cell>
          <table:table-cell table:formula="of:=[.S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ERT</text:p>
          </table:table-cell>
          <table:table-cell table:formula="of:=LOOKUP([.A33];[DefineCargoClasses.A$4:.A$78];[DefineCargoClasses.B$4:.B$78])" office:value-type="string" office:string-value="Fertiliser">
            <text:p>Fertilis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4]" office:value-type="string" office:string-value="GOOD">
            <text:p>GOOD</text:p>
          </table:table-cell>
          <table:table-cell table:style-name="ce36" table:formula="of:=[DefineCargoClasses.B34]" office:value-type="string" office:string-value="Goods (standard)">
            <text:p>Goods (standard)</text:p>
          </table:table-cell>
          <table:table-cell table:style-name="ce33" table:formula="of:=[DefineCargoClasses.$A71]" office:value-type="string" office:string-value="WATR">
            <text:p>WATR</text:p>
          </table:table-cell>
          <table:table-cell table:style-name="ce39" table:formula="of:=[DefineCargoClasses.$B71]" office:value-type="string" office:string-value="Water">
            <text:p>Water</text:p>
          </table:table-cell>
          <table:table-cell table:formula="of:=[.M33]&lt;&gt;[.P33]" office:value-type="boolean" office:boolean-value="false">
            <text:p>FALSE</text:p>
          </table:table-cell>
          <table:table-cell table:formula="of:=IF([.N33];[.O33];0)" office:value-type="float" office:value="0">
            <text:p>0</text:p>
          </table:table-cell>
          <table:table-cell table:formula="of:=NOT(ISNA([.O33]))" office:value-type="boolean" office:boolean-value="true">
            <text:p>TRUE</text:p>
          </table:table-cell>
          <table:table-cell table:formula="of:=VLOOKUP([.H33];[.A$3:.C$35];3;0)" office:value-type="float" office:value="0">
            <text:p>0</text:p>
          </table:table-cell>
          <table:table-cell table:formula="of:=AND([.Q33];NOT([.R33]))" office:value-type="boolean" office:boolean-value="false">
            <text:p>FALSE</text:p>
          </table:table-cell>
          <table:table-cell table:formula="of:=([.F$3]*[DefineCargoClasses.C34]+[.F$4]*[DefineCargoClasses.D34]+[.F$5]*[DefineCargoClasses.E34]+[.F$6]*[DefineCargoClasses.F34]+[.F$7]*[DefineCargoClasses.G34]+[.F$8]*[DefineCargoClasses.H34]+[.F$9]*[DefineCargoClasses.I34]+[.F$10]*[DefineCargoClasses.J34]+[.F$11]*[DefineCargoClasses.K34]+[.F$12]*[DefineCargoClasses.L34])&gt;0" office:value-type="boolean" office:boolean-value="false">
            <text:p>FALSE</text:p>
          </table:table-cell>
          <table:table-cell table:formula="of:=([.G$3]*[DefineCargoClasses.$C34]+[.G$4]*[DefineCargoClasses.$D34]+[.G$5]*[DefineCargoClasses.$E34]+[.G$6]*[DefineCargoClasses.$F34]+[.G$7]*[DefineCargoClasses.$G34]+[.G$8]*[DefineCargoClasses.$H34]+[.G$9]*[DefineCargoClasses.$I34]+[.G$10]*[DefineCargoClasses.$J34]+[.G$11]*[DefineCargoClasses.$K34]+[.G$12]*[DefineCargoClasses.$L34])=SUM([DefineCargoClasses.C34:.M34])" office:value-type="boolean" office:boolean-value="false">
            <text:p>FALSE</text:p>
          </table:table-cell>
          <table:table-cell table:formula="of:=[.S32]*2" office:value-type="float" office:value="1073741824">
            <text:p>1073741824</text:p>
          </table:table-cell>
          <table:table-cell table:formula="of:=[.S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PASS</text:p>
          </table:table-cell>
          <table:table-cell table:style-name="ce11" table:formula="of:=LOOKUP([.A34];[DefineCargoClasses.A$4:.A$78];[DefineCargoClasses.B$4:.B$78])" office:value-type="string" office:string-value="Passengers">
            <text:p>Passengers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5]" office:value-type="string" office:string-value="GOOD">
            <text:p>GOOD</text:p>
          </table:table-cell>
          <table:table-cell table:style-name="ce36" table:formula="of:=[DefineCargoClasses.B35]" office:value-type="string" office:string-value="Goods (FIRS)">
            <text:p>Goods (FIRS)</text:p>
          </table:table-cell>
          <table:table-cell table:style-name="ce33" table:formula="of:=[DefineCargoClasses.$A72]" office:value-type="string" office:string-value="WDPR">
            <text:p>WDPR</text:p>
          </table:table-cell>
          <table:table-cell table:style-name="ce39" table:formula="of:=[DefineCargoClasses.$B72]" office:value-type="string" office:string-value="Lumber (FIRS)">
            <text:p>Lumber (FIRS)</text:p>
          </table:table-cell>
          <table:table-cell table:formula="of:=[.M34]&lt;&gt;[.P34]" office:value-type="boolean" office:boolean-value="false">
            <text:p>FALSE</text:p>
          </table:table-cell>
          <table:table-cell table:formula="of:=IF([.N34];[.O34];0)" office:value-type="float" office:value="0">
            <text:p>0</text:p>
          </table:table-cell>
          <table:table-cell table:formula="of:=NOT(ISNA([.O34]))" office:value-type="boolean" office:boolean-value="true">
            <text:p>TRUE</text:p>
          </table:table-cell>
          <table:table-cell table:formula="of:=VLOOKUP([.H34];[.A$3:.C$35];3;0)" office:value-type="float" office:value="0">
            <text:p>0</text:p>
          </table:table-cell>
          <table:table-cell table:formula="of:=AND([.Q34];NOT([.R34]))" office:value-type="boolean" office:boolean-value="false">
            <text:p>FALSE</text:p>
          </table:table-cell>
          <table:table-cell table:formula="of:=([.F$3]*[DefineCargoClasses.C35]+[.F$4]*[DefineCargoClasses.D35]+[.F$5]*[DefineCargoClasses.E35]+[.F$6]*[DefineCargoClasses.F35]+[.F$7]*[DefineCargoClasses.G35]+[.F$8]*[DefineCargoClasses.H35]+[.F$9]*[DefineCargoClasses.I35]+[.F$10]*[DefineCargoClasses.J35]+[.F$11]*[DefineCargoClasses.K35]+[.F$12]*[DefineCargoClasses.L35])&gt;0" office:value-type="boolean" office:boolean-value="false">
            <text:p>FALSE</text:p>
          </table:table-cell>
          <table:table-cell table:formula="of:=([.G$3]*[DefineCargoClasses.$C35]+[.G$4]*[DefineCargoClasses.$D35]+[.G$5]*[DefineCargoClasses.$E35]+[.G$6]*[DefineCargoClasses.$F35]+[.G$7]*[DefineCargoClasses.$G35]+[.G$8]*[DefineCargoClasses.$H35]+[.G$9]*[DefineCargoClasses.$I35]+[.G$10]*[DefineCargoClasses.$J35]+[.G$11]*[DefineCargoClasses.$K35]+[.G$12]*[DefineCargoClasses.$L35])=SUM([DefineCargoClasses.C35:.M35])" office:value-type="boolean" office:boolean-value="false">
            <text:p>FALSE</text:p>
          </table:table-cell>
          <table:table-cell table:formula="of:=[.S33]*2" office:value-type="float" office:value="2147483648">
            <text:p>2147483648</text:p>
          </table:table-cell>
          <table:table-cell table:formula="of:=[.S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7"/>
          <table:table-cell table:number-columns-repeated="3"/>
          <table:table-cell table:style-name="ce13"/>
          <table:table-cell table:style-name="ce33" table:formula="of:=[DefineCargoClasses.A36]" office:value-type="string" office:string-value="GRAI">
            <text:p>GRAI</text:p>
          </table:table-cell>
          <table:table-cell table:style-name="ce36" table:formula="of:=[DefineCargoClasses.B36]" office:value-type="string" office:string-value="Grain">
            <text:p>Grain</text:p>
          </table:table-cell>
          <table:table-cell table:style-name="ce33" table:formula="of:=[DefineCargoClasses.$A73]" office:value-type="string" office:string-value="WDPR">
            <text:p>WDPR</text:p>
          </table:table-cell>
          <table:table-cell table:style-name="ce39" table:formula="of:=[DefineCargoClasses.$B73]" office:value-type="string" office:string-value="Wood Products (ECS)">
            <text:p>Wood Products (ECS)</text:p>
          </table:table-cell>
          <table:table-cell table:formula="of:=[.M35]&lt;&gt;[.P35]" office:value-type="boolean" office:boolean-value="false">
            <text:p>FALSE</text:p>
          </table:table-cell>
          <table:table-cell table:formula="of:=IF([.N35];[.O35];0)" office:value-type="float" office:value="0">
            <text:p>0</text:p>
          </table:table-cell>
          <table:table-cell table:formula="of:=NOT(ISNA([.O35]))" office:value-type="boolean" office:boolean-value="false">
            <text:p>FALSE</text:p>
          </table:table-cell>
          <table:table-cell table:formula="of:=VLOOKUP([.H35];[.A$3:.C$35];3;0)" office:value-type="float" office:value="0">
            <text:p>#N/A</text:p>
          </table:table-cell>
          <table:table-cell table:formula="of:=AND([.Q35];NOT([.R35]))" office:value-type="boolean" office:boolean-value="false">
            <text:p>FALSE</text:p>
          </table:table-cell>
          <table:table-cell table:formula="of:=([.F$3]*[DefineCargoClasses.C36]+[.F$4]*[DefineCargoClasses.D36]+[.F$5]*[DefineCargoClasses.E36]+[.F$6]*[DefineCargoClasses.F36]+[.F$7]*[DefineCargoClasses.G36]+[.F$8]*[DefineCargoClasses.H36]+[.F$9]*[DefineCargoClasses.I36]+[.F$10]*[DefineCargoClasses.J36]+[.F$11]*[DefineCargoClasses.K36]+[.F$12]*[DefineCargoClasses.L36])&gt;0" office:value-type="boolean" office:boolean-value="false">
            <text:p>FALSE</text:p>
          </table:table-cell>
          <table:table-cell table:formula="of:=([.G$3]*[DefineCargoClasses.$C36]+[.G$4]*[DefineCargoClasses.$D36]+[.G$5]*[DefineCargoClasses.$E36]+[.G$6]*[DefineCargoClasses.$F36]+[.G$7]*[DefineCargoClasses.$G36]+[.G$8]*[DefineCargoClasses.$H36]+[.G$9]*[DefineCargoClasses.$I36]+[.G$10]*[DefineCargoClasses.$J36]+[.G$11]*[DefineCargoClasses.$K36]+[.G$12]*[DefineCargoClasses.$L36])=SUM([DefineCargoClasses.C36:.M36])" office:value-type="boolean" office:boolean-value="false">
            <text:p>FALSE</text:p>
          </table:table-cell>
          <table:table-cell table:formula="of:=[.S34]*2" office:value-type="float" office:value="4294967296">
            <text:p>4294967296</text:p>
          </table:table-cell>
          <table:table-cell table:formula="of:=[.S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<text:span text:style-name="T1">Readme:</text:span></text:p>
          </table:table-cell>
          <table:covered-table-cell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7]" office:value-type="string" office:string-value="GRVL">
            <text:p>GRVL</text:p>
          </table:table-cell>
          <table:table-cell table:style-name="ce36" table:formula="of:=[DefineCargoClasses.B37]" office:value-type="string" office:string-value="Gravel / Ballast">
            <text:p>Gravel / Ballast</text:p>
          </table:table-cell>
          <table:table-cell table:style-name="ce33" table:formula="of:=[DefineCargoClasses.$A74]" office:value-type="string" office:string-value="WHEA">
            <text:p>WHEA</text:p>
          </table:table-cell>
          <table:table-cell table:style-name="ce39" table:formula="of:=[DefineCargoClasses.$B74]" office:value-type="string" office:string-value="Wheat">
            <text:p>Wheat</text:p>
          </table:table-cell>
          <table:table-cell table:formula="of:=[.M36]&lt;&gt;[.P36]" office:value-type="boolean" office:boolean-value="false">
            <text:p>FALSE</text:p>
          </table:table-cell>
          <table:table-cell table:formula="of:=IF([.N36];[.O36];0)" office:value-type="float" office:value="0">
            <text:p>0</text:p>
          </table:table-cell>
          <table:table-cell table:formula="of:=NOT(ISNA([.O36]))" office:value-type="boolean" office:boolean-value="false">
            <text:p>FALSE</text:p>
          </table:table-cell>
          <table:table-cell table:formula="of:=VLOOKUP([.H36];[.A$3:.C$35];3;0)" office:value-type="float" office:value="0">
            <text:p>#N/A</text:p>
          </table:table-cell>
          <table:table-cell table:formula="of:=AND([.Q36];NOT([.R36]))" office:value-type="boolean" office:boolean-value="false">
            <text:p>FALSE</text:p>
          </table:table-cell>
          <table:table-cell table:formula="of:=([.F$3]*[DefineCargoClasses.C37]+[.F$4]*[DefineCargoClasses.D37]+[.F$5]*[DefineCargoClasses.E37]+[.F$6]*[DefineCargoClasses.F37]+[.F$7]*[DefineCargoClasses.G37]+[.F$8]*[DefineCargoClasses.H37]+[.F$9]*[DefineCargoClasses.I37]+[.F$10]*[DefineCargoClasses.J37]+[.F$11]*[DefineCargoClasses.K37]+[.F$12]*[DefineCargoClasses.L37])&gt;0" office:value-type="boolean" office:boolean-value="false">
            <text:p>FALSE</text:p>
          </table:table-cell>
          <table:table-cell table:formula="of:=([.G$3]*[DefineCargoClasses.$C37]+[.G$4]*[DefineCargoClasses.$D37]+[.G$5]*[DefineCargoClasses.$E37]+[.G$6]*[DefineCargoClasses.$F37]+[.G$7]*[DefineCargoClasses.$G37]+[.G$8]*[DefineCargoClasses.$H37]+[.G$9]*[DefineCargoClasses.$I37]+[.G$10]*[DefineCargoClasses.$J37]+[.G$11]*[DefineCargoClasses.$K37]+[.G$12]*[DefineCargoClasses.$L37])=SUM([DefineCargoClasses.C37:.M3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covered-table-cell table:number-columns-repeated="2"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8]" office:value-type="string" office:string-value="IORE">
            <text:p>IORE</text:p>
          </table:table-cell>
          <table:table-cell table:style-name="ce36" table:formula="of:=[DefineCargoClasses.B38]" office:value-type="string" office:string-value="Iron Ore">
            <text:p>Iron Ore</text:p>
          </table:table-cell>
          <table:table-cell table:style-name="ce33" table:formula="of:=[DefineCargoClasses.$A75]" office:value-type="string" office:string-value="WOOD">
            <text:p>WOOD</text:p>
          </table:table-cell>
          <table:table-cell table:style-name="ce39" table:formula="of:=[DefineCargoClasses.$B75]" office:value-type="string" office:string-value="Wood">
            <text:p>Wood</text:p>
          </table:table-cell>
          <table:table-cell table:formula="of:=[.M37]&lt;&gt;[.P37]" office:value-type="boolean" office:boolean-value="false">
            <text:p>FALSE</text:p>
          </table:table-cell>
          <table:table-cell table:formula="of:=IF([.N37];[.O37];0)" office:value-type="float" office:value="0">
            <text:p>0</text:p>
          </table:table-cell>
          <table:table-cell table:formula="of:=NOT(ISNA([.O37]))" office:value-type="boolean" office:boolean-value="true">
            <text:p>TRUE</text:p>
          </table:table-cell>
          <table:table-cell table:formula="of:=VLOOKUP([.H37];[.A$3:.C$35];3;0)" office:value-type="float" office:value="0">
            <text:p>0</text:p>
          </table:table-cell>
          <table:table-cell table:formula="of:=AND([.Q37];NOT([.R37]))" office:value-type="boolean" office:boolean-value="false">
            <text:p>FALSE</text:p>
          </table:table-cell>
          <table:table-cell table:formula="of:=([.F$3]*[DefineCargoClasses.C38]+[.F$4]*[DefineCargoClasses.D38]+[.F$5]*[DefineCargoClasses.E38]+[.F$6]*[DefineCargoClasses.F38]+[.F$7]*[DefineCargoClasses.G38]+[.F$8]*[DefineCargoClasses.H38]+[.F$9]*[DefineCargoClasses.I38]+[.F$10]*[DefineCargoClasses.J38]+[.F$11]*[DefineCargoClasses.K38]+[.F$12]*[DefineCargoClasses.L38])&gt;0" office:value-type="boolean" office:boolean-value="false">
            <text:p>FALSE</text:p>
          </table:table-cell>
          <table:table-cell table:formula="of:=([.G$3]*[DefineCargoClasses.$C38]+[.G$4]*[DefineCargoClasses.$D38]+[.G$5]*[DefineCargoClasses.$E38]+[.G$6]*[DefineCargoClasses.$F38]+[.G$7]*[DefineCargoClasses.$G38]+[.G$8]*[DefineCargoClasses.$H38]+[.G$9]*[DefineCargoClasses.$I38]+[.G$10]*[DefineCargoClasses.$J38]+[.G$11]*[DefineCargoClasses.$K38]+[.G$12]*[DefineCargoClasses.$L38])=SUM([DefineCargoClasses.C38:.M3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31"/>
          <table:table-cell table:style-name="ce33" table:formula="of:=[DefineCargoClasses.A39]" office:value-type="string" office:string-value="LIME">
            <text:p>LIME</text:p>
          </table:table-cell>
          <table:table-cell table:style-name="ce36" table:formula="of:=[DefineCargoClasses.B39]" office:value-type="string" office:string-value="Limestone">
            <text:p>Limestone</text:p>
          </table:table-cell>
          <table:table-cell table:style-name="ce33" table:formula="of:=[DefineCargoClasses.$A76]" office:value-type="string" office:string-value="WOOL">
            <text:p>WOOL</text:p>
          </table:table-cell>
          <table:table-cell table:style-name="ce39" table:formula="of:=[DefineCargoClasses.$B76]" office:value-type="string" office:string-value="Wool">
            <text:p>Wool</text:p>
          </table:table-cell>
          <table:table-cell table:formula="of:=[.M38]&lt;&gt;[.P38]" office:value-type="boolean" office:boolean-value="false">
            <text:p>FALSE</text:p>
          </table:table-cell>
          <table:table-cell table:formula="of:=IF([.N38];[.O38];0)" office:value-type="float" office:value="0">
            <text:p>0</text:p>
          </table:table-cell>
          <table:table-cell table:formula="of:=NOT(ISNA([.O38]))" office:value-type="boolean" office:boolean-value="false">
            <text:p>FALSE</text:p>
          </table:table-cell>
          <table:table-cell table:formula="of:=VLOOKUP([.H38];[.A$3:.C$35];3;0)" office:value-type="float" office:value="0">
            <text:p>#N/A</text:p>
          </table:table-cell>
          <table:table-cell table:formula="of:=AND([.Q38];NOT([.R38]))" office:value-type="boolean" office:boolean-value="false">
            <text:p>FALSE</text:p>
          </table:table-cell>
          <table:table-cell table:formula="of:=([.F$3]*[DefineCargoClasses.C39]+[.F$4]*[DefineCargoClasses.D39]+[.F$5]*[DefineCargoClasses.E39]+[.F$6]*[DefineCargoClasses.F39]+[.F$7]*[DefineCargoClasses.G39]+[.F$8]*[DefineCargoClasses.H39]+[.F$9]*[DefineCargoClasses.I39]+[.F$10]*[DefineCargoClasses.J39]+[.F$11]*[DefineCargoClasses.K39]+[.F$12]*[DefineCargoClasses.L39])&gt;0" office:value-type="boolean" office:boolean-value="false">
            <text:p>FALSE</text:p>
          </table:table-cell>
          <table:table-cell table:formula="of:=([.G$3]*[DefineCargoClasses.$C39]+[.G$4]*[DefineCargoClasses.$D39]+[.G$5]*[DefineCargoClasses.$E39]+[.G$6]*[DefineCargoClasses.$F39]+[.G$7]*[DefineCargoClasses.$G39]+[.G$8]*[DefineCargoClasses.$H39]+[.G$9]*[DefineCargoClasses.$I39]+[.G$10]*[DefineCargoClasses.$J39]+[.G$11]*[DefineCargoClasses.$K39]+[.G$12]*[DefineCargoClasses.$L39])=SUM([DefineCargoClasses.C39:.M3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ll other cells will be calculated.</text:p>
          </table:table-cell>
          <table:table-cell table:style-name="ce7"/>
          <table:table-cell table:style-name="ce31"/>
          <table:table-cell table:style-name="ce33" table:formula="of:=[DefineCargoClasses.A40]" office:value-type="string" office:string-value="LVST">
            <text:p>LVST</text:p>
          </table:table-cell>
          <table:table-cell table:style-name="ce36" table:formula="of:=[DefineCargoClasses.B40]" office:value-type="string" office:string-value="Livestock">
            <text:p>Livestock</text:p>
          </table:table-cell>
          <table:table-cell table:style-name="ce33" table:formula="of:=[DefineCargoClasses.$A77]" office:value-type="string" office:string-value="WSTE">
            <text:p>WSTE</text:p>
          </table:table-cell>
          <table:table-cell table:style-name="ce39" table:formula="of:=[DefineCargoClasses.$B77]" office:value-type="string" office:string-value="Waste">
            <text:p>Waste</text:p>
          </table:table-cell>
          <table:table-cell table:formula="of:=[.M39]&lt;&gt;[.P39]" office:value-type="boolean" office:boolean-value="false">
            <text:p>FALSE</text:p>
          </table:table-cell>
          <table:table-cell table:formula="of:=IF([.N39];[.O39];0)" office:value-type="float" office:value="0">
            <text:p>0</text:p>
          </table:table-cell>
          <table:table-cell table:formula="of:=NOT(ISNA([.O39]))" office:value-type="boolean" office:boolean-value="true">
            <text:p>TRUE</text:p>
          </table:table-cell>
          <table:table-cell table:formula="of:=VLOOKUP([.H39];[.A$3:.C$35];3;0)" office:value-type="float" office:value="0">
            <text:p>0</text:p>
          </table:table-cell>
          <table:table-cell table:formula="of:=AND([.Q39];NOT([.R39]))" office:value-type="boolean" office:boolean-value="false">
            <text:p>FALSE</text:p>
          </table:table-cell>
          <table:table-cell table:formula="of:=([.F$3]*[DefineCargoClasses.C40]+[.F$4]*[DefineCargoClasses.D40]+[.F$5]*[DefineCargoClasses.E40]+[.F$6]*[DefineCargoClasses.F40]+[.F$7]*[DefineCargoClasses.G40]+[.F$8]*[DefineCargoClasses.H40]+[.F$9]*[DefineCargoClasses.I40]+[.F$10]*[DefineCargoClasses.J40]+[.F$11]*[DefineCargoClasses.K40]+[.F$12]*[DefineCargoClasses.L40])&gt;0" office:value-type="boolean" office:boolean-value="false">
            <text:p>FALSE</text:p>
          </table:table-cell>
          <table:table-cell table:formula="of:=([.G$3]*[DefineCargoClasses.$C40]+[.G$4]*[DefineCargoClasses.$D40]+[.G$5]*[DefineCargoClasses.$E40]+[.G$6]*[DefineCargoClasses.$F40]+[.G$7]*[DefineCargoClasses.$G40]+[.G$8]*[DefineCargoClasses.$H40]+[.G$9]*[DefineCargoClasses.$I40]+[.G$10]*[DefineCargoClasses.$J40]+[.G$11]*[DefineCargoClasses.$K40]+[.G$12]*[DefineCargoClasses.$L40])=SUM([DefineCargoClasses.C40:.M4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Check the dark gray column whether</text:p>
          </table:table-cell>
          <table:table-cell table:style-name="ce7"/>
          <table:table-cell table:style-name="ce31"/>
          <table:table-cell table:style-name="ce34" table:formula="of:=[DefineCargoClasses.$A41]" office:value-type="string" office:string-value="MAIL">
            <text:p>MAIL</text:p>
          </table:table-cell>
          <table:table-cell table:style-name="ce37" table:formula="of:=[DefineCargoClasses.$B41]" office:value-type="string" office:string-value="Mail">
            <text:p>Mail</text:p>
          </table:table-cell>
          <table:table-cell table:style-name="ce28" table:number-columns-repeated="2"/>
          <table:table-cell table:formula="of:=[.M40]&lt;&gt;[.P40]" office:value-type="boolean" office:boolean-value="false">
            <text:p>FALSE</text:p>
          </table:table-cell>
          <table:table-cell table:formula="of:=IF([.N40];[.O40];0)" office:value-type="float" office:value="0">
            <text:p>0</text:p>
          </table:table-cell>
          <table:table-cell table:formula="of:=NOT(ISNA([.O40]))" office:value-type="boolean" office:boolean-value="true">
            <text:p>TRUE</text:p>
          </table:table-cell>
          <table:table-cell table:formula="of:=VLOOKUP([.J3];[.A$3:.C$35];3;0)" office:value-type="float" office:value="0">
            <text:p>0</text:p>
          </table:table-cell>
          <table:table-cell table:formula="of:=AND([.Q40];NOT([.R40]))" office:value-type="boolean" office:boolean-value="false">
            <text:p>FALSE</text:p>
          </table:table-cell>
          <table:table-cell table:formula="of:=([.F$3]*[DefineCargoClasses.C41]+[.F$4]*[DefineCargoClasses.D41]+[.F$5]*[DefineCargoClasses.E41]+[.F$6]*[DefineCargoClasses.F41]+[.F$7]*[DefineCargoClasses.G41]+[.F$8]*[DefineCargoClasses.H41]+[.F$9]*[DefineCargoClasses.I41]+[.F$10]*[DefineCargoClasses.J41]+[.F$11]*[DefineCargoClasses.K41]+[.F$12]*[DefineCargoClasses.L41])&gt;0" office:value-type="boolean" office:boolean-value="false">
            <text:p>FALSE</text:p>
          </table:table-cell>
          <table:table-cell table:formula="of:=([.G$3]*[DefineCargoClasses.$C41]+[.G$4]*[DefineCargoClasses.$D41]+[.G$5]*[DefineCargoClasses.$E41]+[.G$6]*[DefineCargoClasses.$F41]+[.G$7]*[DefineCargoClasses.$G41]+[.G$8]*[DefineCargoClasses.$H41]+[.G$9]*[DefineCargoClasses.$I41]+[.G$10]*[DefineCargoClasses.$J41]+[.G$11]*[DefineCargoClasses.$K41]+[.G$12]*[DefineCargoClasses.$L41])=SUM([DefineCargoClasses.C41:.M4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31"/>
          <table:table-cell table:style-name="ce34" table:formula="of:=[DefineCargoClasses.A42]" office:value-type="string" office:string-value="MAIZ">
            <text:p>MAIZ</text:p>
          </table:table-cell>
          <table:table-cell table:style-name="ce37" table:formula="of:=[DefineCargoClasses.B42]" office:value-type="string" office:string-value="Maize">
            <text:p>Maize</text:p>
          </table:table-cell>
          <table:table-cell table:style-name="ce28" table:number-columns-repeated="2"/>
          <table:table-cell table:formula="of:=[.M41]&lt;&gt;[.P41]" office:value-type="boolean" office:boolean-value="false">
            <text:p>FALSE</text:p>
          </table:table-cell>
          <table:table-cell table:formula="of:=IF([.N41];[.O41];0)" office:value-type="float" office:value="0">
            <text:p>0</text:p>
          </table:table-cell>
          <table:table-cell table:formula="of:=NOT(ISNA([.O41]))" office:value-type="boolean" office:boolean-value="true">
            <text:p>TRUE</text:p>
          </table:table-cell>
          <table:table-cell table:formula="of:=VLOOKUP([.J4];[.A$3:.C$35];3;0)" office:value-type="float" office:value="0">
            <text:p>0</text:p>
          </table:table-cell>
          <table:table-cell table:formula="of:=AND([.Q41];NOT([.R41]))" office:value-type="boolean" office:boolean-value="false">
            <text:p>FALSE</text:p>
          </table:table-cell>
          <table:table-cell table:formula="of:=([.F$3]*[DefineCargoClasses.C42]+[.F$4]*[DefineCargoClasses.D42]+[.F$5]*[DefineCargoClasses.E42]+[.F$6]*[DefineCargoClasses.F42]+[.F$7]*[DefineCargoClasses.G42]+[.F$8]*[DefineCargoClasses.H42]+[.F$9]*[DefineCargoClasses.I42]+[.F$10]*[DefineCargoClasses.J42]+[.F$11]*[DefineCargoClasses.K42]+[.F$12]*[DefineCargoClasses.L42])&gt;0" office:value-type="boolean" office:boolean-value="false">
            <text:p>FALSE</text:p>
          </table:table-cell>
          <table:table-cell table:formula="of:=([.G$3]*[DefineCargoClasses.$C42]+[.G$4]*[DefineCargoClasses.$D42]+[.G$5]*[DefineCargoClasses.$E42]+[.G$6]*[DefineCargoClasses.$F42]+[.G$7]*[DefineCargoClasses.$G42]+[.G$8]*[DefineCargoClasses.$H42]+[.G$9]*[DefineCargoClasses.$I42]+[.G$10]*[DefineCargoClasses.$J42]+[.G$11]*[DefineCargoClasses.$K42]+[.G$12]*[DefineCargoClasses.$L42])=SUM([DefineCargoClasses.C42:.M4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31"/>
          <table:table-cell table:style-name="ce34" table:formula="of:=[DefineCargoClasses.A43]" office:value-type="string" office:string-value="MILK">
            <text:p>MILK</text:p>
          </table:table-cell>
          <table:table-cell table:style-name="ce37" table:formula="of:=[DefineCargoClasses.B43]" office:value-type="string" office:string-value="Milk">
            <text:p>Milk</text:p>
          </table:table-cell>
          <table:table-cell table:style-name="ce28" table:number-columns-repeated="2"/>
          <table:table-cell table:formula="of:=[.M42]&lt;&gt;[.P42]" office:value-type="boolean" office:boolean-value="false">
            <text:p>FALSE</text:p>
          </table:table-cell>
          <table:table-cell table:formula="of:=IF([.N42];[.O42];0)" office:value-type="float" office:value="0">
            <text:p>0</text:p>
          </table:table-cell>
          <table:table-cell table:formula="of:=NOT(ISNA([.O42]))" office:value-type="boolean" office:boolean-value="false">
            <text:p>FALSE</text:p>
          </table:table-cell>
          <table:table-cell table:formula="of:=VLOOKUP([.J5];[.A$3:.C$35];3;0)" office:value-type="float" office:value="0">
            <text:p>#N/A</text:p>
          </table:table-cell>
          <table:table-cell table:formula="of:=AND([.Q42];NOT([.R42]))" office:value-type="boolean" office:boolean-value="false">
            <text:p>FALSE</text:p>
          </table:table-cell>
          <table:table-cell table:formula="of:=([.F$3]*[DefineCargoClasses.C43]+[.F$4]*[DefineCargoClasses.D43]+[.F$5]*[DefineCargoClasses.E43]+[.F$6]*[DefineCargoClasses.F43]+[.F$7]*[DefineCargoClasses.G43]+[.F$8]*[DefineCargoClasses.H43]+[.F$9]*[DefineCargoClasses.I43]+[.F$10]*[DefineCargoClasses.J43]+[.F$11]*[DefineCargoClasses.K43]+[.F$12]*[DefineCargoClasses.L43])&gt;0" office:value-type="boolean" office:boolean-value="false">
            <text:p>FALSE</text:p>
          </table:table-cell>
          <table:table-cell table:formula="of:=([.G$3]*[DefineCargoClasses.$C43]+[.G$4]*[DefineCargoClasses.$D43]+[.G$5]*[DefineCargoClasses.$E43]+[.G$6]*[DefineCargoClasses.$F43]+[.G$7]*[DefineCargoClasses.$G43]+[.G$8]*[DefineCargoClasses.$H43]+[.G$9]*[DefineCargoClasses.$I43]+[.G$10]*[DefineCargoClasses.$J43]+[.G$11]*[DefineCargoClasses.$K43]+[.G$12]*[DefineCargoClasses.$L43])=SUM([DefineCargoClasses.C43:.M4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31"/>
          <table:table-cell table:style-name="ce34" table:formula="of:=[DefineCargoClasses.A44]" office:value-type="string" office:string-value="OIL_">
            <text:p>OIL_</text:p>
          </table:table-cell>
          <table:table-cell table:style-name="ce37" table:formula="of:=[DefineCargoClasses.B44]" office:value-type="string" office:string-value="Oil">
            <text:p>Oil</text:p>
          </table:table-cell>
          <table:table-cell table:style-name="ce28" table:number-columns-repeated="2"/>
          <table:table-cell table:formula="of:=[.M43]&lt;&gt;[.P43]" office:value-type="boolean" office:boolean-value="false">
            <text:p>FALSE</text:p>
          </table:table-cell>
          <table:table-cell table:formula="of:=IF([.N43];[.O43];0)" office:value-type="float" office:value="0">
            <text:p>0</text:p>
          </table:table-cell>
          <table:table-cell table:formula="of:=NOT(ISNA([.O43]))" office:value-type="boolean" office:boolean-value="true">
            <text:p>TRUE</text:p>
          </table:table-cell>
          <table:table-cell table:formula="of:=VLOOKUP([.J6];[.A$3:.C$35];3;0)" office:value-type="float" office:value="0">
            <text:p>0</text:p>
          </table:table-cell>
          <table:table-cell table:formula="of:=AND([.Q43];NOT([.R43]))" office:value-type="boolean" office:boolean-value="false">
            <text:p>FALSE</text:p>
          </table:table-cell>
          <table:table-cell table:formula="of:=([.F$3]*[DefineCargoClasses.C44]+[.F$4]*[DefineCargoClasses.D44]+[.F$5]*[DefineCargoClasses.E44]+[.F$6]*[DefineCargoClasses.F44]+[.F$7]*[DefineCargoClasses.G44]+[.F$8]*[DefineCargoClasses.H44]+[.F$9]*[DefineCargoClasses.I44]+[.F$10]*[DefineCargoClasses.J44]+[.F$11]*[DefineCargoClasses.K44]+[.F$12]*[DefineCargoClasses.L44])&gt;0" office:value-type="boolean" office:boolean-value="false">
            <text:p>FALSE</text:p>
          </table:table-cell>
          <table:table-cell table:formula="of:=([.G$3]*[DefineCargoClasses.$C44]+[.G$4]*[DefineCargoClasses.$D44]+[.G$5]*[DefineCargoClasses.$E44]+[.G$6]*[DefineCargoClasses.$F44]+[.G$7]*[DefineCargoClasses.$G44]+[.G$8]*[DefineCargoClasses.$H44]+[.G$9]*[DefineCargoClasses.$I44]+[.G$10]*[DefineCargoClasses.$J44]+[.G$11]*[DefineCargoClasses.$K44]+[.G$12]*[DefineCargoClasses.$L44])=SUM([DefineCargoClasses.C44:.M4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4" table:formula="of:=[DefineCargoClasses.A45]" office:value-type="string" office:string-value="OLSD">
            <text:p>OLSD</text:p>
          </table:table-cell>
          <table:table-cell table:style-name="ce37" table:formula="of:=[DefineCargoClasses.B45]" office:value-type="string" office:string-value="Oil seeds">
            <text:p>Oil seeds</text:p>
          </table:table-cell>
          <table:table-cell table:style-name="ce28" table:number-columns-repeated="2"/>
          <table:table-cell table:formula="of:=[.M44]&lt;&gt;[.P44]" office:value-type="boolean" office:boolean-value="false">
            <text:p>FALSE</text:p>
          </table:table-cell>
          <table:table-cell table:formula="of:=IF([.N44];[.O44];0)" office:value-type="float" office:value="0">
            <text:p>0</text:p>
          </table:table-cell>
          <table:table-cell table:formula="of:=NOT(ISNA([.O44]))" office:value-type="boolean" office:boolean-value="false">
            <text:p>FALSE</text:p>
          </table:table-cell>
          <table:table-cell table:formula="of:=VLOOKUP([.J7];[.A$3:.C$35];3;0)" office:value-type="float" office:value="0">
            <text:p>#N/A</text:p>
          </table:table-cell>
          <table:table-cell table:formula="of:=AND([.Q44];NOT([.R44]))" office:value-type="boolean" office:boolean-value="false">
            <text:p>FALSE</text:p>
          </table:table-cell>
          <table:table-cell table:formula="of:=([.F$3]*[DefineCargoClasses.C45]+[.F$4]*[DefineCargoClasses.D45]+[.F$5]*[DefineCargoClasses.E45]+[.F$6]*[DefineCargoClasses.F45]+[.F$7]*[DefineCargoClasses.G45]+[.F$8]*[DefineCargoClasses.H45]+[.F$9]*[DefineCargoClasses.I45]+[.F$10]*[DefineCargoClasses.J45]+[.F$11]*[DefineCargoClasses.K45]+[.F$12]*[DefineCargoClasses.L45])&gt;0" office:value-type="boolean" office:boolean-value="false">
            <text:p>FALSE</text:p>
          </table:table-cell>
          <table:table-cell table:formula="of:=([.G$3]*[DefineCargoClasses.$C45]+[.G$4]*[DefineCargoClasses.$D45]+[.G$5]*[DefineCargoClasses.$E45]+[.G$6]*[DefineCargoClasses.$F45]+[.G$7]*[DefineCargoClasses.$G45]+[.G$8]*[DefineCargoClasses.$H45]+[.G$9]*[DefineCargoClasses.$I45]+[.G$10]*[DefineCargoClasses.$J45]+[.G$11]*[DefineCargoClasses.$K45]+[.G$12]*[DefineCargoClasses.$L45])=SUM([DefineCargoClasses.C45:.M4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6]" office:value-type="string" office:string-value="PAPR">
            <text:p>PAPR</text:p>
          </table:table-cell>
          <table:table-cell table:style-name="ce37" table:formula="of:=[DefineCargoClasses.B46]" office:value-type="string" office:string-value="Paper">
            <text:p>Paper</text:p>
          </table:table-cell>
          <table:table-cell table:style-name="ce28" table:number-columns-repeated="2"/>
          <table:table-cell table:formula="of:=[.M45]&lt;&gt;[.P45]" office:value-type="boolean" office:boolean-value="false">
            <text:p>FALSE</text:p>
          </table:table-cell>
          <table:table-cell table:formula="of:=IF([.N45];[.O45];0)" office:value-type="float" office:value="0">
            <text:p>0</text:p>
          </table:table-cell>
          <table:table-cell table:formula="of:=NOT(ISNA([.O45]))" office:value-type="boolean" office:boolean-value="true">
            <text:p>TRUE</text:p>
          </table:table-cell>
          <table:table-cell table:formula="of:=VLOOKUP([.J8];[.A$3:.C$35];3;0)" office:value-type="float" office:value="0">
            <text:p>0</text:p>
          </table:table-cell>
          <table:table-cell table:formula="of:=AND([.Q45];NOT([.R45]))" office:value-type="boolean" office:boolean-value="false">
            <text:p>FALSE</text:p>
          </table:table-cell>
          <table:table-cell table:formula="of:=([.F$3]*[DefineCargoClasses.C46]+[.F$4]*[DefineCargoClasses.D46]+[.F$5]*[DefineCargoClasses.E46]+[.F$6]*[DefineCargoClasses.F46]+[.F$7]*[DefineCargoClasses.G46]+[.F$8]*[DefineCargoClasses.H46]+[.F$9]*[DefineCargoClasses.I46]+[.F$10]*[DefineCargoClasses.J46]+[.F$11]*[DefineCargoClasses.K46]+[.F$12]*[DefineCargoClasses.L46])&gt;0" office:value-type="boolean" office:boolean-value="false">
            <text:p>FALSE</text:p>
          </table:table-cell>
          <table:table-cell table:formula="of:=([.G$3]*[DefineCargoClasses.$C46]+[.G$4]*[DefineCargoClasses.$D46]+[.G$5]*[DefineCargoClasses.$E46]+[.G$6]*[DefineCargoClasses.$F46]+[.G$7]*[DefineCargoClasses.$G46]+[.G$8]*[DefineCargoClasses.$H46]+[.G$9]*[DefineCargoClasses.$I46]+[.G$10]*[DefineCargoClasses.$J46]+[.G$11]*[DefineCargoClasses.$K46]+[.G$12]*[DefineCargoClasses.$L46])=SUM([DefineCargoClasses.C46:.M4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7]" office:value-type="string" office:string-value="PART">
            <text:p>PART</text:p>
          </table:table-cell>
          <table:table-cell table:style-name="ce37" table:formula="of:=[DefineCargoClasses.B47]" office:value-type="string" office:string-value="Parts (FIRS)">
            <text:p>Parts (FIRS)</text:p>
          </table:table-cell>
          <table:table-cell table:style-name="ce28" table:number-columns-repeated="2"/>
          <table:table-cell table:formula="of:=[.M46]&lt;&gt;[.P46]" office:value-type="boolean" office:boolean-value="false">
            <text:p>FALSE</text:p>
          </table:table-cell>
          <table:table-cell table:formula="of:=IF([.N46];[.O46];0)" office:value-type="float" office:value="0">
            <text:p>0</text:p>
          </table:table-cell>
          <table:table-cell table:formula="of:=NOT(ISNA([.O46]))" office:value-type="boolean" office:boolean-value="false">
            <text:p>FALSE</text:p>
          </table:table-cell>
          <table:table-cell table:formula="of:=VLOOKUP([.J9];[.A$3:.C$35];3;0)" office:value-type="float" office:value="0">
            <text:p>#N/A</text:p>
          </table:table-cell>
          <table:table-cell table:formula="of:=AND([.Q46];NOT([.R46]))" office:value-type="boolean" office:boolean-value="false">
            <text:p>FALSE</text:p>
          </table:table-cell>
          <table:table-cell table:formula="of:=([.F$3]*[DefineCargoClasses.C47]+[.F$4]*[DefineCargoClasses.D47]+[.F$5]*[DefineCargoClasses.E47]+[.F$6]*[DefineCargoClasses.F47]+[.F$7]*[DefineCargoClasses.G47]+[.F$8]*[DefineCargoClasses.H47]+[.F$9]*[DefineCargoClasses.I47]+[.F$10]*[DefineCargoClasses.J47]+[.F$11]*[DefineCargoClasses.K47]+[.F$12]*[DefineCargoClasses.L47])&gt;0" office:value-type="boolean" office:boolean-value="false">
            <text:p>FALSE</text:p>
          </table:table-cell>
          <table:table-cell table:formula="of:=([.G$3]*[DefineCargoClasses.$C47]+[.G$4]*[DefineCargoClasses.$D47]+[.G$5]*[DefineCargoClasses.$E47]+[.G$6]*[DefineCargoClasses.$F47]+[.G$7]*[DefineCargoClasses.$G47]+[.G$8]*[DefineCargoClasses.$H47]+[.G$9]*[DefineCargoClasses.$I47]+[.G$10]*[DefineCargoClasses.$J47]+[.G$11]*[DefineCargoClasses.$K47]+[.G$12]*[DefineCargoClasses.$L47])=SUM([DefineCargoClasses.C47:.M4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8]" office:value-type="string" office:string-value="PASS">
            <text:p>PASS</text:p>
          </table:table-cell>
          <table:table-cell table:style-name="ce37" table:formula="of:=[DefineCargoClasses.B48]" office:value-type="string" office:string-value="Passengers">
            <text:p>Passengers</text:p>
          </table:table-cell>
          <table:table-cell table:style-name="ce28" table:number-columns-repeated="2"/>
          <table:table-cell table:formula="of:=[.M47]&lt;&gt;[.P47]" office:value-type="boolean" office:boolean-value="false">
            <text:p>FALSE</text:p>
          </table:table-cell>
          <table:table-cell table:formula="of:=IF([.N47];[.O47];0)" office:value-type="float" office:value="0">
            <text:p>0</text:p>
          </table:table-cell>
          <table:table-cell table:formula="of:=NOT(ISNA([.O47]))" office:value-type="boolean" office:boolean-value="true">
            <text:p>TRUE</text:p>
          </table:table-cell>
          <table:table-cell table:formula="of:=VLOOKUP([.J10];[.A$3:.C$35];3;0)" office:value-type="float" office:value="0">
            <text:p>0</text:p>
          </table:table-cell>
          <table:table-cell table:formula="of:=AND([.Q47];NOT([.R47]))" office:value-type="boolean" office:boolean-value="false">
            <text:p>FALSE</text:p>
          </table:table-cell>
          <table:table-cell table:formula="of:=([.F$3]*[DefineCargoClasses.C48]+[.F$4]*[DefineCargoClasses.D48]+[.F$5]*[DefineCargoClasses.E48]+[.F$6]*[DefineCargoClasses.F48]+[.F$7]*[DefineCargoClasses.G48]+[.F$8]*[DefineCargoClasses.H48]+[.F$9]*[DefineCargoClasses.I48]+[.F$10]*[DefineCargoClasses.J48]+[.F$11]*[DefineCargoClasses.K48]+[.F$12]*[DefineCargoClasses.L48])&gt;0" office:value-type="boolean" office:boolean-value="false">
            <text:p>FALSE</text:p>
          </table:table-cell>
          <table:table-cell table:formula="of:=([.G$3]*[DefineCargoClasses.$C48]+[.G$4]*[DefineCargoClasses.$D48]+[.G$5]*[DefineCargoClasses.$E48]+[.G$6]*[DefineCargoClasses.$F48]+[.G$7]*[DefineCargoClasses.$G48]+[.G$8]*[DefineCargoClasses.$H48]+[.G$9]*[DefineCargoClasses.$I48]+[.G$10]*[DefineCargoClasses.$J48]+[.G$11]*[DefineCargoClasses.$K48]+[.G$12]*[DefineCargoClasses.$L48])=SUM([DefineCargoClasses.C48:.M4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49]" office:value-type="string" office:string-value="PETR">
            <text:p>PETR</text:p>
          </table:table-cell>
          <table:table-cell table:style-name="ce37" table:formula="of:=[DefineCargoClasses.B49]" office:value-type="string" office:string-value="Petrol (ECS) / Fuel Oil (FIRS)">
            <text:p>Petrol (ECS) / Fuel Oil (FIRS)</text:p>
          </table:table-cell>
          <table:table-cell table:style-name="ce28" table:number-columns-repeated="2"/>
          <table:table-cell table:formula="of:=[.M48]&lt;&gt;[.P48]" office:value-type="boolean" office:boolean-value="false">
            <text:p>FALSE</text:p>
          </table:table-cell>
          <table:table-cell table:formula="of:=IF([.N48];[.O48];0)" office:value-type="float" office:value="0">
            <text:p>0</text:p>
          </table:table-cell>
          <table:table-cell table:formula="of:=NOT(ISNA([.O48]))" office:value-type="boolean" office:boolean-value="false">
            <text:p>FALSE</text:p>
          </table:table-cell>
          <table:table-cell table:formula="of:=VLOOKUP([.J11];[.A$3:.C$35];3;0)" office:value-type="float" office:value="0">
            <text:p>#N/A</text:p>
          </table:table-cell>
          <table:table-cell table:formula="of:=AND([.Q48];NOT([.R48]))" office:value-type="boolean" office:boolean-value="false">
            <text:p>FALSE</text:p>
          </table:table-cell>
          <table:table-cell table:formula="of:=([.F$3]*[DefineCargoClasses.C49]+[.F$4]*[DefineCargoClasses.D49]+[.F$5]*[DefineCargoClasses.E49]+[.F$6]*[DefineCargoClasses.F49]+[.F$7]*[DefineCargoClasses.G49]+[.F$8]*[DefineCargoClasses.H49]+[.F$9]*[DefineCargoClasses.I49]+[.F$10]*[DefineCargoClasses.J49]+[.F$11]*[DefineCargoClasses.K49]+[.F$12]*[DefineCargoClasses.L49])&gt;0" office:value-type="boolean" office:boolean-value="false">
            <text:p>FALSE</text:p>
          </table:table-cell>
          <table:table-cell table:formula="of:=([.G$3]*[DefineCargoClasses.$C49]+[.G$4]*[DefineCargoClasses.$D49]+[.G$5]*[DefineCargoClasses.$E49]+[.G$6]*[DefineCargoClasses.$F49]+[.G$7]*[DefineCargoClasses.$G49]+[.G$8]*[DefineCargoClasses.$H49]+[.G$9]*[DefineCargoClasses.$I49]+[.G$10]*[DefineCargoClasses.$J49]+[.G$11]*[DefineCargoClasses.$K49]+[.G$12]*[DefineCargoClasses.$L49])=SUM([DefineCargoClasses.C49:.M4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0]" office:value-type="string" office:string-value="PLAS">
            <text:p>PLAS</text:p>
          </table:table-cell>
          <table:table-cell table:style-name="ce37" table:formula="of:=[DefineCargoClasses.B50]" office:value-type="string" office:string-value="Plastic (ECS)">
            <text:p>Plastic (ECS)</text:p>
          </table:table-cell>
          <table:table-cell table:style-name="ce28" table:number-columns-repeated="2"/>
          <table:table-cell table:formula="of:=[.M49]&lt;&gt;[.P49]" office:value-type="boolean" office:boolean-value="false">
            <text:p>FALSE</text:p>
          </table:table-cell>
          <table:table-cell table:formula="of:=IF([.N49];[.O49];0)" office:value-type="float" office:value="0">
            <text:p>0</text:p>
          </table:table-cell>
          <table:table-cell table:formula="of:=NOT(ISNA([.O49]))" office:value-type="boolean" office:boolean-value="true">
            <text:p>TRUE</text:p>
          </table:table-cell>
          <table:table-cell table:formula="of:=VLOOKUP([.J12];[.A$3:.C$35];3;0)" office:value-type="float" office:value="0">
            <text:p>0</text:p>
          </table:table-cell>
          <table:table-cell table:formula="of:=AND([.Q49];NOT([.R49]))" office:value-type="boolean" office:boolean-value="false">
            <text:p>FALSE</text:p>
          </table:table-cell>
          <table:table-cell table:formula="of:=([.F$3]*[DefineCargoClasses.C50]+[.F$4]*[DefineCargoClasses.D50]+[.F$5]*[DefineCargoClasses.E50]+[.F$6]*[DefineCargoClasses.F50]+[.F$7]*[DefineCargoClasses.G50]+[.F$8]*[DefineCargoClasses.H50]+[.F$9]*[DefineCargoClasses.I50]+[.F$10]*[DefineCargoClasses.J50]+[.F$11]*[DefineCargoClasses.K50]+[.F$12]*[DefineCargoClasses.L50])&gt;0" office:value-type="boolean" office:boolean-value="false">
            <text:p>FALSE</text:p>
          </table:table-cell>
          <table:table-cell table:formula="of:=([.G$3]*[DefineCargoClasses.$C50]+[.G$4]*[DefineCargoClasses.$D50]+[.G$5]*[DefineCargoClasses.$E50]+[.G$6]*[DefineCargoClasses.$F50]+[.G$7]*[DefineCargoClasses.$G50]+[.G$8]*[DefineCargoClasses.$H50]+[.G$9]*[DefineCargoClasses.$I50]+[.G$10]*[DefineCargoClasses.$J50]+[.G$11]*[DefineCargoClasses.$K50]+[.G$12]*[DefineCargoClasses.$L50])=SUM([DefineCargoClasses.C50:.M5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1]" office:value-type="string" office:string-value="PLST">
            <text:p>PLST</text:p>
          </table:table-cell>
          <table:table-cell table:style-name="ce37" table:formula="of:=[DefineCargoClasses.B51]" office:value-type="string" office:string-value="Plastic">
            <text:p>Plastic</text:p>
          </table:table-cell>
          <table:table-cell table:style-name="ce28" table:number-columns-repeated="2"/>
          <table:table-cell table:formula="of:=[.M50]&lt;&gt;[.P50]" office:value-type="boolean" office:boolean-value="false">
            <text:p>FALSE</text:p>
          </table:table-cell>
          <table:table-cell table:formula="of:=IF([.N50];[.O50];0)" office:value-type="float" office:value="0">
            <text:p>0</text:p>
          </table:table-cell>
          <table:table-cell table:formula="of:=NOT(ISNA([.O50]))" office:value-type="boolean" office:boolean-value="false">
            <text:p>FALSE</text:p>
          </table:table-cell>
          <table:table-cell table:formula="of:=VLOOKUP([.J13];[.A$3:.C$35];3;0)" office:value-type="float" office:value="0">
            <text:p>#N/A</text:p>
          </table:table-cell>
          <table:table-cell table:formula="of:=AND([.Q50];NOT([.R50]))" office:value-type="boolean" office:boolean-value="false">
            <text:p>FALSE</text:p>
          </table:table-cell>
          <table:table-cell table:formula="of:=([.F$3]*[DefineCargoClasses.C51]+[.F$4]*[DefineCargoClasses.D51]+[.F$5]*[DefineCargoClasses.E51]+[.F$6]*[DefineCargoClasses.F51]+[.F$7]*[DefineCargoClasses.G51]+[.F$8]*[DefineCargoClasses.H51]+[.F$9]*[DefineCargoClasses.I51]+[.F$10]*[DefineCargoClasses.J51]+[.F$11]*[DefineCargoClasses.K51]+[.F$12]*[DefineCargoClasses.L51])&gt;0" office:value-type="boolean" office:boolean-value="false">
            <text:p>FALSE</text:p>
          </table:table-cell>
          <table:table-cell table:formula="of:=([.G$3]*[DefineCargoClasses.$C51]+[.G$4]*[DefineCargoClasses.$D51]+[.G$5]*[DefineCargoClasses.$E51]+[.G$6]*[DefineCargoClasses.$F51]+[.G$7]*[DefineCargoClasses.$G51]+[.G$8]*[DefineCargoClasses.$H51]+[.G$9]*[DefineCargoClasses.$I51]+[.G$10]*[DefineCargoClasses.$J51]+[.G$11]*[DefineCargoClasses.$K51]+[.G$12]*[DefineCargoClasses.$L51])=SUM([DefineCargoClasses.C51:.M5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2]" office:value-type="string" office:string-value="POTA">
            <text:p>POTA</text:p>
          </table:table-cell>
          <table:table-cell table:style-name="ce37" table:formula="of:=[DefineCargoClasses.B52]" office:value-type="string" office:string-value="Potash (ECS)">
            <text:p>Potash (ECS)</text:p>
          </table:table-cell>
          <table:table-cell table:style-name="ce28" table:number-columns-repeated="2"/>
          <table:table-cell table:formula="of:=[.M51]&lt;&gt;[.P51]" office:value-type="boolean" office:boolean-value="false">
            <text:p>FALSE</text:p>
          </table:table-cell>
          <table:table-cell table:formula="of:=IF([.N51];[.O51];0)" office:value-type="float" office:value="0">
            <text:p>0</text:p>
          </table:table-cell>
          <table:table-cell table:formula="of:=NOT(ISNA([.O51]))" office:value-type="boolean" office:boolean-value="true">
            <text:p>TRUE</text:p>
          </table:table-cell>
          <table:table-cell table:formula="of:=VLOOKUP([.J14];[.A$3:.C$35];3;0)" office:value-type="float" office:value="0">
            <text:p>0</text:p>
          </table:table-cell>
          <table:table-cell table:formula="of:=AND([.Q51];NOT([.R51]))" office:value-type="boolean" office:boolean-value="false">
            <text:p>FALSE</text:p>
          </table:table-cell>
          <table:table-cell table:formula="of:=([.F$3]*[DefineCargoClasses.C52]+[.F$4]*[DefineCargoClasses.D52]+[.F$5]*[DefineCargoClasses.E52]+[.F$6]*[DefineCargoClasses.F52]+[.F$7]*[DefineCargoClasses.G52]+[.F$8]*[DefineCargoClasses.H52]+[.F$9]*[DefineCargoClasses.I52]+[.F$10]*[DefineCargoClasses.J52]+[.F$11]*[DefineCargoClasses.K52]+[.F$12]*[DefineCargoClasses.L52])&gt;0" office:value-type="boolean" office:boolean-value="false">
            <text:p>FALSE</text:p>
          </table:table-cell>
          <table:table-cell table:formula="of:=([.G$3]*[DefineCargoClasses.$C52]+[.G$4]*[DefineCargoClasses.$D52]+[.G$5]*[DefineCargoClasses.$E52]+[.G$6]*[DefineCargoClasses.$F52]+[.G$7]*[DefineCargoClasses.$G52]+[.G$8]*[DefineCargoClasses.$H52]+[.G$9]*[DefineCargoClasses.$I52]+[.G$10]*[DefineCargoClasses.$J52]+[.G$11]*[DefineCargoClasses.$K52]+[.G$12]*[DefineCargoClasses.$L52])=SUM([DefineCargoClasses.C52:.M5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3]" office:value-type="string" office:string-value="RFPR">
            <text:p>RFPR</text:p>
          </table:table-cell>
          <table:table-cell table:style-name="ce37" table:formula="of:=[DefineCargoClasses.B53]" office:value-type="string" office:string-value="Refinery Products (ECS) / Chemicals (FIRS)">
            <text:p>Refinery Products (ECS) / Chemicals (FIRS)</text:p>
          </table:table-cell>
          <table:table-cell table:style-name="ce28" table:number-columns-repeated="2"/>
          <table:table-cell table:formula="of:=[.M52]&lt;&gt;[.P52]" office:value-type="boolean" office:boolean-value="false">
            <text:p>FALSE</text:p>
          </table:table-cell>
          <table:table-cell table:formula="of:=IF([.N52];[.O52];0)" office:value-type="float" office:value="0">
            <text:p>0</text:p>
          </table:table-cell>
          <table:table-cell table:formula="of:=NOT(ISNA([.O52]))" office:value-type="boolean" office:boolean-value="false">
            <text:p>FALSE</text:p>
          </table:table-cell>
          <table:table-cell table:formula="of:=VLOOKUP([.J15];[.A$3:.C$35];3;0)" office:value-type="float" office:value="0">
            <text:p>#N/A</text:p>
          </table:table-cell>
          <table:table-cell table:formula="of:=AND([.Q52];NOT([.R52]))" office:value-type="boolean" office:boolean-value="false">
            <text:p>FALSE</text:p>
          </table:table-cell>
          <table:table-cell table:formula="of:=([.F$3]*[DefineCargoClasses.C53]+[.F$4]*[DefineCargoClasses.D53]+[.F$5]*[DefineCargoClasses.E53]+[.F$6]*[DefineCargoClasses.F53]+[.F$7]*[DefineCargoClasses.G53]+[.F$8]*[DefineCargoClasses.H53]+[.F$9]*[DefineCargoClasses.I53]+[.F$10]*[DefineCargoClasses.J53]+[.F$11]*[DefineCargoClasses.K53]+[.F$12]*[DefineCargoClasses.L53])&gt;0" office:value-type="boolean" office:boolean-value="false">
            <text:p>FALSE</text:p>
          </table:table-cell>
          <table:table-cell table:formula="of:=([.G$3]*[DefineCargoClasses.$C53]+[.G$4]*[DefineCargoClasses.$D53]+[.G$5]*[DefineCargoClasses.$E53]+[.G$6]*[DefineCargoClasses.$F53]+[.G$7]*[DefineCargoClasses.$G53]+[.G$8]*[DefineCargoClasses.$H53]+[.G$9]*[DefineCargoClasses.$I53]+[.G$10]*[DefineCargoClasses.$J53]+[.G$11]*[DefineCargoClasses.$K53]+[.G$12]*[DefineCargoClasses.$L53])=SUM([DefineCargoClasses.C53:.M5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4]" office:value-type="string" office:string-value="RUBR">
            <text:p>RUBR</text:p>
          </table:table-cell>
          <table:table-cell table:style-name="ce37" table:formula="of:=[DefineCargoClasses.B54]" office:value-type="string" office:string-value="Rubber">
            <text:p>Rubber</text:p>
          </table:table-cell>
          <table:table-cell table:style-name="ce28" table:number-columns-repeated="2"/>
          <table:table-cell table:formula="of:=[.M53]&lt;&gt;[.P53]" office:value-type="boolean" office:boolean-value="false">
            <text:p>FALSE</text:p>
          </table:table-cell>
          <table:table-cell table:formula="of:=IF([.N53];[.O53];0)" office:value-type="float" office:value="0">
            <text:p>0</text:p>
          </table:table-cell>
          <table:table-cell table:formula="of:=NOT(ISNA([.O53]))" office:value-type="boolean" office:boolean-value="false">
            <text:p>FALSE</text:p>
          </table:table-cell>
          <table:table-cell table:formula="of:=VLOOKUP([.J16];[.A$3:.C$35];3;0)" office:value-type="float" office:value="0">
            <text:p>#N/A</text:p>
          </table:table-cell>
          <table:table-cell table:formula="of:=AND([.Q53];NOT([.R53]))" office:value-type="boolean" office:boolean-value="false">
            <text:p>FALSE</text:p>
          </table:table-cell>
          <table:table-cell table:formula="of:=([.F$3]*[DefineCargoClasses.C54]+[.F$4]*[DefineCargoClasses.D54]+[.F$5]*[DefineCargoClasses.E54]+[.F$6]*[DefineCargoClasses.F54]+[.F$7]*[DefineCargoClasses.G54]+[.F$8]*[DefineCargoClasses.H54]+[.F$9]*[DefineCargoClasses.I54]+[.F$10]*[DefineCargoClasses.J54]+[.F$11]*[DefineCargoClasses.K54]+[.F$12]*[DefineCargoClasses.L54])&gt;0" office:value-type="boolean" office:boolean-value="false">
            <text:p>FALSE</text:p>
          </table:table-cell>
          <table:table-cell table:formula="of:=([.G$3]*[DefineCargoClasses.$C54]+[.G$4]*[DefineCargoClasses.$D54]+[.G$5]*[DefineCargoClasses.$E54]+[.G$6]*[DefineCargoClasses.$F54]+[.G$7]*[DefineCargoClasses.$G54]+[.G$8]*[DefineCargoClasses.$H54]+[.G$9]*[DefineCargoClasses.$I54]+[.G$10]*[DefineCargoClasses.$J54]+[.G$11]*[DefineCargoClasses.$K54]+[.G$12]*[DefineCargoClasses.$L54])=SUM([DefineCargoClasses.C54:.M5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5]" office:value-type="string" office:string-value="SAND">
            <text:p>SAND</text:p>
          </table:table-cell>
          <table:table-cell table:style-name="ce37" table:formula="of:=[DefineCargoClasses.B55]" office:value-type="string" office:string-value="Sand">
            <text:p>Sand</text:p>
          </table:table-cell>
          <table:table-cell table:style-name="ce28" table:number-columns-repeated="2"/>
          <table:table-cell table:formula="of:=[.M54]&lt;&gt;[.P54]" office:value-type="boolean" office:boolean-value="false">
            <text:p>FALSE</text:p>
          </table:table-cell>
          <table:table-cell table:formula="of:=IF([.N54];[.O54];0)" office:value-type="float" office:value="0">
            <text:p>0</text:p>
          </table:table-cell>
          <table:table-cell table:formula="of:=NOT(ISNA([.O54]))" office:value-type="boolean" office:boolean-value="true">
            <text:p>TRUE</text:p>
          </table:table-cell>
          <table:table-cell table:formula="of:=VLOOKUP([.J17];[.A$3:.C$35];3;0)" office:value-type="float" office:value="0">
            <text:p>0</text:p>
          </table:table-cell>
          <table:table-cell table:formula="of:=AND([.Q54];NOT([.R54]))" office:value-type="boolean" office:boolean-value="false">
            <text:p>FALSE</text:p>
          </table:table-cell>
          <table:table-cell table:formula="of:=([.F$3]*[DefineCargoClasses.C55]+[.F$4]*[DefineCargoClasses.D55]+[.F$5]*[DefineCargoClasses.E55]+[.F$6]*[DefineCargoClasses.F55]+[.F$7]*[DefineCargoClasses.G55]+[.F$8]*[DefineCargoClasses.H55]+[.F$9]*[DefineCargoClasses.I55]+[.F$10]*[DefineCargoClasses.J55]+[.F$11]*[DefineCargoClasses.K55]+[.F$12]*[DefineCargoClasses.L55])&gt;0" office:value-type="boolean" office:boolean-value="false">
            <text:p>FALSE</text:p>
          </table:table-cell>
          <table:table-cell table:formula="of:=([.G$3]*[DefineCargoClasses.$C55]+[.G$4]*[DefineCargoClasses.$D55]+[.G$5]*[DefineCargoClasses.$E55]+[.G$6]*[DefineCargoClasses.$F55]+[.G$7]*[DefineCargoClasses.$G55]+[.G$8]*[DefineCargoClasses.$H55]+[.G$9]*[DefineCargoClasses.$I55]+[.G$10]*[DefineCargoClasses.$J55]+[.G$11]*[DefineCargoClasses.$K55]+[.G$12]*[DefineCargoClasses.$L55])=SUM([DefineCargoClasses.C55:.M5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6]" office:value-type="string" office:string-value="SCRP">
            <text:p>SCRP</text:p>
          </table:table-cell>
          <table:table-cell table:style-name="ce37" table:formula="of:=[DefineCargoClasses.B56]" office:value-type="string" office:string-value="Scrap Metal (FIRS)">
            <text:p>Scrap Metal (FIRS)</text:p>
          </table:table-cell>
          <table:table-cell table:style-name="ce28" table:number-columns-repeated="2"/>
          <table:table-cell table:formula="of:=[.M55]&lt;&gt;[.P55]" office:value-type="boolean" office:boolean-value="false">
            <text:p>FALSE</text:p>
          </table:table-cell>
          <table:table-cell table:formula="of:=IF([.N55];[.O55];0)" office:value-type="float" office:value="0">
            <text:p>0</text:p>
          </table:table-cell>
          <table:table-cell table:formula="of:=NOT(ISNA([.O55]))" office:value-type="boolean" office:boolean-value="false">
            <text:p>FALSE</text:p>
          </table:table-cell>
          <table:table-cell table:formula="of:=VLOOKUP([.J18];[.A$3:.C$35];3;0)" office:value-type="float" office:value="0">
            <text:p>#N/A</text:p>
          </table:table-cell>
          <table:table-cell table:formula="of:=AND([.Q55];NOT([.R55]))" office:value-type="boolean" office:boolean-value="false">
            <text:p>FALSE</text:p>
          </table:table-cell>
          <table:table-cell table:formula="of:=([.F$3]*[DefineCargoClasses.C56]+[.F$4]*[DefineCargoClasses.D56]+[.F$5]*[DefineCargoClasses.E56]+[.F$6]*[DefineCargoClasses.F56]+[.F$7]*[DefineCargoClasses.G56]+[.F$8]*[DefineCargoClasses.H56]+[.F$9]*[DefineCargoClasses.I56]+[.F$10]*[DefineCargoClasses.J56]+[.F$11]*[DefineCargoClasses.K56]+[.F$12]*[DefineCargoClasses.L56])&gt;0" office:value-type="boolean" office:boolean-value="false">
            <text:p>FALSE</text:p>
          </table:table-cell>
          <table:table-cell table:formula="of:=([.G$3]*[DefineCargoClasses.$C56]+[.G$4]*[DefineCargoClasses.$D56]+[.G$5]*[DefineCargoClasses.$E56]+[.G$6]*[DefineCargoClasses.$F56]+[.G$7]*[DefineCargoClasses.$G56]+[.G$8]*[DefineCargoClasses.$H56]+[.G$9]*[DefineCargoClasses.$I56]+[.G$10]*[DefineCargoClasses.$J56]+[.G$11]*[DefineCargoClasses.$K56]+[.G$12]*[DefineCargoClasses.$L56])=SUM([DefineCargoClasses.C56:.M5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7]" office:value-type="string" office:string-value="SGCN">
            <text:p>SGCN</text:p>
          </table:table-cell>
          <table:table-cell table:style-name="ce37" table:formula="of:=[DefineCargoClasses.B57]" office:value-type="string" office:string-value="Sugar Cane">
            <text:p>Sugar Cane</text:p>
          </table:table-cell>
          <table:table-cell table:style-name="ce28" table:number-columns-repeated="2"/>
          <table:table-cell table:formula="of:=[.M56]&lt;&gt;[.P56]" office:value-type="boolean" office:boolean-value="false">
            <text:p>FALSE</text:p>
          </table:table-cell>
          <table:table-cell table:formula="of:=IF([.N56];[.O56];0)" office:value-type="float" office:value="0">
            <text:p>0</text:p>
          </table:table-cell>
          <table:table-cell table:formula="of:=NOT(ISNA([.O56]))" office:value-type="boolean" office:boolean-value="false">
            <text:p>FALSE</text:p>
          </table:table-cell>
          <table:table-cell table:formula="of:=VLOOKUP([.J19];[.A$3:.C$35];3;0)" office:value-type="float" office:value="0">
            <text:p>#N/A</text:p>
          </table:table-cell>
          <table:table-cell table:formula="of:=AND([.Q56];NOT([.R56]))" office:value-type="boolean" office:boolean-value="false">
            <text:p>FALSE</text:p>
          </table:table-cell>
          <table:table-cell table:formula="of:=([.F$3]*[DefineCargoClasses.C57]+[.F$4]*[DefineCargoClasses.D57]+[.F$5]*[DefineCargoClasses.E57]+[.F$6]*[DefineCargoClasses.F57]+[.F$7]*[DefineCargoClasses.G57]+[.F$8]*[DefineCargoClasses.H57]+[.F$9]*[DefineCargoClasses.I57]+[.F$10]*[DefineCargoClasses.J57]+[.F$11]*[DefineCargoClasses.K57]+[.F$12]*[DefineCargoClasses.L57])&gt;0" office:value-type="boolean" office:boolean-value="false">
            <text:p>FALSE</text:p>
          </table:table-cell>
          <table:table-cell table:formula="of:=([.G$3]*[DefineCargoClasses.$C57]+[.G$4]*[DefineCargoClasses.$D57]+[.G$5]*[DefineCargoClasses.$E57]+[.G$6]*[DefineCargoClasses.$F57]+[.G$7]*[DefineCargoClasses.$G57]+[.G$8]*[DefineCargoClasses.$H57]+[.G$9]*[DefineCargoClasses.$I57]+[.G$10]*[DefineCargoClasses.$J57]+[.G$11]*[DefineCargoClasses.$K57]+[.G$12]*[DefineCargoClasses.$L57])=SUM([DefineCargoClasses.C57:.M5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8]" office:value-type="string" office:string-value="STEL">
            <text:p>STEL</text:p>
          </table:table-cell>
          <table:table-cell table:style-name="ce37" table:formula="of:=[DefineCargoClasses.B58]" office:value-type="string" office:string-value="Steel">
            <text:p>Steel</text:p>
          </table:table-cell>
          <table:table-cell table:style-name="ce28" table:number-columns-repeated="2"/>
          <table:table-cell table:formula="of:=[.M57]&lt;&gt;[.P57]" office:value-type="boolean" office:boolean-value="false">
            <text:p>FALSE</text:p>
          </table:table-cell>
          <table:table-cell table:formula="of:=IF([.N57];[.O57];0)" office:value-type="float" office:value="0">
            <text:p>0</text:p>
          </table:table-cell>
          <table:table-cell table:formula="of:=NOT(ISNA([.O57]))" office:value-type="boolean" office:boolean-value="true">
            <text:p>TRUE</text:p>
          </table:table-cell>
          <table:table-cell table:formula="of:=VLOOKUP([.J20];[.A$3:.C$35];3;0)" office:value-type="float" office:value="0">
            <text:p>0</text:p>
          </table:table-cell>
          <table:table-cell table:formula="of:=AND([.Q57];NOT([.R57]))" office:value-type="boolean" office:boolean-value="false">
            <text:p>FALSE</text:p>
          </table:table-cell>
          <table:table-cell table:formula="of:=([.F$3]*[DefineCargoClasses.C58]+[.F$4]*[DefineCargoClasses.D58]+[.F$5]*[DefineCargoClasses.E58]+[.F$6]*[DefineCargoClasses.F58]+[.F$7]*[DefineCargoClasses.G58]+[.F$8]*[DefineCargoClasses.H58]+[.F$9]*[DefineCargoClasses.I58]+[.F$10]*[DefineCargoClasses.J58]+[.F$11]*[DefineCargoClasses.K58]+[.F$12]*[DefineCargoClasses.L58])&gt;0" office:value-type="boolean" office:boolean-value="false">
            <text:p>FALSE</text:p>
          </table:table-cell>
          <table:table-cell table:formula="of:=([.G$3]*[DefineCargoClasses.$C58]+[.G$4]*[DefineCargoClasses.$D58]+[.G$5]*[DefineCargoClasses.$E58]+[.G$6]*[DefineCargoClasses.$F58]+[.G$7]*[DefineCargoClasses.$G58]+[.G$8]*[DefineCargoClasses.$H58]+[.G$9]*[DefineCargoClasses.$I58]+[.G$10]*[DefineCargoClasses.$J58]+[.G$11]*[DefineCargoClasses.$K58]+[.G$12]*[DefineCargoClasses.$L58])=SUM([DefineCargoClasses.C58:.M5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59]" office:value-type="string" office:string-value="SUGR">
            <text:p>SUGR</text:p>
          </table:table-cell>
          <table:table-cell table:style-name="ce37" table:formula="of:=[DefineCargoClasses.B59]" office:value-type="string" office:string-value="Sugar">
            <text:p>Sugar</text:p>
          </table:table-cell>
          <table:table-cell table:style-name="ce28" table:number-columns-repeated="2"/>
          <table:table-cell table:formula="of:=[.M58]&lt;&gt;[.P58]" office:value-type="boolean" office:boolean-value="false">
            <text:p>FALSE</text:p>
          </table:table-cell>
          <table:table-cell table:formula="of:=IF([.N58];[.O58];0)" office:value-type="float" office:value="0">
            <text:p>0</text:p>
          </table:table-cell>
          <table:table-cell table:formula="of:=NOT(ISNA([.O58]))" office:value-type="boolean" office:boolean-value="false">
            <text:p>FALSE</text:p>
          </table:table-cell>
          <table:table-cell table:formula="of:=VLOOKUP([.J21];[.A$3:.C$35];3;0)" office:value-type="float" office:value="0">
            <text:p>#N/A</text:p>
          </table:table-cell>
          <table:table-cell table:formula="of:=AND([.Q58];NOT([.R58]))" office:value-type="boolean" office:boolean-value="false">
            <text:p>FALSE</text:p>
          </table:table-cell>
          <table:table-cell table:formula="of:=([.F$3]*[DefineCargoClasses.C59]+[.F$4]*[DefineCargoClasses.D59]+[.F$5]*[DefineCargoClasses.E59]+[.F$6]*[DefineCargoClasses.F59]+[.F$7]*[DefineCargoClasses.G59]+[.F$8]*[DefineCargoClasses.H59]+[.F$9]*[DefineCargoClasses.I59]+[.F$10]*[DefineCargoClasses.J59]+[.F$11]*[DefineCargoClasses.K59]+[.F$12]*[DefineCargoClasses.L59])&gt;0" office:value-type="boolean" office:boolean-value="false">
            <text:p>FALSE</text:p>
          </table:table-cell>
          <table:table-cell table:formula="of:=([.G$3]*[DefineCargoClasses.$C59]+[.G$4]*[DefineCargoClasses.$D59]+[.G$5]*[DefineCargoClasses.$E59]+[.G$6]*[DefineCargoClasses.$F59]+[.G$7]*[DefineCargoClasses.$G59]+[.G$8]*[DefineCargoClasses.$H59]+[.G$9]*[DefineCargoClasses.$I59]+[.G$10]*[DefineCargoClasses.$J59]+[.G$11]*[DefineCargoClasses.$K59]+[.G$12]*[DefineCargoClasses.$L59])=SUM([DefineCargoClasses.C59:.M5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0]" office:value-type="string" office:string-value="SULP">
            <text:p>SULP</text:p>
          </table:table-cell>
          <table:table-cell table:style-name="ce37" table:formula="of:=[DefineCargoClasses.B60]" office:value-type="string" office:string-value="Sulphur">
            <text:p>Sulphur</text:p>
          </table:table-cell>
          <table:table-cell table:style-name="ce28" table:number-columns-repeated="2"/>
          <table:table-cell table:formula="of:=[.M59]&lt;&gt;[.P59]" office:value-type="boolean" office:boolean-value="false">
            <text:p>FALSE</text:p>
          </table:table-cell>
          <table:table-cell table:formula="of:=IF([.N59];[.O59];0)" office:value-type="float" office:value="0">
            <text:p>0</text:p>
          </table:table-cell>
          <table:table-cell table:formula="of:=NOT(ISNA([.O59]))" office:value-type="boolean" office:boolean-value="false">
            <text:p>FALSE</text:p>
          </table:table-cell>
          <table:table-cell table:formula="of:=VLOOKUP([.J22];[.A$3:.C$35];3;0)" office:value-type="float" office:value="0">
            <text:p>#N/A</text:p>
          </table:table-cell>
          <table:table-cell table:formula="of:=AND([.Q59];NOT([.R59]))" office:value-type="boolean" office:boolean-value="false">
            <text:p>FALSE</text:p>
          </table:table-cell>
          <table:table-cell table:formula="of:=([.F$3]*[DefineCargoClasses.C60]+[.F$4]*[DefineCargoClasses.D60]+[.F$5]*[DefineCargoClasses.E60]+[.F$6]*[DefineCargoClasses.F60]+[.F$7]*[DefineCargoClasses.G60]+[.F$8]*[DefineCargoClasses.H60]+[.F$9]*[DefineCargoClasses.I60]+[.F$10]*[DefineCargoClasses.J60]+[.F$11]*[DefineCargoClasses.K60]+[.F$12]*[DefineCargoClasses.L60])&gt;0" office:value-type="boolean" office:boolean-value="false">
            <text:p>FALSE</text:p>
          </table:table-cell>
          <table:table-cell table:formula="of:=([.G$3]*[DefineCargoClasses.$C60]+[.G$4]*[DefineCargoClasses.$D60]+[.G$5]*[DefineCargoClasses.$E60]+[.G$6]*[DefineCargoClasses.$F60]+[.G$7]*[DefineCargoClasses.$G60]+[.G$8]*[DefineCargoClasses.$H60]+[.G$9]*[DefineCargoClasses.$I60]+[.G$10]*[DefineCargoClasses.$J60]+[.G$11]*[DefineCargoClasses.$K60]+[.G$12]*[DefineCargoClasses.$L60])=SUM([DefineCargoClasses.C60:.M6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1]" office:value-type="string" office:string-value="SVSP">
            <text:p>SVSP</text:p>
          </table:table-cell>
          <table:table-cell table:style-name="ce37" table:formula="of:=[DefineCargoClasses.B61]" office:value-type="string" office:string-value="Survey Supplies (FIRS)">
            <text:p>Survey Supplies (FIRS)</text:p>
          </table:table-cell>
          <table:table-cell table:style-name="ce28" table:number-columns-repeated="2"/>
          <table:table-cell table:formula="of:=[.M60]&lt;&gt;[.P60]" office:value-type="boolean" office:boolean-value="false">
            <text:p>FALSE</text:p>
          </table:table-cell>
          <table:table-cell table:formula="of:=IF([.N60];[.O60];0)" office:value-type="float" office:value="0">
            <text:p>0</text:p>
          </table:table-cell>
          <table:table-cell table:formula="of:=NOT(ISNA([.O60]))" office:value-type="boolean" office:boolean-value="false">
            <text:p>FALSE</text:p>
          </table:table-cell>
          <table:table-cell table:formula="of:=VLOOKUP([.J23];[.A$3:.C$35];3;0)" office:value-type="float" office:value="0">
            <text:p>#N/A</text:p>
          </table:table-cell>
          <table:table-cell table:formula="of:=AND([.Q60];NOT([.R60]))" office:value-type="boolean" office:boolean-value="false">
            <text:p>FALSE</text:p>
          </table:table-cell>
          <table:table-cell table:formula="of:=([.F$3]*[DefineCargoClasses.C61]+[.F$4]*[DefineCargoClasses.D61]+[.F$5]*[DefineCargoClasses.E61]+[.F$6]*[DefineCargoClasses.F61]+[.F$7]*[DefineCargoClasses.G61]+[.F$8]*[DefineCargoClasses.H61]+[.F$9]*[DefineCargoClasses.I61]+[.F$10]*[DefineCargoClasses.J61]+[.F$11]*[DefineCargoClasses.K61]+[.F$12]*[DefineCargoClasses.L61])&gt;0" office:value-type="boolean" office:boolean-value="false">
            <text:p>FALSE</text:p>
          </table:table-cell>
          <table:table-cell table:formula="of:=([.G$3]*[DefineCargoClasses.$C61]+[.G$4]*[DefineCargoClasses.$D61]+[.G$5]*[DefineCargoClasses.$E61]+[.G$6]*[DefineCargoClasses.$F61]+[.G$7]*[DefineCargoClasses.$G61]+[.G$8]*[DefineCargoClasses.$H61]+[.G$9]*[DefineCargoClasses.$I61]+[.G$10]*[DefineCargoClasses.$J61]+[.G$11]*[DefineCargoClasses.$K61]+[.G$12]*[DefineCargoClasses.$L61])=SUM([DefineCargoClasses.C61:.M6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2]" office:value-type="string" office:string-value="SWET">
            <text:p>SWET</text:p>
          </table:table-cell>
          <table:table-cell table:style-name="ce37" table:formula="of:=[DefineCargoClasses.B62]" office:value-type="string" office:string-value="Sweets (Candy)">
            <text:p>Sweets (Candy)</text:p>
          </table:table-cell>
          <table:table-cell table:style-name="ce28" table:number-columns-repeated="2"/>
          <table:table-cell table:formula="of:=[.M61]&lt;&gt;[.P61]" office:value-type="boolean" office:boolean-value="false">
            <text:p>FALSE</text:p>
          </table:table-cell>
          <table:table-cell table:formula="of:=IF([.N61];[.O61];0)" office:value-type="float" office:value="0">
            <text:p>0</text:p>
          </table:table-cell>
          <table:table-cell table:formula="of:=NOT(ISNA([.O61]))" office:value-type="boolean" office:boolean-value="false">
            <text:p>FALSE</text:p>
          </table:table-cell>
          <table:table-cell table:formula="of:=VLOOKUP([.J24];[.A$3:.C$35];3;0)" office:value-type="float" office:value="0">
            <text:p>#N/A</text:p>
          </table:table-cell>
          <table:table-cell table:formula="of:=AND([.Q61];NOT([.R61]))" office:value-type="boolean" office:boolean-value="false">
            <text:p>FALSE</text:p>
          </table:table-cell>
          <table:table-cell table:formula="of:=([.F$3]*[DefineCargoClasses.C62]+[.F$4]*[DefineCargoClasses.D62]+[.F$5]*[DefineCargoClasses.E62]+[.F$6]*[DefineCargoClasses.F62]+[.F$7]*[DefineCargoClasses.G62]+[.F$8]*[DefineCargoClasses.H62]+[.F$9]*[DefineCargoClasses.I62]+[.F$10]*[DefineCargoClasses.J62]+[.F$11]*[DefineCargoClasses.K62]+[.F$12]*[DefineCargoClasses.L62])&gt;0" office:value-type="boolean" office:boolean-value="false">
            <text:p>FALSE</text:p>
          </table:table-cell>
          <table:table-cell table:formula="of:=([.G$3]*[DefineCargoClasses.$C62]+[.G$4]*[DefineCargoClasses.$D62]+[.G$5]*[DefineCargoClasses.$E62]+[.G$6]*[DefineCargoClasses.$F62]+[.G$7]*[DefineCargoClasses.$G62]+[.G$8]*[DefineCargoClasses.$H62]+[.G$9]*[DefineCargoClasses.$I62]+[.G$10]*[DefineCargoClasses.$J62]+[.G$11]*[DefineCargoClasses.$K62]+[.G$12]*[DefineCargoClasses.$L62])=SUM([DefineCargoClasses.C62:.M6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3]" office:value-type="string" office:string-value="TOFF">
            <text:p>TOFF</text:p>
          </table:table-cell>
          <table:table-cell table:style-name="ce37" table:formula="of:=[DefineCargoClasses.B63]" office:value-type="string" office:string-value="Toffee">
            <text:p>Toffee</text:p>
          </table:table-cell>
          <table:table-cell table:style-name="ce28" table:number-columns-repeated="2"/>
          <table:table-cell table:formula="of:=[.M62]&lt;&gt;[.P62]" office:value-type="boolean" office:boolean-value="false">
            <text:p>FALSE</text:p>
          </table:table-cell>
          <table:table-cell table:formula="of:=IF([.N62];[.O62];0)" office:value-type="float" office:value="0">
            <text:p>0</text:p>
          </table:table-cell>
          <table:table-cell table:formula="of:=NOT(ISNA([.O62]))" office:value-type="boolean" office:boolean-value="false">
            <text:p>FALSE</text:p>
          </table:table-cell>
          <table:table-cell table:formula="of:=VLOOKUP([.J25];[.A$3:.C$35];3;0)" office:value-type="float" office:value="0">
            <text:p>#N/A</text:p>
          </table:table-cell>
          <table:table-cell table:formula="of:=AND([.Q62];NOT([.R62]))" office:value-type="boolean" office:boolean-value="false">
            <text:p>FALSE</text:p>
          </table:table-cell>
          <table:table-cell table:formula="of:=([.F$3]*[DefineCargoClasses.C63]+[.F$4]*[DefineCargoClasses.D63]+[.F$5]*[DefineCargoClasses.E63]+[.F$6]*[DefineCargoClasses.F63]+[.F$7]*[DefineCargoClasses.G63]+[.F$8]*[DefineCargoClasses.H63]+[.F$9]*[DefineCargoClasses.I63]+[.F$10]*[DefineCargoClasses.J63]+[.F$11]*[DefineCargoClasses.K63]+[.F$12]*[DefineCargoClasses.L63])&gt;0" office:value-type="boolean" office:boolean-value="false">
            <text:p>FALSE</text:p>
          </table:table-cell>
          <table:table-cell table:formula="of:=([.G$3]*[DefineCargoClasses.$C63]+[.G$4]*[DefineCargoClasses.$D63]+[.G$5]*[DefineCargoClasses.$E63]+[.G$6]*[DefineCargoClasses.$F63]+[.G$7]*[DefineCargoClasses.$G63]+[.G$8]*[DefineCargoClasses.$H63]+[.G$9]*[DefineCargoClasses.$I63]+[.G$10]*[DefineCargoClasses.$J63]+[.G$11]*[DefineCargoClasses.$K63]+[.G$12]*[DefineCargoClasses.$L63])=SUM([DefineCargoClasses.C63:.M6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4]" office:value-type="string" office:string-value="TOUR">
            <text:p>TOUR</text:p>
          </table:table-cell>
          <table:table-cell table:style-name="ce37" table:formula="of:=[DefineCargoClasses.B64]" office:value-type="string" office:string-value="Tourists">
            <text:p>Tourists</text:p>
          </table:table-cell>
          <table:table-cell table:style-name="ce28" table:number-columns-repeated="2"/>
          <table:table-cell table:formula="of:=[.M63]&lt;&gt;[.P63]" office:value-type="boolean" office:boolean-value="false">
            <text:p>FALSE</text:p>
          </table:table-cell>
          <table:table-cell table:formula="of:=IF([.N63];[.O63];0)" office:value-type="float" office:value="0">
            <text:p>0</text:p>
          </table:table-cell>
          <table:table-cell table:formula="of:=NOT(ISNA([.O63]))" office:value-type="boolean" office:boolean-value="false">
            <text:p>FALSE</text:p>
          </table:table-cell>
          <table:table-cell table:formula="of:=VLOOKUP([.J26];[.A$3:.C$35];3;0)" office:value-type="float" office:value="0">
            <text:p>#N/A</text:p>
          </table:table-cell>
          <table:table-cell table:formula="of:=AND([.Q63];NOT([.R63]))" office:value-type="boolean" office:boolean-value="false">
            <text:p>FALSE</text:p>
          </table:table-cell>
          <table:table-cell table:formula="of:=([.F$3]*[DefineCargoClasses.C64]+[.F$4]*[DefineCargoClasses.D64]+[.F$5]*[DefineCargoClasses.E64]+[.F$6]*[DefineCargoClasses.F64]+[.F$7]*[DefineCargoClasses.G64]+[.F$8]*[DefineCargoClasses.H64]+[.F$9]*[DefineCargoClasses.I64]+[.F$10]*[DefineCargoClasses.J64]+[.F$11]*[DefineCargoClasses.K64]+[.F$12]*[DefineCargoClasses.L64])&gt;0" office:value-type="boolean" office:boolean-value="false">
            <text:p>FALSE</text:p>
          </table:table-cell>
          <table:table-cell table:formula="of:=([.G$3]*[DefineCargoClasses.$C64]+[.G$4]*[DefineCargoClasses.$D64]+[.G$5]*[DefineCargoClasses.$E64]+[.G$6]*[DefineCargoClasses.$F64]+[.G$7]*[DefineCargoClasses.$G64]+[.G$8]*[DefineCargoClasses.$H64]+[.G$9]*[DefineCargoClasses.$I64]+[.G$10]*[DefineCargoClasses.$J64]+[.G$11]*[DefineCargoClasses.$K64]+[.G$12]*[DefineCargoClasses.$L64])=SUM([DefineCargoClasses.C64:.M6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5]" office:value-type="string" office:string-value="TOYS">
            <text:p>TOYS</text:p>
          </table:table-cell>
          <table:table-cell table:style-name="ce37" table:formula="of:=[DefineCargoClasses.B65]" office:value-type="string" office:string-value="Toys">
            <text:p>Toys</text:p>
          </table:table-cell>
          <table:table-cell table:style-name="ce28" table:number-columns-repeated="2"/>
          <table:table-cell table:formula="of:=[.M64]&lt;&gt;[.P64]" office:value-type="boolean" office:boolean-value="false">
            <text:p>FALSE</text:p>
          </table:table-cell>
          <table:table-cell table:formula="of:=IF([.N64];[.O64];0)" office:value-type="float" office:value="0">
            <text:p>0</text:p>
          </table:table-cell>
          <table:table-cell table:formula="of:=NOT(ISNA([.O64]))" office:value-type="boolean" office:boolean-value="false">
            <text:p>FALSE</text:p>
          </table:table-cell>
          <table:table-cell table:formula="of:=VLOOKUP([.J27];[.A$3:.C$35];3;0)" office:value-type="float" office:value="0">
            <text:p>#N/A</text:p>
          </table:table-cell>
          <table:table-cell table:formula="of:=AND([.Q64];NOT([.R64]))" office:value-type="boolean" office:boolean-value="false">
            <text:p>FALSE</text:p>
          </table:table-cell>
          <table:table-cell table:formula="of:=([.F$3]*[DefineCargoClasses.C65]+[.F$4]*[DefineCargoClasses.D65]+[.F$5]*[DefineCargoClasses.E65]+[.F$6]*[DefineCargoClasses.F65]+[.F$7]*[DefineCargoClasses.G65]+[.F$8]*[DefineCargoClasses.H65]+[.F$9]*[DefineCargoClasses.I65]+[.F$10]*[DefineCargoClasses.J65]+[.F$11]*[DefineCargoClasses.K65]+[.F$12]*[DefineCargoClasses.L65])&gt;0" office:value-type="boolean" office:boolean-value="false">
            <text:p>FALSE</text:p>
          </table:table-cell>
          <table:table-cell table:formula="of:=([.G$3]*[DefineCargoClasses.$C65]+[.G$4]*[DefineCargoClasses.$D65]+[.G$5]*[DefineCargoClasses.$E65]+[.G$6]*[DefineCargoClasses.$F65]+[.G$7]*[DefineCargoClasses.$G65]+[.G$8]*[DefineCargoClasses.$H65]+[.G$9]*[DefineCargoClasses.$I65]+[.G$10]*[DefineCargoClasses.$J65]+[.G$11]*[DefineCargoClasses.$K65]+[.G$12]*[DefineCargoClasses.$L65])=SUM([DefineCargoClasses.C65:.M6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6]" office:value-type="string" office:string-value="TWOD">
            <text:p>TWOD</text:p>
          </table:table-cell>
          <table:table-cell table:style-name="ce37" table:formula="of:=[DefineCargoClasses.B66]" office:value-type="string" office:string-value="Tropic Wood">
            <text:p>Tropic Wood</text:p>
          </table:table-cell>
          <table:table-cell table:style-name="ce28" table:number-columns-repeated="2"/>
          <table:table-cell table:formula="of:=[.M65]&lt;&gt;[.P65]" office:value-type="boolean" office:boolean-value="false">
            <text:p>FALSE</text:p>
          </table:table-cell>
          <table:table-cell table:formula="of:=IF([.N65];[.O65];0)" office:value-type="float" office:value="0">
            <text:p>0</text:p>
          </table:table-cell>
          <table:table-cell table:formula="of:=NOT(ISNA([.O65]))" office:value-type="boolean" office:boolean-value="true">
            <text:p>TRUE</text:p>
          </table:table-cell>
          <table:table-cell table:formula="of:=VLOOKUP([.J28];[.A$3:.C$35];3;0)" office:value-type="float" office:value="0">
            <text:p>0</text:p>
          </table:table-cell>
          <table:table-cell table:formula="of:=AND([.Q65];NOT([.R65]))" office:value-type="boolean" office:boolean-value="false">
            <text:p>FALSE</text:p>
          </table:table-cell>
          <table:table-cell table:formula="of:=([.F$3]*[DefineCargoClasses.C66]+[.F$4]*[DefineCargoClasses.D66]+[.F$5]*[DefineCargoClasses.E66]+[.F$6]*[DefineCargoClasses.F66]+[.F$7]*[DefineCargoClasses.G66]+[.F$8]*[DefineCargoClasses.H66]+[.F$9]*[DefineCargoClasses.I66]+[.F$10]*[DefineCargoClasses.J66]+[.F$11]*[DefineCargoClasses.K66]+[.F$12]*[DefineCargoClasses.L66])&gt;0" office:value-type="boolean" office:boolean-value="false">
            <text:p>FALSE</text:p>
          </table:table-cell>
          <table:table-cell table:formula="of:=([.G$3]*[DefineCargoClasses.$C66]+[.G$4]*[DefineCargoClasses.$D66]+[.G$5]*[DefineCargoClasses.$E66]+[.G$6]*[DefineCargoClasses.$F66]+[.G$7]*[DefineCargoClasses.$G66]+[.G$8]*[DefineCargoClasses.$H66]+[.G$9]*[DefineCargoClasses.$I66]+[.G$10]*[DefineCargoClasses.$J66]+[.G$11]*[DefineCargoClasses.$K66]+[.G$12]*[DefineCargoClasses.$L66])=SUM([DefineCargoClasses.C66:.M6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7]" office:value-type="string" office:string-value="UORE">
            <text:p>UORE</text:p>
          </table:table-cell>
          <table:table-cell table:style-name="ce37" table:formula="of:=[DefineCargoClasses.B67]" office:value-type="string" office:string-value="Uranium Ore">
            <text:p>Uranium Ore</text:p>
          </table:table-cell>
          <table:table-cell table:style-name="ce28" table:number-columns-repeated="2"/>
          <table:table-cell table:formula="of:=[.M66]&lt;&gt;[.P66]" office:value-type="boolean" office:boolean-value="false">
            <text:p>FALSE</text:p>
          </table:table-cell>
          <table:table-cell table:formula="of:=IF([.N66];[.O66];0)" office:value-type="float" office:value="0">
            <text:p>0</text:p>
          </table:table-cell>
          <table:table-cell table:formula="of:=NOT(ISNA([.O66]))" office:value-type="boolean" office:boolean-value="false">
            <text:p>FALSE</text:p>
          </table:table-cell>
          <table:table-cell table:formula="of:=VLOOKUP([.J29];[.A$3:.C$35];3;0)" office:value-type="float" office:value="0">
            <text:p>#N/A</text:p>
          </table:table-cell>
          <table:table-cell table:formula="of:=AND([.Q66];NOT([.R66]))" office:value-type="boolean" office:boolean-value="false">
            <text:p>FALSE</text:p>
          </table:table-cell>
          <table:table-cell table:formula="of:=([.F$3]*[DefineCargoClasses.C67]+[.F$4]*[DefineCargoClasses.D67]+[.F$5]*[DefineCargoClasses.E67]+[.F$6]*[DefineCargoClasses.F67]+[.F$7]*[DefineCargoClasses.G67]+[.F$8]*[DefineCargoClasses.H67]+[.F$9]*[DefineCargoClasses.I67]+[.F$10]*[DefineCargoClasses.J67]+[.F$11]*[DefineCargoClasses.K67]+[.F$12]*[DefineCargoClasses.L67])&gt;0" office:value-type="boolean" office:boolean-value="false">
            <text:p>FALSE</text:p>
          </table:table-cell>
          <table:table-cell table:formula="of:=([.G$3]*[DefineCargoClasses.$C67]+[.G$4]*[DefineCargoClasses.$D67]+[.G$5]*[DefineCargoClasses.$E67]+[.G$6]*[DefineCargoClasses.$F67]+[.G$7]*[DefineCargoClasses.$G67]+[.G$8]*[DefineCargoClasses.$H67]+[.G$9]*[DefineCargoClasses.$I67]+[.G$10]*[DefineCargoClasses.$J67]+[.G$11]*[DefineCargoClasses.$K67]+[.G$12]*[DefineCargoClasses.$L67])=SUM([DefineCargoClasses.C67:.M6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8]" office:value-type="string" office:string-value="URAN">
            <text:p>URAN</text:p>
          </table:table-cell>
          <table:table-cell table:style-name="ce37" table:formula="of:=[DefineCargoClasses.B68]" office:value-type="string" office:string-value="Uranium">
            <text:p>Uranium</text:p>
          </table:table-cell>
          <table:table-cell table:style-name="ce28" table:number-columns-repeated="2"/>
          <table:table-cell table:formula="of:=[.M67]&lt;&gt;[.P67]" office:value-type="boolean" office:boolean-value="false">
            <text:p>FALSE</text:p>
          </table:table-cell>
          <table:table-cell table:formula="of:=IF([.N67];[.O67];0)" office:value-type="float" office:value="0">
            <text:p>0</text:p>
          </table:table-cell>
          <table:table-cell table:formula="of:=NOT(ISNA([.O67]))" office:value-type="boolean" office:boolean-value="false">
            <text:p>FALSE</text:p>
          </table:table-cell>
          <table:table-cell table:formula="of:=VLOOKUP([.J30];[.A$3:.C$35];3;0)" office:value-type="float" office:value="0">
            <text:p>#N/A</text:p>
          </table:table-cell>
          <table:table-cell table:formula="of:=AND([.Q67];NOT([.R67]))" office:value-type="boolean" office:boolean-value="false">
            <text:p>FALSE</text:p>
          </table:table-cell>
          <table:table-cell table:formula="of:=([.F$3]*[DefineCargoClasses.C68]+[.F$4]*[DefineCargoClasses.D68]+[.F$5]*[DefineCargoClasses.E68]+[.F$6]*[DefineCargoClasses.F68]+[.F$7]*[DefineCargoClasses.G68]+[.F$8]*[DefineCargoClasses.H68]+[.F$9]*[DefineCargoClasses.I68]+[.F$10]*[DefineCargoClasses.J68]+[.F$11]*[DefineCargoClasses.K68]+[.F$12]*[DefineCargoClasses.L68])&gt;0" office:value-type="boolean" office:boolean-value="false">
            <text:p>FALSE</text:p>
          </table:table-cell>
          <table:table-cell table:formula="of:=([.G$3]*[DefineCargoClasses.$C68]+[.G$4]*[DefineCargoClasses.$D68]+[.G$5]*[DefineCargoClasses.$E68]+[.G$6]*[DefineCargoClasses.$F68]+[.G$7]*[DefineCargoClasses.$G68]+[.G$8]*[DefineCargoClasses.$H68]+[.G$9]*[DefineCargoClasses.$I68]+[.G$10]*[DefineCargoClasses.$J68]+[.G$11]*[DefineCargoClasses.$K68]+[.G$12]*[DefineCargoClasses.$L68])=SUM([DefineCargoClasses.C68:.M68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69]" office:value-type="string" office:string-value="VALU">
            <text:p>VALU</text:p>
          </table:table-cell>
          <table:table-cell table:style-name="ce37" table:formula="of:=[DefineCargoClasses.B69]" office:value-type="string" office:string-value="Valuables">
            <text:p>Valuables</text:p>
          </table:table-cell>
          <table:table-cell table:style-name="ce28" table:number-columns-repeated="2"/>
          <table:table-cell table:formula="of:=[.M68]&lt;&gt;[.P68]" office:value-type="boolean" office:boolean-value="false">
            <text:p>FALSE</text:p>
          </table:table-cell>
          <table:table-cell table:formula="of:=IF([.N68];[.O68];0)" office:value-type="float" office:value="0">
            <text:p>0</text:p>
          </table:table-cell>
          <table:table-cell table:formula="of:=NOT(ISNA([.O68]))" office:value-type="boolean" office:boolean-value="true">
            <text:p>TRUE</text:p>
          </table:table-cell>
          <table:table-cell table:formula="of:=VLOOKUP([.J31];[.A$3:.C$35];3;0)" office:value-type="float" office:value="0">
            <text:p>0</text:p>
          </table:table-cell>
          <table:table-cell table:formula="of:=AND([.Q68];NOT([.R68]))" office:value-type="boolean" office:boolean-value="false">
            <text:p>FALSE</text:p>
          </table:table-cell>
          <table:table-cell table:formula="of:=([.F$3]*[DefineCargoClasses.C69]+[.F$4]*[DefineCargoClasses.D69]+[.F$5]*[DefineCargoClasses.E69]+[.F$6]*[DefineCargoClasses.F69]+[.F$7]*[DefineCargoClasses.G69]+[.F$8]*[DefineCargoClasses.H69]+[.F$9]*[DefineCargoClasses.I69]+[.F$10]*[DefineCargoClasses.J69]+[.F$11]*[DefineCargoClasses.K69]+[.F$12]*[DefineCargoClasses.L69])&gt;0" office:value-type="boolean" office:boolean-value="false">
            <text:p>FALSE</text:p>
          </table:table-cell>
          <table:table-cell table:formula="of:=([.G$3]*[DefineCargoClasses.$C69]+[.G$4]*[DefineCargoClasses.$D69]+[.G$5]*[DefineCargoClasses.$E69]+[.G$6]*[DefineCargoClasses.$F69]+[.G$7]*[DefineCargoClasses.$G69]+[.G$8]*[DefineCargoClasses.$H69]+[.G$9]*[DefineCargoClasses.$I69]+[.G$10]*[DefineCargoClasses.$J69]+[.G$11]*[DefineCargoClasses.$K69]+[.G$12]*[DefineCargoClasses.$L69])=SUM([DefineCargoClasses.C69:.M6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0]" office:value-type="string" office:string-value="VEHI">
            <text:p>VEHI</text:p>
          </table:table-cell>
          <table:table-cell table:style-name="ce37" table:formula="of:=[DefineCargoClasses.B70]" office:value-type="string" office:string-value="Vehicles">
            <text:p>Vehicles</text:p>
          </table:table-cell>
          <table:table-cell table:style-name="ce28" table:number-columns-repeated="2"/>
          <table:table-cell table:formula="of:=[.M69]&lt;&gt;[.P69]" office:value-type="boolean" office:boolean-value="false">
            <text:p>FALSE</text:p>
          </table:table-cell>
          <table:table-cell table:formula="of:=IF([.N69];[.O69];0)" office:value-type="float" office:value="0">
            <text:p>0</text:p>
          </table:table-cell>
          <table:table-cell table:formula="of:=NOT(ISNA([.O69]))" office:value-type="boolean" office:boolean-value="false">
            <text:p>FALSE</text:p>
          </table:table-cell>
          <table:table-cell table:formula="of:=VLOOKUP([.J32];[.A$3:.C$35];3;0)" office:value-type="float" office:value="0">
            <text:p>#N/A</text:p>
          </table:table-cell>
          <table:table-cell table:formula="of:=AND([.Q69];NOT([.R69]))" office:value-type="boolean" office:boolean-value="false">
            <text:p>FALSE</text:p>
          </table:table-cell>
          <table:table-cell table:formula="of:=([.F$3]*[DefineCargoClasses.C70]+[.F$4]*[DefineCargoClasses.D70]+[.F$5]*[DefineCargoClasses.E70]+[.F$6]*[DefineCargoClasses.F70]+[.F$7]*[DefineCargoClasses.G70]+[.F$8]*[DefineCargoClasses.H70]+[.F$9]*[DefineCargoClasses.I70]+[.F$10]*[DefineCargoClasses.J70]+[.F$11]*[DefineCargoClasses.K70]+[.F$12]*[DefineCargoClasses.L70])&gt;0" office:value-type="boolean" office:boolean-value="false">
            <text:p>FALSE</text:p>
          </table:table-cell>
          <table:table-cell table:formula="of:=([.G$3]*[DefineCargoClasses.$C70]+[.G$4]*[DefineCargoClasses.$D70]+[.G$5]*[DefineCargoClasses.$E70]+[.G$6]*[DefineCargoClasses.$F70]+[.G$7]*[DefineCargoClasses.$G70]+[.G$8]*[DefineCargoClasses.$H70]+[.G$9]*[DefineCargoClasses.$I70]+[.G$10]*[DefineCargoClasses.$J70]+[.G$11]*[DefineCargoClasses.$K70]+[.G$12]*[DefineCargoClasses.$L70])=SUM([DefineCargoClasses.C70:.M7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1]" office:value-type="string" office:string-value="WATR">
            <text:p>WATR</text:p>
          </table:table-cell>
          <table:table-cell table:style-name="ce37" table:formula="of:=[DefineCargoClasses.B71]" office:value-type="string" office:string-value="Water">
            <text:p>Water</text:p>
          </table:table-cell>
          <table:table-cell table:style-name="ce28" table:number-columns-repeated="2"/>
          <table:table-cell table:formula="of:=[.M70]&lt;&gt;[.P70]" office:value-type="boolean" office:boolean-value="false">
            <text:p>FALSE</text:p>
          </table:table-cell>
          <table:table-cell table:formula="of:=IF([.N70];[.O70];0)" office:value-type="float" office:value="0">
            <text:p>0</text:p>
          </table:table-cell>
          <table:table-cell table:formula="of:=NOT(ISNA([.O70]))" office:value-type="boolean" office:boolean-value="true">
            <text:p>TRUE</text:p>
          </table:table-cell>
          <table:table-cell table:formula="of:=VLOOKUP([.J33];[.A$3:.C$35];3;0)" office:value-type="float" office:value="0">
            <text:p>0</text:p>
          </table:table-cell>
          <table:table-cell table:formula="of:=AND([.Q70];NOT([.R70]))" office:value-type="boolean" office:boolean-value="false">
            <text:p>FALSE</text:p>
          </table:table-cell>
          <table:table-cell table:formula="of:=([.F$3]*[DefineCargoClasses.C71]+[.F$4]*[DefineCargoClasses.D71]+[.F$5]*[DefineCargoClasses.E71]+[.F$6]*[DefineCargoClasses.F71]+[.F$7]*[DefineCargoClasses.G71]+[.F$8]*[DefineCargoClasses.H71]+[.F$9]*[DefineCargoClasses.I71]+[.F$10]*[DefineCargoClasses.J71]+[.F$11]*[DefineCargoClasses.K71]+[.F$12]*[DefineCargoClasses.L71])&gt;0" office:value-type="boolean" office:boolean-value="false">
            <text:p>FALSE</text:p>
          </table:table-cell>
          <table:table-cell table:formula="of:=([.G$3]*[DefineCargoClasses.$C71]+[.G$4]*[DefineCargoClasses.$D71]+[.G$5]*[DefineCargoClasses.$E71]+[.G$6]*[DefineCargoClasses.$F71]+[.G$7]*[DefineCargoClasses.$G71]+[.G$8]*[DefineCargoClasses.$H71]+[.G$9]*[DefineCargoClasses.$I71]+[.G$10]*[DefineCargoClasses.$J71]+[.G$11]*[DefineCargoClasses.$K71]+[.G$12]*[DefineCargoClasses.$L71])=SUM([DefineCargoClasses.C71:.M7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2]" office:value-type="string" office:string-value="WDPR">
            <text:p>WDPR</text:p>
          </table:table-cell>
          <table:table-cell table:style-name="ce37" table:formula="of:=[DefineCargoClasses.B72]" office:value-type="string" office:string-value="Lumber (FIRS)">
            <text:p>Lumber (FIRS)</text:p>
          </table:table-cell>
          <table:table-cell table:style-name="ce28" table:number-columns-repeated="2"/>
          <table:table-cell table:formula="of:=[.M71]&lt;&gt;[.P71]" office:value-type="boolean" office:boolean-value="false">
            <text:p>FALSE</text:p>
          </table:table-cell>
          <table:table-cell table:formula="of:=IF([.N71];[.O71];0)" office:value-type="float" office:value="0">
            <text:p>0</text:p>
          </table:table-cell>
          <table:table-cell table:formula="of:=NOT(ISNA([.O71]))" office:value-type="boolean" office:boolean-value="true">
            <text:p>TRUE</text:p>
          </table:table-cell>
          <table:table-cell table:formula="of:=VLOOKUP([.J34];[.A$3:.C$35];3;0)" office:value-type="float" office:value="0">
            <text:p>0</text:p>
          </table:table-cell>
          <table:table-cell table:formula="of:=AND([.Q71];NOT([.R71]))" office:value-type="boolean" office:boolean-value="false">
            <text:p>FALSE</text:p>
          </table:table-cell>
          <table:table-cell table:formula="of:=([.F$3]*[DefineCargoClasses.C72]+[.F$4]*[DefineCargoClasses.D72]+[.F$5]*[DefineCargoClasses.E72]+[.F$6]*[DefineCargoClasses.F72]+[.F$7]*[DefineCargoClasses.G72]+[.F$8]*[DefineCargoClasses.H72]+[.F$9]*[DefineCargoClasses.I72]+[.F$10]*[DefineCargoClasses.J72]+[.F$11]*[DefineCargoClasses.K72]+[.F$12]*[DefineCargoClasses.L72])&gt;0" office:value-type="boolean" office:boolean-value="false">
            <text:p>FALSE</text:p>
          </table:table-cell>
          <table:table-cell table:formula="of:=([.G$3]*[DefineCargoClasses.$C72]+[.G$4]*[DefineCargoClasses.$D72]+[.G$5]*[DefineCargoClasses.$E72]+[.G$6]*[DefineCargoClasses.$F72]+[.G$7]*[DefineCargoClasses.$G72]+[.G$8]*[DefineCargoClasses.$H72]+[.G$9]*[DefineCargoClasses.$I72]+[.G$10]*[DefineCargoClasses.$J72]+[.G$11]*[DefineCargoClasses.$K72]+[.G$12]*[DefineCargoClasses.$L72])=SUM([DefineCargoClasses.C72:.M7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3]" office:value-type="string" office:string-value="WDPR">
            <text:p>WDPR</text:p>
          </table:table-cell>
          <table:table-cell table:style-name="ce37" table:formula="of:=[DefineCargoClasses.B73]" office:value-type="string" office:string-value="Wood Products (ECS)">
            <text:p>Wood Products (ECS)</text:p>
          </table:table-cell>
          <table:table-cell table:style-name="ce28" table:number-columns-repeated="2"/>
          <table:table-cell table:formula="of:=[.M72]&lt;&gt;[.P72]" office:value-type="boolean" office:boolean-value="false">
            <text:p>FALSE</text:p>
          </table:table-cell>
          <table:table-cell table:formula="of:=IF([.N72];[.O72];0)" office:value-type="float" office:value="0">
            <text:p>0</text:p>
          </table:table-cell>
          <table:table-cell table:formula="of:=NOT(ISNA([.O72]))" office:value-type="boolean" office:boolean-value="true">
            <text:p>TRUE</text:p>
          </table:table-cell>
          <table:table-cell table:formula="of:=VLOOKUP([.J35];[.A$3:.C$35];3;0)" office:value-type="float" office:value="0">
            <text:p>0</text:p>
          </table:table-cell>
          <table:table-cell table:formula="of:=AND([.Q72];NOT([.R72]))" office:value-type="boolean" office:boolean-value="false">
            <text:p>FALSE</text:p>
          </table:table-cell>
          <table:table-cell table:formula="of:=([.F$3]*[DefineCargoClasses.C73]+[.F$4]*[DefineCargoClasses.D73]+[.F$5]*[DefineCargoClasses.E73]+[.F$6]*[DefineCargoClasses.F73]+[.F$7]*[DefineCargoClasses.G73]+[.F$8]*[DefineCargoClasses.H73]+[.F$9]*[DefineCargoClasses.I73]+[.F$10]*[DefineCargoClasses.J73]+[.F$11]*[DefineCargoClasses.K73]+[.F$12]*[DefineCargoClasses.L73])&gt;0" office:value-type="boolean" office:boolean-value="false">
            <text:p>FALSE</text:p>
          </table:table-cell>
          <table:table-cell table:formula="of:=([.G$3]*[DefineCargoClasses.$C73]+[.G$4]*[DefineCargoClasses.$D73]+[.G$5]*[DefineCargoClasses.$E73]+[.G$6]*[DefineCargoClasses.$F73]+[.G$7]*[DefineCargoClasses.$G73]+[.G$8]*[DefineCargoClasses.$H73]+[.G$9]*[DefineCargoClasses.$I73]+[.G$10]*[DefineCargoClasses.$J73]+[.G$11]*[DefineCargoClasses.$K73]+[.G$12]*[DefineCargoClasses.$L73])=SUM([DefineCargoClasses.C73:.M73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4]" office:value-type="string" office:string-value="WHEA">
            <text:p>WHEA</text:p>
          </table:table-cell>
          <table:table-cell table:style-name="ce37" table:formula="of:=[DefineCargoClasses.B74]" office:value-type="string" office:string-value="Wheat">
            <text:p>Wheat</text:p>
          </table:table-cell>
          <table:table-cell table:style-name="ce28" table:number-columns-repeated="2"/>
          <table:table-cell table:formula="of:=[.M73]&lt;&gt;[.P73]" office:value-type="boolean" office:boolean-value="false">
            <text:p>FALSE</text:p>
          </table:table-cell>
          <table:table-cell table:formula="of:=IF([.N73];[.O73];0)" office:value-type="float" office:value="0">
            <text:p>0</text:p>
          </table:table-cell>
          <table:table-cell table:formula="of:=NOT(ISNA([.O73]))" office:value-type="boolean" office:boolean-value="false">
            <text:p>FALSE</text:p>
          </table:table-cell>
          <table:table-cell table:formula="of:=VLOOKUP([.J36];[.A$3:.C$35];3;0)" office:value-type="float" office:value="0">
            <text:p>#N/A</text:p>
          </table:table-cell>
          <table:table-cell table:formula="of:=AND([.Q73];NOT([.R73]))" office:value-type="boolean" office:boolean-value="false">
            <text:p>FALSE</text:p>
          </table:table-cell>
          <table:table-cell table:formula="of:=([.F$3]*[DefineCargoClasses.C74]+[.F$4]*[DefineCargoClasses.D74]+[.F$5]*[DefineCargoClasses.E74]+[.F$6]*[DefineCargoClasses.F74]+[.F$7]*[DefineCargoClasses.G74]+[.F$8]*[DefineCargoClasses.H74]+[.F$9]*[DefineCargoClasses.I74]+[.F$10]*[DefineCargoClasses.J74]+[.F$11]*[DefineCargoClasses.K74]+[.F$12]*[DefineCargoClasses.L74])&gt;0" office:value-type="boolean" office:boolean-value="false">
            <text:p>FALSE</text:p>
          </table:table-cell>
          <table:table-cell table:formula="of:=([.G$3]*[DefineCargoClasses.$C74]+[.G$4]*[DefineCargoClasses.$D74]+[.G$5]*[DefineCargoClasses.$E74]+[.G$6]*[DefineCargoClasses.$F74]+[.G$7]*[DefineCargoClasses.$G74]+[.G$8]*[DefineCargoClasses.$H74]+[.G$9]*[DefineCargoClasses.$I74]+[.G$10]*[DefineCargoClasses.$J74]+[.G$11]*[DefineCargoClasses.$K74]+[.G$12]*[DefineCargoClasses.$L74])=SUM([DefineCargoClasses.C74:.M74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5]" office:value-type="string" office:string-value="WOOD">
            <text:p>WOOD</text:p>
          </table:table-cell>
          <table:table-cell table:style-name="ce37" table:formula="of:=[DefineCargoClasses.B75]" office:value-type="string" office:string-value="Wood">
            <text:p>Wood</text:p>
          </table:table-cell>
          <table:table-cell table:style-name="ce28" table:number-columns-repeated="2"/>
          <table:table-cell table:formula="of:=[.M74]&lt;&gt;[.P74]" office:value-type="boolean" office:boolean-value="false">
            <text:p>FALSE</text:p>
          </table:table-cell>
          <table:table-cell table:formula="of:=IF([.N74];[.O74];0)" office:value-type="float" office:value="0">
            <text:p>0</text:p>
          </table:table-cell>
          <table:table-cell table:formula="of:=NOT(ISNA([.O74]))" office:value-type="boolean" office:boolean-value="true">
            <text:p>TRUE</text:p>
          </table:table-cell>
          <table:table-cell table:formula="of:=VLOOKUP([.J37];[.A$3:.C$35];3;0)" office:value-type="float" office:value="0">
            <text:p>0</text:p>
          </table:table-cell>
          <table:table-cell table:formula="of:=AND([.Q74];NOT([.R74]))" office:value-type="boolean" office:boolean-value="false">
            <text:p>FALSE</text:p>
          </table:table-cell>
          <table:table-cell table:formula="of:=([.F$3]*[DefineCargoClasses.C75]+[.F$4]*[DefineCargoClasses.D75]+[.F$5]*[DefineCargoClasses.E75]+[.F$6]*[DefineCargoClasses.F75]+[.F$7]*[DefineCargoClasses.G75]+[.F$8]*[DefineCargoClasses.H75]+[.F$9]*[DefineCargoClasses.I75]+[.F$10]*[DefineCargoClasses.J75]+[.F$11]*[DefineCargoClasses.K75]+[.F$12]*[DefineCargoClasses.L75])&gt;0" office:value-type="boolean" office:boolean-value="false">
            <text:p>FALSE</text:p>
          </table:table-cell>
          <table:table-cell table:formula="of:=([.G$3]*[DefineCargoClasses.$C75]+[.G$4]*[DefineCargoClasses.$D75]+[.G$5]*[DefineCargoClasses.$E75]+[.G$6]*[DefineCargoClasses.$F75]+[.G$7]*[DefineCargoClasses.$G75]+[.G$8]*[DefineCargoClasses.$H75]+[.G$9]*[DefineCargoClasses.$I75]+[.G$10]*[DefineCargoClasses.$J75]+[.G$11]*[DefineCargoClasses.$K75]+[.G$12]*[DefineCargoClasses.$L75])=SUM([DefineCargoClasses.C75:.M7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6]" office:value-type="string" office:string-value="WOOL">
            <text:p>WOOL</text:p>
          </table:table-cell>
          <table:table-cell table:style-name="ce37" table:formula="of:=[DefineCargoClasses.B76]" office:value-type="string" office:string-value="Wool">
            <text:p>Wool</text:p>
          </table:table-cell>
          <table:table-cell table:style-name="ce28" table:number-columns-repeated="2"/>
          <table:table-cell table:formula="of:=[.M75]&lt;&gt;[.P75]" office:value-type="boolean" office:boolean-value="false">
            <text:p>FALSE</text:p>
          </table:table-cell>
          <table:table-cell table:formula="of:=IF([.N75];[.O75];0)" office:value-type="float" office:value="0">
            <text:p>0</text:p>
          </table:table-cell>
          <table:table-cell table:formula="of:=NOT(ISNA([.O75]))" office:value-type="boolean" office:boolean-value="true">
            <text:p>TRUE</text:p>
          </table:table-cell>
          <table:table-cell table:formula="of:=VLOOKUP([.J38];[.A$3:.C$35];3;0)" office:value-type="float" office:value="0">
            <text:p>0</text:p>
          </table:table-cell>
          <table:table-cell table:formula="of:=AND([.Q75];NOT([.R75]))" office:value-type="boolean" office:boolean-value="false">
            <text:p>FALSE</text:p>
          </table:table-cell>
          <table:table-cell table:formula="of:=([.F$3]*[DefineCargoClasses.C76]+[.F$4]*[DefineCargoClasses.D76]+[.F$5]*[DefineCargoClasses.E76]+[.F$6]*[DefineCargoClasses.F76]+[.F$7]*[DefineCargoClasses.G76]+[.F$8]*[DefineCargoClasses.H76]+[.F$9]*[DefineCargoClasses.I76]+[.F$10]*[DefineCargoClasses.J76]+[.F$11]*[DefineCargoClasses.K76]+[.F$12]*[DefineCargoClasses.L76])&gt;0" office:value-type="boolean" office:boolean-value="false">
            <text:p>FALSE</text:p>
          </table:table-cell>
          <table:table-cell table:formula="of:=([.G$3]*[DefineCargoClasses.$C76]+[.G$4]*[DefineCargoClasses.$D76]+[.G$5]*[DefineCargoClasses.$E76]+[.G$6]*[DefineCargoClasses.$F76]+[.G$7]*[DefineCargoClasses.$G76]+[.G$8]*[DefineCargoClasses.$H76]+[.G$9]*[DefineCargoClasses.$I76]+[.G$10]*[DefineCargoClasses.$J76]+[.G$11]*[DefineCargoClasses.$K76]+[.G$12]*[DefineCargoClasses.$L76])=SUM([DefineCargoClasses.C76:.M76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 table:formula="of:=[DefineCargoClasses.A77]" office:value-type="string" office:string-value="WSTE">
            <text:p>WSTE</text:p>
          </table:table-cell>
          <table:table-cell table:style-name="ce37" table:formula="of:=[DefineCargoClasses.B77]" office:value-type="string" office:string-value="Waste">
            <text:p>Waste</text:p>
          </table:table-cell>
          <table:table-cell table:style-name="ce28" table:number-columns-repeated="2"/>
          <table:table-cell table:formula="of:=[.M76]&lt;&gt;[.P76]" office:value-type="boolean" office:boolean-value="false">
            <text:p>FALSE</text:p>
          </table:table-cell>
          <table:table-cell table:formula="of:=IF([.N76];[.O76];0)" office:value-type="float" office:value="0">
            <text:p>0</text:p>
          </table:table-cell>
          <table:table-cell table:formula="of:=NOT(ISNA([.O76]))" office:value-type="boolean" office:boolean-value="false">
            <text:p>FALSE</text:p>
          </table:table-cell>
          <table:table-cell table:formula="of:=VLOOKUP([.J39];[.A$3:.C$35];3;0)" office:value-type="float" office:value="0">
            <text:p>#N/A</text:p>
          </table:table-cell>
          <table:table-cell table:formula="of:=AND([.Q76];NOT([.R76]))" office:value-type="boolean" office:boolean-value="false">
            <text:p>FALSE</text:p>
          </table:table-cell>
          <table:table-cell table:formula="of:=([.F$3]*[DefineCargoClasses.C77]+[.F$4]*[DefineCargoClasses.D77]+[.F$5]*[DefineCargoClasses.E77]+[.F$6]*[DefineCargoClasses.F77]+[.F$7]*[DefineCargoClasses.G77]+[.F$8]*[DefineCargoClasses.H77]+[.F$9]*[DefineCargoClasses.I77]+[.F$10]*[DefineCargoClasses.J77]+[.F$11]*[DefineCargoClasses.K77]+[.F$12]*[DefineCargoClasses.L77])&gt;0" office:value-type="boolean" office:boolean-value="false">
            <text:p>FALSE</text:p>
          </table:table-cell>
          <table:table-cell table:formula="of:=([.G$3]*[DefineCargoClasses.$C77]+[.G$4]*[DefineCargoClasses.$D77]+[.G$5]*[DefineCargoClasses.$E77]+[.G$6]*[DefineCargoClasses.$F77]+[.G$7]*[DefineCargoClasses.$G77]+[.G$8]*[DefineCargoClasses.$H77]+[.G$9]*[DefineCargoClasses.$I77]+[.G$10]*[DefineCargoClasses.$J77]+[.G$11]*[DefineCargoClasses.$K77]+[.G$12]*[DefineCargoClasses.$L77])=SUM([DefineCargoClasses.C77:.M77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4"/>
          <table:table-cell table:style-name="ce38"/>
          <table:table-cell table:style-name="ce28" table:number-columns-repeated="2"/>
          <table:table-cell table:number-columns-repeated="12"/>
        </table:table-row>
        <table:table-row table:style-name="ro1" table:number-rows-repeated="3">
          <table:table-cell table:number-columns-repeated="8"/>
          <table:table-cell table:style-name="ce28" table:number-columns-repeated="3"/>
          <table:table-cell table:number-columns-repeated="12"/>
        </table:table-row>
        <table:table-row table:style-name="ro1" table:number-rows-repeated="17">
          <table:table-cell table:number-columns-repeated="23"/>
        </table:table-row>
        <table:table-row table:style-name="ro1">
          <table:table-cell table:number-columns-repeated="8"/>
          <table:table-cell table:formula="of:=IF([.L98];[DefineCargoClasses.A101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L99];[DefineCargoClasses.A102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L100];[DefineCargoClasses.A103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1" table:number-rows-repeated="654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efineCargoClasses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1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 (standard)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s (standard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1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1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table:table-column table:style-name="co1" table:number-columns-repeated="3" table:default-cell-style-name="Default"/>
        <table:table-column table:style-name="co9" table:default-cell-style-name="ce13"/>
        <table:table-column table:style-name="co10" table:default-cell-style-name="ce21"/>
        <table:table-column table:style-name="co1" table:number-columns-repeated="2" table:default-cell-style-name="Default"/>
        <table:table-column table:style-name="co1" table:default-cell-style-name="ce13"/>
        <table:table-column table:style-name="co11" table:default-cell-style-name="Default"/>
        <table:table-column table:style-name="co1" table:default-cell-style-name="ce13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 table:number-columns-repeated="2" table:style-name="ce1"/>
          <table:covered-table-cell table:style-name="ce12"/>
          <table:table-cell table:style-name="ce1" office:value-type="string">
            <text:p>actual cargo</text:p>
          </table:table-cell>
          <table:table-cell table:style-name="ce12"/>
          <table:table-cell table:style-name="ce1" table:number-columns-repeated="1014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7" table:formula="of:=[.K3] &lt;&gt; [.D3]" office:value-type="boolean" office:boolean-value="false">
            <text:p>FALSE</text:p>
          </table:table-cell>
          <table:table-cell table:formula="of:=[.P3]" office:value-type="boolean" office:boolean-value="false">
            <text:p>FALSE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FALSE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7" table:formula="of:=[.K4] &lt;&gt; [.D4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FALSE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7" table:formula="of:=[.K5] &lt;&gt; [.D5]" office:value-type="boolean" office:boolean-value="false">
            <text:p>FALSE</text:p>
          </table:table-cell>
          <table:table-cell table:formula="of:=[.P4]" office:value-type="boolean" office:boolean-value="false">
            <text:p>FALSE</text:p>
          </table:table-cell>
          <table:table-cell table:formula="of:=[.D5]" office:value-type="boolean" office:boolean-value="false">
            <text:p>FALSE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FALSE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7" table:formula="of:=[.K6] &lt;&gt; [.D6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6]" office:value-type="boolean" office:boolean-value="false">
            <text:p>FALSE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FALSE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42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7" table:formula="of:=[.K7] &lt;&gt; [.D7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FALSE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42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45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7" table:formula="of:=[.K8] &lt;&gt; [.D8]" office:value-type="boolean" office:boolean-value="false">
            <text:p>FALSE</text:p>
          </table:table-cell>
          <table:table-cell table:formula="of:=[.P5]" office:value-type="boolean" office:boolean-value="false">
            <text:p>FALSE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TRUE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42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7" table:formula="of:=[.K9] &lt;&gt; [.D9]" office:value-type="boolean" office:boolean-value="false">
            <text:p>FALSE</text:p>
          </table:table-cell>
          <table:table-cell table:formula="of:=AND([.P7];[.P12])" office:value-type="boolean" office:boolean-value="false">
            <text:p>FALSE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FALSE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7" table:formula="of:=[.K10] &lt;&gt; [.D10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0]" office:value-type="boolean" office:boolean-value="false">
            <text:p>FALSE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FALSE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7" table:formula="of:=[.K11] &lt;&gt; [.D11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1]" office:value-type="boolean" office:boolean-value="false">
            <text:p>FALSE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FALSE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7" table:formula="of:=[.K12] &lt;&gt; [.D12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2]" office:value-type="boolean" office:boolean-value="false">
            <text:p>FALSE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FALSE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43" office:value-type="boolean" office:boolean-value="false">
            <text:p>FALSE</text:p>
          </table:table-cell>
          <table:table-cell table:number-columns-repeated="2"/>
          <table:table-cell table:style-name="ce46" table:formula="of:=SUM([.M3:.M12])" office:value-type="float" office:value="32">
            <text:p>32</text:p>
          </table:table-cell>
          <table:table-cell table:style-name="ce44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7" table:formula="of:=[.K13] &lt;&gt; [.D13]" office:value-type="boolean" office:boolean-value="false">
            <text:p>FALSE</text:p>
          </table:table-cell>
          <table:table-cell table:formula="of:=[.P6]" office:value-type="boolean" office:boolean-value="false">
            <text:p>FALSE</text:p>
          </table:table-cell>
          <table:table-cell table:formula="of:=[.D13]" office:value-type="boolean" office:boolean-value="false">
            <text:p>FALSE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1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43" office:value-type="boolean" office:boolean-value="false">
            <text:p>FALSE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7" table:formula="of:=[.K14] &lt;&gt; [.D14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4]" office:value-type="boolean" office:boolean-value="false">
            <text:p>FALSE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43" office:value-type="boolean" office:boolean-value="false">
            <text:p>FALSE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7" table:formula="of:=[.K15] &lt;&gt; [.D15]" office:value-type="boolean" office:boolean-value="false">
            <text:p>FALSE</text:p>
          </table:table-cell>
          <table:table-cell table:formula="of:=AND([.P5];[.P10])" office:value-type="boolean" office:boolean-value="false">
            <text:p>FALSE</text:p>
          </table:table-cell>
          <table:table-cell table:formula="of:=[.D15]" office:value-type="boolean" office:boolean-value="false">
            <text:p>FALSE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43" office:value-type="boolean" office:boolean-value="false">
            <text:p>FALSE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7" table:formula="of:=[.K16] &lt;&gt; [.D16]" office:value-type="boolean" office:boolean-value="false">
            <text:p>FALSE</text:p>
          </table:table-cell>
          <table:table-cell table:formula="of:=AND([.P7];[.P10])" office:value-type="boolean" office:boolean-value="false">
            <text:p>FALSE</text:p>
          </table:table-cell>
          <table:table-cell table:formula="of:=[.D16]" office:value-type="boolean" office:boolean-value="false">
            <text:p>FALSE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7" table:formula="of:=[.K17] &lt;&gt; [.D17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7]" office:value-type="boolean" office:boolean-value="false">
            <text:p>FALSE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7" table:formula="of:=[.K18] &lt;&gt; [.D18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8]" office:value-type="boolean" office:boolean-value="false">
            <text:p>FALSE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7" table:formula="of:=[.K19] &lt;&gt; [.D19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9]" office:value-type="boolean" office:boolean-value="false">
            <text:p>FALSE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8" table:formula="of:=[.K20] &lt;&gt; [.D20]" office:value-type="boolean" office:boolean-value="false">
            <text:p>FALSE</text:p>
          </table:table-cell>
          <table:table-cell table:style-name="ce49" table:formula="of:=AND([.P7];[.P12])" office:value-type="boolean" office:boolean-value="false">
            <text:p>FALSE</text:p>
          </table:table-cell>
          <table:table-cell table:style-name="ce49" table:formula="of:=[.D20]" office:value-type="boolean" office:boolean-value="false">
            <text:p>FALSE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8" table:formula="of:=[.K21] &lt;&gt; [.D21]" office:value-type="boolean" office:boolean-value="false">
            <text:p>FALSE</text:p>
          </table:table-cell>
          <table:table-cell table:style-name="ce49" table:formula="of:=[.P5]" office:value-type="boolean" office:boolean-value="false">
            <text:p>FALSE</text:p>
          </table:table-cell>
          <table:table-cell table:style-name="ce49" table:formula="of:=[.D21]" office:value-type="boolean" office:boolean-value="false">
            <text:p>FALSE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8" table:formula="of:=[.K22] &lt;&gt; [.D22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22]" office:value-type="boolean" office:boolean-value="false">
            <text:p>FALSE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8" table:formula="of:=[.K23] &lt;&gt; [.D23]" office:value-type="boolean" office:boolean-value="false">
            <text:p>FALSE</text:p>
          </table:table-cell>
          <table:table-cell table:style-name="ce49" table:formula="of:=[.P7]" office:value-type="boolean" office:boolean-value="false">
            <text:p>FALSE</text:p>
          </table:table-cell>
          <table:table-cell table:style-name="ce49" table:formula="of:=[.D23]" office:value-type="boolean" office:boolean-value="false">
            <text:p>FALSE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8" table:formula="of:=[.K24] &lt;&gt; [.D24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24]" office:value-type="boolean" office:boolean-value="false">
            <text:p>FALSE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8" table:formula="of:=[.K25] &lt;&gt; [.D25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5]" office:value-type="boolean" office:boolean-value="false">
            <text:p>FALSE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8" table:formula="of:=[.K26] &lt;&gt; [.D26]" office:value-type="boolean" office:boolean-value="false">
            <text:p>FALSE</text:p>
          </table:table-cell>
          <table:table-cell table:style-name="ce49" table:formula="of:=[.P5]" office:value-type="boolean" office:boolean-value="false">
            <text:p>FALSE</text:p>
          </table:table-cell>
          <table:table-cell table:style-name="ce49" table:formula="of:=[.D26]" office:value-type="boolean" office:boolean-value="false">
            <text:p>FALSE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8" table:formula="of:=[.K27] &lt;&gt; [.D27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7]" office:value-type="boolean" office:boolean-value="false">
            <text:p>FALSE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8" table:formula="of:=[.K28] &lt;&gt; [.D28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8]" office:value-type="boolean" office:boolean-value="false">
            <text:p>FALSE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43" office:value-type="boolean" office:boolean-value="false">
            <text:p>FALSE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8" table:formula="of:=[.K29] &lt;&gt; [.D29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29]" office:value-type="boolean" office:boolean-value="false">
            <text:p>FALSE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43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8" table:formula="of:=[.K30] &lt;&gt; [.D30]" office:value-type="boolean" office:boolean-value="true">
            <text:p>TRUE</text:p>
          </table:table-cell>
          <table:table-cell table:style-name="ce49" table:formula="of:=[.P8]" office:value-type="boolean" office:boolean-value="true">
            <text:p>TRUE</text:p>
          </table:table-cell>
          <table:table-cell table:style-name="ce49" table:formula="of:=[.D30]" office:value-type="boolean" office:boolean-value="false">
            <text:p>FALSE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43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8" table:formula="of:=[.K31] &lt;&gt; [.D31]" office:value-type="boolean" office:boolean-value="false">
            <text:p>FALSE</text:p>
          </table:table-cell>
          <table:table-cell table:style-name="ce49" table:formula="of:=[.P9]" office:value-type="boolean" office:boolean-value="false">
            <text:p>FALSE</text:p>
          </table:table-cell>
          <table:table-cell table:style-name="ce49" table:formula="of:=[.D31]" office:value-type="boolean" office:boolean-value="false">
            <text:p>FALSE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8" table:formula="of:=[.K32] &lt;&gt; [.D32]" office:value-type="boolean" office:boolean-value="false">
            <text:p>FALSE</text:p>
          </table:table-cell>
          <table:table-cell table:style-name="ce49" table:formula="of:=[.P10]" office:value-type="boolean" office:boolean-value="false">
            <text:p>FALSE</text:p>
          </table:table-cell>
          <table:table-cell table:style-name="ce49" table:formula="of:=[.D32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8" table:formula="of:=[.K33] &lt;&gt; [.D33]" office:value-type="boolean" office:boolean-value="false">
            <text:p>FALSE</text:p>
          </table:table-cell>
          <table:table-cell table:style-name="ce49" table:formula="of:=[.P11]" office:value-type="boolean" office:boolean-value="false">
            <text:p>FALSE</text:p>
          </table:table-cell>
          <table:table-cell table:style-name="ce49" table:formula="of:=[.D33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8" table:formula="of:=[.K34] &lt;&gt; [.D34]" office:value-type="boolean" office:boolean-value="false">
            <text:p>FALSE</text:p>
          </table:table-cell>
          <table:table-cell table:style-name="ce49" table:formula="of:=[.P12]" office:value-type="boolean" office:boolean-value="false">
            <text:p>FALSE</text:p>
          </table:table-cell>
          <table:table-cell table:style-name="ce49" table:formula="of:=[.D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8" table:formula="of:=[.K35] &lt;&gt; [.D35]" office:value-type="boolean" office:boolean-value="false">
            <text:p>FALSE</text:p>
          </table:table-cell>
          <table:table-cell table:style-name="ce49" table:formula="of:=[.P13]" office:value-type="float" office:value="0">
            <text:p>0</text:p>
          </table:table-cell>
          <table:table-cell table:style-name="ce49" table:formula="of:=[.D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style-name="ce44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e" style:family="table-cell" style:parent-style-name="Default">
      <style:table-cell-properties fo:background-color="#cccccc"/>
      <style:text-properties fo: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20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09-06-04T20:23:54</dc:date>
    <meta:editing-duration>PT19H39M39S</meta:editing-duration>
    <meta:editing-cycles>14</meta:editing-cycles>
    <meta:generator>OpenOffice.org/3.0$Linux OpenOffice.org_project/300m9$Build-9358</meta:generator>
    <meta:document-statistic meta:table-count="3" meta:cell-count="2322" meta:object-count="0"/>
    <meta:user-defined meta:name="Info 1"/>
    <meta:user-defined meta:name="Info 2"/>
    <meta:user-defined meta:name="Info 3"/>
    <meta:user-defined meta:name="Info 4"/>
  </office:meta>
</office:document-meta>
</file>